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3" style:family="table-cell" style:parent-style-name="Default">
      <style:map style:condition="cell-content()=&quot;^&quot;" style:apply-style-name="ConditionalStyle_5f_2" style:base-cell-address="'City Names'.A1"/>
    </style:style>
    <style:style style:name="ce4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6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0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2" style:family="table-cell" style:parent-style-name="Default"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" table:number-columns-repeated="1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" table:number-columns-repeated="7"/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" table:number-columns-repeated="6"/>
          <table:table-cell table:style-name="ce1" office:value-type="string" calcext:value-type="string">
            <text:p>Olonkinbyen</text:p>
          </table:table-cell>
          <table:table-cell table:style-name="ce1" table:number-columns-repeated="39"/>
          <table:table-cell table:style-name="ce1" office:value-type="string" calcext:value-type="string">
            <text:p>Lagerny</text:p>
          </table:table-cell>
          <table:table-cell table:style-name="ce1" office:value-type="string" calcext:value-type="string">
            <text:p>Krestovaya Gub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Arkhangelskoye</text:p>
          </table:table-cell>
          <table:table-cell table:style-name="ce1" office:value-type="string" calcext:value-type="string">
            <text:p>Mys Zhelaniya</text:p>
          </table:table-cell>
          <table:table-cell table:style-name="ce1" table:number-columns-repeated="30"/>
          <table:table-cell table:style-name="ce1" office:value-type="string" calcext:value-type="string">
            <text:p>Kotel'ni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16"/>
          <table:table-cell table:number-columns-repeated="4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" table:number-columns-repeated="25"/>
          <table:table-cell table:style-name="ce2" office:value-type="string" calcext:value-type="string">
            <text:p>Tromsø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Hammerfest</text:p>
          </table:table-cell>
          <table:table-cell table:style-name="ce1" office:value-type="string" calcext:value-type="string">
            <text:p>Honningsvåg</text:p>
          </table:table-cell>
          <table:table-cell table:style-name="ce1" office:value-type="string" calcext:value-type="string">
            <text:p>Vadsø</text:p>
          </table:table-cell>
          <table:table-cell table:style-name="ce1" office:value-type="string" calcext:value-type="string">
            <text:p>Kirkenes</text:p>
          </table:table-cell>
          <table:table-cell table:style-name="ce1" table:number-columns-repeated="14"/>
          <table:table-cell table:style-name="ce1" office:value-type="string" calcext:value-type="string">
            <text:p>Stolbovo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2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Mys Chelyuskina</text:p>
          </table:table-cell>
          <table:table-cell table:style-name="ce1" office:value-type="string" calcext:value-type="string">
            <text:p>Mys Dika</text:p>
          </table:table-cell>
          <table:table-cell table:style-name="ce1" table:number-columns-repeated="25"/>
          <table:table-cell table:style-name="ce1" office:value-type="string" calcext:value-type="string">
            <text:p>Ushakovskoye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table:number-columns-repeated="10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" office:value-type="string" calcext:value-type="string">
            <text:p>Narv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resuando</text:p>
          </table:table-cell>
          <table:table-cell table:style-name="ce1" office:value-type="string" calcext:value-type="string">
            <text:p>Kautokeino</text:p>
          </table:table-cell>
          <table:table-cell table:style-name="ce1" office:value-type="string" calcext:value-type="string">
            <text:p>Kittilä</text:p>
          </table:table-cell>
          <table:table-cell table:style-name="ce1" office:value-type="string" calcext:value-type="string">
            <text:p>Karasjok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echenga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" table:number-columns-repeated="11"/>
          <table:table-cell table:style-name="ce1" office:value-type="string" calcext:value-type="string">
            <text:p>Belushya Guba</text:p>
          </table:table-cell>
          <table:table-cell table:style-name="ce1" office:value-type="string" calcext:value-type="string">
            <text:p>Rogachevo</text:p>
          </table:table-cell>
          <table:table-cell table:style-name="ce1" table:number-columns-repeated="1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-Tarey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Sagastyr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text:p>Yukag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Russkoye Ustye</text:p>
          </table:table-cell>
          <table:table-cell table:style-name="ce1" table:number-columns-repeated="13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" office:value-type="string" calcext:value-type="string">
            <text:p>Atqasuk</text:p>
          </table:table-cell>
          <table:table-cell table:style-name="ce1" office:value-type="string" calcext:value-type="string">
            <text:p>Nuiqsut</text:p>
          </table:table-cell>
          <table:table-cell table:style-name="ce1" office:value-type="string" calcext:value-type="string">
            <text:p>Prudhoe B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" table:number-columns-repeated="2"/>
          <table:table-cell table:style-name="ce1" office:value-type="string" calcext:value-type="string">
            <text:p>Igloolik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" table:number-columns-repeated="15"/>
          <table:table-cell table:style-name="ce1" office:value-type="string" calcext:value-type="string">
            <text:p>Mosjø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odø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iruna</text:p>
          </table:table-cell>
          <table:table-cell table:style-name="ce1" office:value-type="string" calcext:value-type="string">
            <text:p>Gällivare</text:p>
          </table:table-cell>
          <table:table-cell table:style-name="ce1" office:value-type="string" calcext:value-type="string">
            <text:p>Överkalix</text:p>
          </table:table-cell>
          <table:table-cell table:style-name="ce1" office:value-type="string" calcext:value-type="string">
            <text:p>Pajala</text:p>
          </table:table-cell>
          <table:table-cell table:style-name="ce1" office:value-type="string" calcext:value-type="string">
            <text:p>Rovaniemi</text:p>
          </table:table-cell>
          <table:table-cell table:style-name="ce1" office:value-type="string" calcext:value-type="string">
            <text:p>Sodankylä</text:p>
          </table:table-cell>
          <table:table-cell table:style-name="ce1" office:value-type="string" calcext:value-type="string">
            <text:p>Saariselkä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" office:value-type="string" calcext:value-type="string">
            <text:p>Tumann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" table:number-columns-repeated="6"/>
          <table:table-cell table:style-name="ce1" office:value-type="string" calcext:value-type="string">
            <text:p>Bugrino</text:p>
          </table:table-cell>
          <table:table-cell table:style-name="ce1" table:number-columns-repeated="3"/>
          <table:table-cell table:style-name="ce1" office:value-type="string" calcext:value-type="string">
            <text:p>Krasino</text:p>
          </table:table-cell>
          <table:table-cell table:style-name="ce1" office:value-type="string" calcext:value-type="string">
            <text:p>Rusanovo</text:p>
          </table:table-cell>
          <table:table-cell table:style-name="ce1" table:number-columns-repeated="2"/>
          <table:table-cell table:style-name="ce9"/>
          <table:table-cell table:style-name="ce1" table:number-columns-repeated="2"/>
          <table:table-cell table:style-name="ce1" office:value-type="string" calcext:value-type="string">
            <text:p>Drovyano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Leskino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Dikson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text:p>Novorybnaya</text:p>
          </table:table-cell>
          <table:table-cell table:style-name="ce1" office:value-type="string" calcext:value-type="string">
            <text:p>Kozhevnik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Ust-Olenyok</text:p>
          </table:table-cell>
          <table:table-cell table:style-name="ce1" office:value-type="string" calcext:value-type="string">
            <text:p>Tit-Ary</text:p>
          </table:table-cell>
          <table:table-cell table:style-name="ce1" office:value-type="string" calcext:value-type="string">
            <text:p>Tiksi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izhneya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Chokurdakh</text:p>
          </table:table-cell>
          <table:table-cell table:style-name="ce1" office:value-type="string" calcext:value-type="string">
            <text:p>Yar</text:p>
          </table:table-cell>
          <table:table-cell table:style-name="ce1" office:value-type="string" calcext:value-type="string">
            <text:p>Pogashkino</text:p>
          </table:table-cell>
          <table:table-cell table:style-name="ce1" office:value-type="string" calcext:value-type="string">
            <text:p>Chaychurgino</text:p>
          </table:table-cell>
          <table:table-cell table:style-name="ce1" office:value-type="string" calcext:value-type="string">
            <text:p>Chukochya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evek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Leningradsky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rctic Village</text:p>
          </table:table-cell>
          <table:table-cell table:style-name="ce1" office:value-type="string" calcext:value-type="string">
            <text:p>Old Crow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aulatu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angnirtung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daróss</text:p>
          </table:table-cell>
          <table:table-cell table:style-name="ce1" office:value-type="string" calcext:value-type="string">
            <text:p>Steinkj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Tärnaby</text:p>
          </table:table-cell>
          <table:table-cell table:style-name="ce1" office:value-type="string" calcext:value-type="string">
            <text:p>Arjeplog</text:p>
          </table:table-cell>
          <table:table-cell table:style-name="ce1" office:value-type="string" calcext:value-type="string">
            <text:p>Arvidsjaur</text:p>
          </table:table-cell>
          <table:table-cell table:style-name="ce1" office:value-type="string" calcext:value-type="string">
            <text:p>Luleå</text:p>
          </table:table-cell>
          <table:table-cell table:style-name="ce1" office:value-type="string" calcext:value-type="string">
            <text:p>Kalix</text:p>
          </table:table-cell>
          <table:table-cell table:style-name="ce1" office:value-type="string" calcext:value-type="string">
            <text:p>Tornio</text:p>
          </table:table-cell>
          <table:table-cell table:style-name="ce1" office:value-type="string" calcext:value-type="string">
            <text:p>Kemi</text:p>
          </table:table-cell>
          <table:table-cell table:style-name="ce1" office:value-type="string" calcext:value-type="string">
            <text:p>Pudasjärvi</text:p>
          </table:table-cell>
          <table:table-cell table:style-name="ce1" office:value-type="string" calcext:value-type="string">
            <text:p>Kuusamo</text:p>
          </table:table-cell>
          <table:table-cell table:style-name="ce1" office:value-type="string" calcext:value-type="string">
            <text:p>Kovdor</text:p>
          </table:table-cell>
          <table:table-cell table:style-name="ce1" office:value-type="string" calcext:value-type="string">
            <text:p>Kandalaksha</text:p>
          </table:table-cell>
          <table:table-cell table:style-name="ce1" office:value-type="string" calcext:value-type="string">
            <text:p>Umba</text:p>
          </table:table-cell>
          <table:table-cell table:style-name="ce1" office:value-type="string" calcext:value-type="string">
            <text:p>Varzuga</text:p>
          </table:table-cell>
          <table:table-cell table:style-name="ce1" office:value-type="string" calcext:value-type="string">
            <text:p>Ponoy</text:p>
          </table:table-cell>
          <table:table-cell table:style-name="ce1" table:number-columns-repeated="3"/>
          <table:table-cell table:style-name="ce1" office:value-type="string" calcext:value-type="string">
            <text:p>Shoyna</text:p>
          </table:table-cell>
          <table:table-cell table:style-name="ce1" table:number-columns-repeated="1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yakha</text:p>
          </table:table-cell>
          <table:table-cell table:style-name="ce1"/>
          <table:table-cell table:style-name="ce1" office:value-type="string" calcext:value-type="string">
            <text:p>Napalkovo</text:p>
          </table:table-cell>
          <table:table-cell table:style-name="ce1" office:value-type="string" calcext:value-type="string">
            <text:p>Yunbey</text:p>
          </table:table-cell>
          <table:table-cell table:style-name="ce1" office:value-type="string" calcext:value-type="string">
            <text:p>Gy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sok</text:p>
          </table:table-cell>
          <table:table-cell table:style-name="ce1" office:value-type="string" calcext:value-type="string">
            <text:p>Karaul</text:p>
          </table:table-cell>
          <table:table-cell table:style-name="ce1" office:value-type="string" calcext:value-type="string">
            <text:p>Ust-Por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lochan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opiga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askylakh</text:p>
          </table:table-cell>
          <table:table-cell table:style-name="ce1" office:value-type="string" calcext:value-type="string">
            <text:p>Udzh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ulun</text:p>
          </table:table-cell>
          <table:table-cell table:style-name="ce1" office:value-type="string" calcext:value-type="string">
            <text:p>Tiks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ular</text:p>
          </table:table-cell>
          <table:table-cell table:style-name="ce1" office:value-type="string" calcext:value-type="string">
            <text:p>Ust-Kuyga</text:p>
          </table:table-cell>
          <table:table-cell table:style-name="ce1" office:value-type="string" calcext:value-type="string">
            <text:p>Deputatski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ruzhin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Nizhnekolymsk</text:p>
          </table:table-cell>
          <table:table-cell table:style-name="ce1" office:value-type="string" calcext:value-type="string">
            <text:p>Chersky</text:p>
          </table:table-cell>
          <table:table-cell table:style-name="ce1" office:value-type="string" calcext:value-type="string">
            <text:p>Ambarch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-Chau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ys Shmidt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" office:value-type="string" calcext:value-type="string">
            <text:p>Ambler</text:p>
          </table:table-cell>
          <table:table-cell table:style-name="ce1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klavik</text:p>
          </table:table-cell>
          <table:table-cell table:style-name="ce1" office:value-type="string" calcext:value-type="string">
            <text:p>Inuv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olvil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" office:value-type="string" calcext:value-type="string">
            <text:p>Lillehamm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Åre</text:p>
          </table:table-cell>
          <table:table-cell table:style-name="ce1" office:value-type="string" calcext:value-type="string">
            <text:p>Östersund</text:p>
          </table:table-cell>
          <table:table-cell table:style-name="ce1" office:value-type="string" calcext:value-type="string">
            <text:p>Sollefteå</text:p>
          </table:table-cell>
          <table:table-cell table:style-name="ce1" office:value-type="string" calcext:value-type="string">
            <text:p>Örnsköldsvik</text:p>
          </table:table-cell>
          <table:table-cell table:style-name="ce1" office:value-type="string" calcext:value-type="string">
            <text:p>Umeå</text:p>
          </table:table-cell>
          <table:table-cell table:style-name="ce1" office:value-type="string" calcext:value-type="string">
            <text:p>Skellefteå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" office:value-type="string" calcext:value-type="string">
            <text:p>Kajaani</text:p>
          </table:table-cell>
          <table:table-cell table:style-name="ce1" office:value-type="string" calcext:value-type="string">
            <text:p>Kuhmo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" office:value-type="string" calcext:value-type="string">
            <text:p>Chupa</text:p>
          </table:table-cell>
          <table:table-cell table:style-name="ce1" table:number-columns-repeated="4"/>
          <table:table-cell table:style-name="ce1" office:value-type="string" calcext:value-type="string">
            <text:p>Ruchyi</text:p>
          </table:table-cell>
          <table:table-cell table:style-name="ce1"/>
          <table:table-cell table:style-name="ce1" office:value-type="string" calcext:value-type="string">
            <text:p>Nizhnyaya Mola</text:p>
          </table:table-cell>
          <table:table-cell table:style-name="ce1"/>
          <table:table-cell table:style-name="ce1" office:value-type="string" calcext:value-type="string">
            <text:p>Indiga</text:p>
          </table:table-cell>
          <table:table-cell table:style-name="ce1" office:value-type="string" calcext:value-type="string">
            <text:p>Tobseda</text:p>
          </table:table-cell>
          <table:table-cell table:style-name="ce1" office:value-type="string" calcext:value-type="string">
            <text:p>Nelmin-Nos</text:p>
          </table:table-cell>
          <table:table-cell table:style-name="ce1" table:number-columns-repeated="3"/>
          <table:table-cell table:style-name="ce1" office:value-type="string" calcext:value-type="string">
            <text:p>Amderma</text:p>
          </table:table-cell>
          <table:table-cell table:style-name="ce1" office:value-type="string" calcext:value-type="string">
            <text:p>Ust-Kara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Yarono</text:p>
          </table:table-cell>
          <table:table-cell table:style-name="ce1" office:value-type="string" calcext:value-type="string">
            <text:p>Novy Port</text:p>
          </table:table-cell>
          <table:table-cell table:style-name="ce1" table:number-columns-repeated="2"/>
          <table:table-cell table:style-name="ce1" office:value-type="string" calcext:value-type="string">
            <text:p>Nakhodk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Dudinka</text:p>
          </table:table-cell>
          <table:table-cell table:style-name="ce1" office:value-type="string" calcext:value-type="string">
            <text:p>Norilsk</text:p>
          </table:table-cell>
          <table:table-cell table:style-name="ce1" office:value-type="string" calcext:value-type="string">
            <text:p>Kryazhi</text:p>
          </table:table-cell>
          <table:table-cell table:style-name="ce1" office:value-type="string" calcext:value-type="string">
            <text:p>Ust-Avam</text:p>
          </table:table-cell>
          <table:table-cell table:number-columns-repeated="2" table:style-name="ce4" office:value-type="string" calcext:value-type="string">
            <text:p>^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Kirb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enyok</text:p>
          </table:table-cell>
          <table:table-cell table:style-name="ce1" office:value-type="string" calcext:value-type="string">
            <text:p>Kuoyka</text:p>
          </table:table-cell>
          <table:table-cell table:style-name="ce1" office:value-type="string" calcext:value-type="string">
            <text:p>Kuonara</text:p>
          </table:table-cell>
          <table:table-cell table:style-name="ce1" office:value-type="string" calcext:value-type="string">
            <text:p>Zhigansk</text:p>
          </table:table-cell>
          <table:table-cell table:style-name="ce1" office:value-type="string" calcext:value-type="string">
            <text:p>Menker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tagay-Alyta</text:p>
          </table:table-cell>
          <table:table-cell table:style-name="ce1" office:value-type="string" calcext:value-type="string">
            <text:p>Batag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shivers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rednekolym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ilibino</text:p>
          </table:table-cell>
          <table:table-cell table:style-name="ce1" office:value-type="string" calcext:value-type="string">
            <text:p>Alisker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Enurmino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" office:value-type="string" calcext:value-type="string">
            <text:p>Selaw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irbanks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McPherson</text:p>
          </table:table-cell>
          <table:table-cell table:style-name="ce1" office:value-type="string" calcext:value-type="string">
            <text:p>Fort Good Hope</text:p>
          </table:table-cell>
          <table:table-cell table:style-name="ce6" table:number-columns-repeated="3"/>
          <table:table-cell table:style-name="ce1" office:value-type="string" calcext:value-type="string">
            <text:p>Port Radium</text:p>
          </table:table-cell>
          <table:table-cell table:number-columns-repeated="8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ger Ba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ins Christianssund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Hamar</text:p>
          </table:table-cell>
          <table:table-cell table:style-name="ce1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" office:value-type="string" calcext:value-type="string">
            <text:p>Malung</text:p>
          </table:table-cell>
          <table:table-cell table:style-name="ce1" office:value-type="string" calcext:value-type="string">
            <text:p>Falun</text:p>
          </table:table-cell>
          <table:table-cell table:style-name="ce1" office:value-type="string" calcext:value-type="string">
            <text:p>Gävle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" office:value-type="string" calcext:value-type="string">
            <text:p>Jyväskylä</text:p>
          </table:table-cell>
          <table:table-cell table:style-name="ce6"/>
          <table:table-cell table:style-name="ce1" office:value-type="string" calcext:value-type="string">
            <text:p>Kuopio</text:p>
          </table:table-cell>
          <table:table-cell table:style-name="ce1" office:value-type="string" calcext:value-type="string">
            <text:p>Joensuu</text:p>
          </table:table-cell>
          <table:table-cell table:style-name="ce1" office:value-type="string" calcext:value-type="string">
            <text:p>Nadvoitsy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</text:p>
          </table:table-cell>
          <table:table-cell table:style-name="ce1"/>
          <table:table-cell table:style-name="ce1" office:value-type="string" calcext:value-type="string">
            <text:p>Purnema</text:p>
          </table:table-cell>
          <table:table-cell table:style-name="ce1"/>
          <table:table-cell table:style-name="ce1" office:value-type="string" calcext:value-type="string">
            <text:p>Soyana</text:p>
          </table:table-cell>
          <table:table-cell table:style-name="ce1" office:value-type="string" calcext:value-type="string">
            <text:p>Kamenka</text:p>
          </table:table-cell>
          <table:table-cell table:style-name="ce1" office:value-type="string" calcext:value-type="string">
            <text:p>Mezen</text:p>
          </table:table-cell>
          <table:table-cell table:style-name="ce1" office:value-type="string" calcext:value-type="string">
            <text:p>Safonovo</text:p>
          </table:table-cell>
          <table:table-cell table:style-name="ce1" office:value-type="string" calcext:value-type="string">
            <text:p>Volokovaya</text:p>
          </table:table-cell>
          <table:table-cell table:style-name="ce1" office:value-type="string" calcext:value-type="string">
            <text:p>Kotkino</text:p>
          </table:table-cell>
          <table:table-cell table:style-name="ce1" office:value-type="string" calcext:value-type="string">
            <text:p>Naryan-Mar</text:p>
          </table:table-cell>
          <table:table-cell table:style-name="ce1" office:value-type="string" calcext:value-type="string">
            <text:p>Nosovaya</text:p>
          </table:table-cell>
          <table:table-cell table:style-name="ce1" office:value-type="string" calcext:value-type="string">
            <text:p>Varande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rk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bytnangi</text:p>
          </table:table-cell>
          <table:table-cell table:style-name="ce1" table:number-columns-repeated="2"/>
          <table:table-cell table:style-name="ce1" office:value-type="string" calcext:value-type="string">
            <text:p>Yamburg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Igarka</text:p>
          </table:table-cell>
          <table:table-cell table:style-name="ce1" office:value-type="string" calcext:value-type="string">
            <text:p>Svetlogor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Chirinda</text:p>
          </table:table-cell>
          <table:table-cell table:style-name="ce1" office:value-type="string" calcext:value-type="string">
            <text:p>Yessey</text:p>
          </table:table-cell>
          <table:table-cell table:style-name="ce1" office:value-type="string" calcext:value-type="string">
            <text:p>Ekond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Aykhal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dachny</text:p>
          </table:table-cell>
          <table:table-cell table:style-name="ce1" office:value-type="string" calcext:value-type="string">
            <text:p>Nyurba</text:p>
          </table:table-cell>
          <table:table-cell table:style-name="ce1" office:value-type="string" calcext:value-type="string">
            <text:p>Sukhana</text:p>
          </table:table-cell>
          <table:table-cell table:style-name="ce1" office:value-type="string" calcext:value-type="string">
            <text:p>Bestyakh</text:p>
          </table:table-cell>
          <table:table-cell table:style-name="ce1" office:value-type="string" calcext:value-type="string">
            <text:p>Sebyan-Kyuyo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yansk</text:p>
          </table:table-cell>
          <table:table-cell table:style-name="ce1" office:value-type="string" calcext:value-type="string">
            <text:p>Tomtor</text:p>
          </table:table-cell>
          <table:table-cell table:style-name="ce1" office:value-type="string" calcext:value-type="string">
            <text:p>Elginsk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Ugolnoye</text:p>
          </table:table-cell>
          <table:table-cell table:style-name="ce1" office:value-type="string" calcext:value-type="string">
            <text:p>Zyryan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mol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lautnoy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nezhnoy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" office:value-type="string" calcext:value-type="string">
            <text:p>Healy</text:p>
          </table:table-cell>
          <table:table-cell table:style-name="ce1" office:value-type="string" calcext:value-type="string">
            <text:p>Delta Junction</text:p>
          </table:table-cell>
          <table:table-cell table:style-name="ce1" office:value-type="string" calcext:value-type="string">
            <text:p>Dawson City</text:p>
          </table:table-cell>
          <table:table-cell table:style-name="ce1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 Lan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ønsbe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" office:value-type="string" calcext:value-type="string">
            <text:p>Eidsvoll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" office:value-type="string" calcext:value-type="string">
            <text:p>Hedemora</text:p>
          </table:table-cell>
          <table:table-cell table:style-name="ce1" office:value-type="string" calcext:value-type="string">
            <text:p>Uppsal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Björnebo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" office:value-type="string" calcext:value-type="string">
            <text:p>Kondopog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-Onega</text:p>
          </table:table-cell>
          <table:table-cell table:style-name="ce1" office:value-type="string" calcext:value-type="string">
            <text:p>Mudyug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3-05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" office:value-type="string" calcext:value-type="string">
            <text:p>Pinega</text:p>
          </table:table-cell>
          <table:table-cell table:style-name="ce1" office:value-type="string" calcext:value-type="string">
            <text:p>Leshukonskoye</text:p>
          </table:table-cell>
          <table:table-cell table:style-name="ce1" office:value-type="string" calcext:value-type="string">
            <text:p>Blagoyevo</text:p>
          </table:table-cell>
          <table:table-cell table:style-name="ce1" office:value-type="string" calcext:value-type="string">
            <text:p>Usogorsk</text:p>
          </table:table-cell>
          <table:table-cell table:style-name="ce1" office:value-type="string" calcext:value-type="string">
            <text:p>Koslan</text:p>
          </table:table-cell>
          <table:table-cell table:style-name="ce1" office:value-type="string" calcext:value-type="string">
            <text:p>Ust-Tsil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insk</text:p>
          </table:table-cell>
          <table:table-cell table:style-name="ce1" office:value-type="string" calcext:value-type="string">
            <text:p>Int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text:p>Aksarka</text:p>
          </table:table-cell>
          <table:table-cell table:style-name="ce1" office:value-type="string" calcext:value-type="string">
            <text:p>Nadym</text:p>
          </table:table-cell>
          <table:table-cell table:style-name="ce1" office:value-type="string" calcext:value-type="string">
            <text:p>Novy Urengoy</text:p>
          </table:table-cell>
          <table:table-cell table:style-name="ce1" office:value-type="string" calcext:value-type="string">
            <text:p>Urengo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style-name="ce1" office:value-type="string" calcext:value-type="string">
            <text:p>Krasnoselkup</text:p>
          </table:table-cell>
          <table:table-cell table:style-name="ce1" office:value-type="string" calcext:value-type="string">
            <text:p>Yanov-St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urukhansk</text:p>
          </table:table-cell>
          <table:table-cell table:style-name="ce1" office:value-type="string" calcext:value-type="string">
            <text:p>Bolshoy Porog</text:p>
          </table:table-cell>
          <table:table-cell table:style-name="ce1" office:value-type="string" calcext:value-type="string">
            <text:p>Uchami</text:p>
          </table:table-cell>
          <table:table-cell table:style-name="ce1" office:value-type="string" calcext:value-type="string">
            <text:p>Babkino</text:p>
          </table:table-cell>
          <table:table-cell table:style-name="ce1" office:value-type="string" calcext:value-type="string">
            <text:p>Nidym</text:p>
          </table:table-cell>
          <table:table-cell table:style-name="ce1" office:value-type="string" calcext:value-type="string">
            <text:p>Tura</text:p>
          </table:table-cell>
          <table:table-cell table:style-name="ce1" office:value-type="string" calcext:value-type="string">
            <text:p>Kislokan</text:p>
          </table:table-cell>
          <table:table-cell table:style-name="ce1" office:value-type="string" calcext:value-type="string">
            <text:p>Inarigd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Chernyshevskiy</text:p>
          </table:table-cell>
          <table:table-cell table:style-name="ce1" office:value-type="string" calcext:value-type="string">
            <text:p>Mirny</text:p>
          </table:table-cell>
          <table:table-cell table:style-name="ce1" office:value-type="string" calcext:value-type="string">
            <text:p>Suntar</text:p>
          </table:table-cell>
          <table:table-cell table:style-name="ce1" office:value-type="string" calcext:value-type="string">
            <text:p>Elgyay</text:p>
          </table:table-cell>
          <table:table-cell table:style-name="ce1" office:value-type="string" calcext:value-type="string">
            <text:p>Verkhnevilyuysk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" office:value-type="string" calcext:value-type="string">
            <text:p>Khampa</text:p>
          </table:table-cell>
          <table:table-cell table:style-name="ce1" office:value-type="string" calcext:value-type="string">
            <text:p>Sanga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Oymyakon</text:p>
          </table:table-cell>
          <table:table-cell table:style-name="ce1" office:value-type="string" calcext:value-type="string">
            <text:p>Ust-Nera</text:p>
          </table:table-cell>
          <table:table-cell table:style-name="ce1" office:value-type="string" calcext:value-type="string">
            <text:p>Khonu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eymchan</text:p>
          </table:table-cell>
          <table:table-cell table:style-name="ce1" office:value-type="string" calcext:value-type="string">
            <text:p>Omsuk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vensk</text:p>
          </table:table-cell>
          <table:table-cell table:style-name="ce1" office:value-type="string" calcext:value-type="string">
            <text:p>Manily</text:p>
          </table:table-cell>
          <table:table-cell table:style-name="ce1" office:value-type="string" calcext:value-type="string">
            <text:p>Aklansk</text:p>
          </table:table-cell>
          <table:table-cell table:style-name="ce1" office:value-type="string" calcext:value-type="string">
            <text:p>Markhovo</text:p>
          </table:table-cell>
          <table:table-cell table:style-name="ce1" office:value-type="string" calcext:value-type="string">
            <text:p>Otrozhny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nadyr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" office:value-type="string" calcext:value-type="string">
            <text:p>Beaver Creek</text:p>
          </table:table-cell>
          <table:table-cell table:style-name="ce1" office:value-type="string" calcext:value-type="string">
            <text:p>Carmack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10.98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Herjolfsne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" table:number-columns-repeated="8"/>
          <table:table-cell table:style-name="ce1" office:value-type="string" calcext:value-type="string">
            <text:p>Stavanger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" office:value-type="string" calcext:value-type="string">
            <text:p>Skie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6"/>
          <table:table-cell table:style-name="ce1" office:value-type="string" calcext:value-type="string">
            <text:p>Örebro</text:p>
          </table:table-cell>
          <table:table-cell table:style-name="ce1" office:value-type="string" calcext:value-type="string">
            <text:p>Västerås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" office:value-type="string" calcext:value-type="string">
            <text:p>Kotk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" office:value-type="string" calcext:value-type="string">
            <text:p>Plesetsk</text:p>
          </table:table-cell>
          <table:table-cell table:style-name="ce1" office:value-type="string" calcext:value-type="string">
            <text:p>Kholmogory</text:p>
          </table:table-cell>
          <table:table-cell table:style-name="ce1" office:value-type="string" calcext:value-type="string">
            <text:p>Bereznik</text:p>
          </table:table-cell>
          <table:table-cell table:style-name="ce1" office:value-type="string" calcext:value-type="string">
            <text:p>Verkhnyaya Toyma</text:p>
          </table:table-cell>
          <table:table-cell table:style-name="ce1" office:value-type="string" calcext:value-type="string">
            <text:p>Krasnoborsk</text:p>
          </table:table-cell>
          <table:table-cell table:style-name="ce1" office:value-type="string" calcext:value-type="string">
            <text:p>Yarensk</text:p>
          </table:table-cell>
          <table:table-cell table:style-name="ce1" office:value-type="string" calcext:value-type="string">
            <office:annotation draw:style-name="gr6" draw:text-style-name="P4" svg:width="2.899cm" svg:height="1.799cm" svg:x="105.423cm" svg:y="8.025cm" draw:caption-point-x="-0.61cm" draw:caption-point-y="1.51cm">
              <dc:date>2023-03-06T00:00:00</dc:date>
              <text:p text:style-name="P3"><text:span text:style-name="T2">Yemva</text:span></text:p>
            </office:annotation>
            <text:p>Knyashpogost</text:p>
          </table:table-cell>
          <table:table-cell table:style-name="ce1" office:value-type="string" calcext:value-type="string">
            <text:p>Ukhta</text:p>
          </table:table-cell>
          <table:table-cell table:style-name="ce1" office:value-type="string" calcext:value-type="string">
            <text:p>Izhma</text:p>
          </table:table-cell>
          <table:table-cell table:style-name="ce1" office:value-type="string" calcext:value-type="string">
            <text:p>Pechora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ryozovo</text:p>
          </table:table-cell>
          <table:table-cell table:style-name="ce1" office:value-type="string" calcext:value-type="string">
            <text:p>Polnovat</text:p>
          </table:table-cell>
          <table:table-cell table:style-name="ce1" office:value-type="string" calcext:value-type="string">
            <text:p>Beloyarsk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yabrsk</text:p>
          </table:table-cell>
          <table:table-cell table:style-name="ce1" office:value-type="string" calcext:value-type="string">
            <text:p>Tarko-Sale</text:p>
          </table:table-cell>
          <table:table-cell table:style-name="ce1" office:value-type="string" calcext:value-type="string">
            <text:p>Tol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Zyryanovo</text:p>
          </table:table-cell>
          <table:table-cell table:style-name="ce1" office:value-type="string" calcext:value-type="string">
            <text:p>Noginsk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Nakann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eleduy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ny Mys</text:p>
          </table:table-cell>
          <table:table-cell table:style-name="ce1" office:value-type="string" calcext:value-type="string">
            <text:p>Yakutsk</text:p>
          </table:table-cell>
          <table:table-cell table:style-name="ce1" office:value-type="string" calcext:value-type="string">
            <text:p>Churapcha</text:p>
          </table:table-cell>
          <table:table-cell table:style-name="ce1" office:value-type="string" calcext:value-type="string">
            <text:p>Khandyg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usum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Evensk</text:p>
          </table:table-cell>
          <table:table-cell table:style-name="ce1"/>
          <table:table-cell table:style-name="ce1" office:value-type="string" calcext:value-type="string">
            <text:p>Kamenskoye</text:p>
          </table:table-cell>
          <table:table-cell table:style-name="ce1" office:value-type="string" calcext:value-type="string">
            <text:p>Pakha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" office:value-type="string" calcext:value-type="string">
            <text:p>Whitehorse</text:p>
          </table:table-cell>
          <table:table-cell table:style-name="ce1" office:value-type="string" calcext:value-type="string">
            <text:p>Tungst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12.171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ovungnitu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" office:value-type="string" calcext:value-type="string">
            <text:p>Skara</text:p>
          </table:table-cell>
          <table:table-cell table:style-name="ce6"/>
          <table:table-cell table:style-name="ce1" office:value-type="string" calcext:value-type="string">
            <text:p>Norrköping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6"/>
          <table:table-cell table:style-name="ce1" office:value-type="string" calcext:value-type="string">
            <text:p>Olonets</text:p>
          </table:table-cell>
          <table:table-cell table:style-name="ce1" office:value-type="string" calcext:value-type="string">
            <text:p>Vytegra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" office:value-type="string" calcext:value-type="string">
            <text:p>Kargopol</text:p>
          </table:table-cell>
          <table:table-cell table:style-name="ce1" office:value-type="string" calcext:value-type="string">
            <text:p>Velsk</text:p>
          </table:table-cell>
          <table:table-cell table:style-name="ce1" office:value-type="string" calcext:value-type="string">
            <text:p>Shenkursk</text:p>
          </table:table-cell>
          <table:table-cell table:style-name="ce1" office:value-type="string" calcext:value-type="string">
            <office:annotation draw:style-name="gr8" draw:text-style-name="P5" svg:width="2.899cm" svg:height="1.799cm" svg:x="102.041cm" svg:y="9.216cm" draw:caption-point-x="-0.61cm" draw:caption-point-y="1.51cm">
              <dc:date>2023-03-06T00:00:00</dc:date>
              <text:p text:style-name="P1"><text:span text:style-name="T1">Veliky Ustyug</text:span></text:p>
            </office:annotation>
            <text:p>Gleden</text:p>
          </table:table-cell>
          <table:table-cell table:style-name="ce1" office:value-type="string" calcext:value-type="string">
            <text:p>Kotlas</text:p>
          </table:table-cell>
          <table:table-cell table:style-name="ce1" office:value-type="string" calcext:value-type="string">
            <text:p>Koryazhma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-Sysolsk</text:p>
          </table:table-cell>
          <table:table-cell table:style-name="ce1" office:value-type="string" calcext:value-type="string">
            <text:p>Ust-Kulom</text:p>
          </table:table-cell>
          <table:table-cell table:style-name="ce1" office:value-type="string" calcext:value-type="string">
            <text:p>Troitsko-Pechorsk</text:p>
          </table:table-cell>
          <table:table-cell table:style-name="ce1" office:value-type="string" calcext:value-type="string">
            <text:p>Ust-Ilyc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Nyagan'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" office:value-type="string" calcext:value-type="string">
            <text:p>Poykovsky</text:p>
          </table:table-cell>
          <table:table-cell table:style-name="ce1" office:value-type="string" calcext:value-type="string">
            <text:p>Nefteyugansk</text:p>
          </table:table-cell>
          <table:table-cell table:style-name="ce1" office:value-type="string" calcext:value-type="string">
            <text:p>Surgut</text:p>
          </table:table-cell>
          <table:table-cell table:style-name="ce1" office:value-type="string" calcext:value-type="string">
            <text:p>Megi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Pylkaramo</text:p>
          </table:table-cell>
          <table:table-cell table:style-name="ce1" office:value-type="string" calcext:value-type="string">
            <text:p>?</text:p>
          </table:table-cell>
          <table:table-cell table:style-name="ce9" office:value-type="string" calcext:value-type="string">
            <text:p>?</text:p>
          </table:table-cell>
          <table:table-cell table:style-name="ce1" office:value-type="string" calcext:value-type="string">
            <text:p>Yarts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vero-Yeniseysk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ykit</text:p>
          </table:table-cell>
          <table:table-cell table:style-name="ce1" office:value-type="string" calcext:value-type="string">
            <text:p>Tunguska</text:p>
          </table:table-cell>
          <table:table-cell table:style-name="ce1" office:value-type="string" calcext:value-type="string">
            <text:p>Vanava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erbogachy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itim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ommo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" office:value-type="string" calcext:value-type="string">
            <text:p>Ust-Maya</text:p>
          </table:table-cell>
          <table:table-cell table:style-name="ce1" office:value-type="string" calcext:value-type="string">
            <text:p>Eldikan</text:p>
          </table:table-cell>
          <table:table-cell table:number-columns-repeated="2" table:style-name="ce1" office:value-type="string" calcext:value-type="string">
            <text:p>Okhotsk</text:p>
          </table:table-cell>
          <table:table-cell table:number-columns-repeated="2" table:style-name="ce1" office:value-type="string" calcext:value-type="string">
            <text:p>Magadan</text:p>
          </table:table-cell>
          <table:table-cell table:style-name="ce1" office:value-type="string" calcext:value-type="string">
            <text:p>Brokhovo</text:p>
          </table:table-cell>
          <table:table-cell table:style-name="ce1" table:number-columns-repeated="3"/>
          <table:table-cell table:style-name="ce1" office:value-type="string" calcext:value-type="string">
            <text:p>Tilichiki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9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" office:value-type="string" calcext:value-type="string">
            <text:p>Watson Lake</text:p>
          </table:table-cell>
          <table:table-cell table:style-name="ce1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" office:value-type="string" calcext:value-type="string">
            <text:p>Hay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Fort Smith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ranium City</text:p>
          </table:table-cell>
          <table:table-cell table:style-name="ce1" office:value-type="string" calcext:value-type="string">
            <text:p>Fond-du-Lac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Ennadai</text:p>
          </table:table-cell>
          <table:table-cell table:style-name="ce1" office:value-type="string" calcext:value-type="string">
            <text:p>Padlei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" table:number-columns-repeated="2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" table:number-columns-repeated="9"/>
          <table:table-cell table:style-name="ce1" office:value-type="string" calcext:value-type="string">
            <text:p>Aalborg</text:p>
          </table:table-cell>
          <table:table-cell table:style-name="ce1" table:number-columns-repeated="2"/>
          <table:table-cell table:style-name="ce1" office:value-type="string" calcext:value-type="string">
            <text:p>Helsingborg</text:p>
          </table:table-cell>
          <table:table-cell table:style-name="ce1" office:value-type="string" calcext:value-type="string">
            <text:p>Jönköping</text:p>
          </table:table-cell>
          <table:table-cell table:style-name="ce1" office:value-type="string" calcext:value-type="string">
            <text:p>Kalmar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3-05T00:00:00</dc:date>
              <text:p text:style-name="P1"><text:span text:style-name="T1">(Kolyvan/Reval/Lindanäs)</text:span></text:p>
            </office:annotation>
            <text:p>Tallinn</text:p>
          </table:table-cell>
          <table:table-cell table:style-name="ce1" office:value-type="string" calcext:value-type="string">
            <text:p>Narva</text:p>
          </table:table-cell>
          <table:table-cell table:style-name="ce1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3-05T00:00:00</dc:date>
              <text:p text:style-name="P1"><text:span text:style-name="T1">(Ladoga/Aldeigjuborg)</text:span></text:p>
              <text:p text:style-name="P1"><text:span text:style-name="T1"/></text:p>
              <text:p text:style-name="P1"><text:span text:style-name="T1">Into Staraya Ladoga</text:span></text:p>
            </office:annotation>
            <text:p>Ladoga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3-05T00:00:00</dc:date>
              <text:p text:style-name="P1"><text:span text:style-name="T1">Viking: Alaborg</text:span></text:p>
              <text:p text:style-name="P1"><text:span text:style-name="T1"/></text:p>
              <text:p text:style-name="P1"><text:span text:style-name="T1">Into Kirishi</text:span></text:p>
            </office:annotation>
            <text:p>Soltsy</text:p>
          </table:table-cell>
          <table:table-cell table:style-name="ce1" office:value-type="string" calcext:value-type="string">
            <text:p>Tikhvin</text:p>
          </table:table-cell>
          <table:table-cell table:style-name="ce1" office:value-type="string" calcext:value-type="string">
            <text:p>Cherepovets</text:p>
          </table:table-cell>
          <table:table-cell table:style-name="ce1" office:value-type="string" calcext:value-type="string">
            <text:p>Kirillov</text:p>
          </table:table-cell>
          <table:table-cell table:style-name="ce1" office:value-type="string" calcext:value-type="string">
            <text:p>Vologda</text:p>
          </table:table-cell>
          <table:table-cell table:style-name="ce1" office:value-type="string" calcext:value-type="string">
            <text:p>Totma</text:p>
          </table:table-cell>
          <table:table-cell table:style-name="ce1" office:value-type="string" calcext:value-type="string">
            <text:p>Nikolsk</text:p>
          </table:table-cell>
          <table:table-cell table:style-name="ce1" office:value-type="string" calcext:value-type="string">
            <text:p>Luza</text:p>
          </table:table-cell>
          <table:table-cell table:style-name="ce1" office:value-type="string" calcext:value-type="string">
            <text:p>Oparino</text:p>
          </table:table-cell>
          <table:table-cell table:style-name="ce1" office:value-type="string" calcext:value-type="string">
            <text:p>Vizinga</text:p>
          </table:table-cell>
          <table:table-cell table:style-name="ce1" office:value-type="string" calcext:value-type="string">
            <text:p>Koygorodok</text:p>
          </table:table-cell>
          <table:table-cell table:style-name="ce1" office:value-type="string" calcext:value-type="string">
            <text:p>Kosa</text:p>
          </table:table-cell>
          <table:table-cell table:style-name="ce1" office:value-type="string" calcext:value-type="string">
            <text:p>Solikam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Uray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Nizhnevartovsk</text:p>
          </table:table-cell>
          <table:table-cell table:number-columns-repeated="5"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Yeniseys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Rudnogorsk</text:p>
          </table:table-cell>
          <table:table-cell table:number-columns-repeated="2" table:style-name="ce1" office:value-type="string" calcext:value-type="string">
            <text:p>Kirensk</text:p>
          </table:table-cell>
          <table:table-cell table:style-name="ce1" office:value-type="string" calcext:value-type="string">
            <text:p>Gorno-Chuysk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daybo</text:p>
          </table:table-cell>
          <table:table-cell table:style-name="ce1" office:value-type="string" calcext:value-type="string">
            <text:p>Perevoz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ld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el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khotsk</text:p>
          </table:table-cell>
          <table:table-cell table:style-name="ce1" table:number-columns-repeated="6"/>
          <table:table-cell table:style-name="ce1" office:value-type="string" calcext:value-type="string">
            <text:p>Palana</text:p>
          </table:table-cell>
          <table:table-cell table:style-name="ce1" office:value-type="string" calcext:value-type="string">
            <text:p>Ossora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ort Nel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Rainbow Lake</text:p>
          </table:table-cell>
          <table:table-cell table:style-name="ce1" office:value-type="string" calcext:value-type="string">
            <text:p>High Level</text:p>
          </table:table-cell>
          <table:table-cell table:style-name="ce1" office:value-type="string" calcext:value-type="string">
            <text:p>Fort Chipewyan</text:p>
          </table:table-cell>
          <table:table-cell table:style-name="ce6" table:number-columns-repeated="2"/>
          <table:table-cell table:style-name="ce1" office:value-type="string" calcext:value-type="string">
            <text:p>Black Lake</text:p>
          </table:table-cell>
          <table:table-cell table:style-name="ce1" office:value-type="string" calcext:value-type="string">
            <text:p>Wollaston Lake</text:p>
          </table:table-cell>
          <table:table-cell table:style-name="ce1" office:value-type="string" calcext:value-type="string">
            <text:p>Lac Brochet</text:p>
          </table:table-cell>
          <table:table-cell table:style-name="ce1" office:value-type="string" calcext:value-type="string">
            <text:p>Tadoule Lak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" table:number-columns-repeated="7"/>
          <table:table-cell table:style-name="ce1" office:value-type="string" calcext:value-type="string">
            <text:p>Umiuj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siujaq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ain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7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" office:value-type="string" calcext:value-type="string">
            <text:p>Novgorod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3-05T00:00:00</dc:date>
              <text:p text:style-name="P1"><text:span text:style-name="T1">(Krasny Kholm)</text:span></text:p>
            </office:annotation>
            <text:p>Spas-na-Kholmu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-Sheksna</text:p>
          </table:table-cell>
          <table:table-cell table:style-name="ce1" office:value-type="string" calcext:value-type="string">
            <text:p>Yaroslavl</text:p>
          </table:table-cell>
          <table:table-cell table:style-name="ce1" office:value-type="string" calcext:value-type="string">
            <text:p>Kostroma</text:p>
          </table:table-cell>
          <table:table-cell table:style-name="ce1" office:value-type="string" calcext:value-type="string">
            <text:p>Galich</text:p>
          </table:table-cell>
          <table:table-cell table:style-name="ce1" office:value-type="string" calcext:value-type="string">
            <text:p>Manturovo</text:p>
          </table:table-cell>
          <table:table-cell table:style-name="ce1" office:value-type="string" calcext:value-type="string">
            <text:p>Yaransk</text:p>
          </table:table-cell>
          <table:table-cell table:style-name="ce1" office:value-type="string" calcext:value-type="string">
            <text:p>Kotelnich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" office:value-type="string" calcext:value-type="string">
            <text:p>Glazov</text:p>
          </table:table-cell>
          <table:table-cell table:style-name="ce1" office:value-type="string" calcext:value-type="string">
            <text:p>Kudymkar</text:p>
          </table:table-cell>
          <table:table-cell table:style-name="ce1" office:value-type="string" calcext:value-type="string">
            <text:p>Bereznik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turye</text:p>
          </table:table-cell>
          <table:table-cell table:style-name="ce1" office:value-type="string" calcext:value-type="string">
            <text:p>Alapayev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3-07T00:00:00</dc:date>
              <text:p text:style-name="P1"><text:span text:style-name="T1">Mongolian: Qashliq (into Tobolsk)</text:span></text:p>
            </office:annotation>
            <text:p>Tobols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Kolpash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ly Y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" office:value-type="string" calcext:value-type="string">
            <text:p>Motygino</text:p>
          </table:table-cell>
          <table:table-cell table:style-name="ce1" office:value-type="string" calcext:value-type="string">
            <text:p>Boguchany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Novaya Igirma</text:p>
          </table:table-cell>
          <table:table-cell table:style-name="ce1" office:value-type="string" calcext:value-type="string">
            <text:p>Ust-Kut</text:p>
          </table:table-cell>
          <table:table-cell table:style-name="ce1" office:value-type="string" calcext:value-type="string">
            <text:p>Severobaykal'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ovy Uoyan</text:p>
          </table:table-cell>
          <table:table-cell table:style-name="ce1" office:value-type="string" calcext:value-type="string">
            <text:p>Taksim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ha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eryungr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yan</text:p>
          </table:table-cell>
          <table:table-cell table:style-name="ce1"/>
          <table:table-cell table:style-name="ce9"/>
          <table:table-cell table:style-name="ce1" table:number-columns-repeated="5"/>
          <table:table-cell table:style-name="ce1" office:value-type="string" calcext:value-type="string">
            <text:p>Tigi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-Primorsky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ase Lak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St. J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" office:value-type="string" calcext:value-type="string">
            <text:p>Slave Lake</text:p>
          </table:table-cell>
          <table:table-cell table:style-name="ce1" office:value-type="string" calcext:value-type="string">
            <text:p>Wabasca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" office:value-type="string" calcext:value-type="string">
            <text:p>La Loch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Lynn Lake</text:p>
          </table:table-cell>
          <table:table-cell table:style-name="ce1" office:value-type="string" calcext:value-type="string">
            <text:p>Thompso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" office:value-type="string" calcext:value-type="string">
            <text:p>Gillam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Jiaviniup Narsanga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Fort Mackenzie</text:p>
          </table:table-cell>
          <table:table-cell table:style-name="ce1" office:value-type="string" calcext:value-type="string">
            <text:p>Scheffervill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Hopedal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" office:value-type="string" calcext:value-type="string">
            <office:annotation draw:style-name="gr7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" table:number-columns-repeated="5"/>
          <table:table-cell table:style-name="ce12"/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" office:value-type="string" calcext:value-type="string">
            <text:p>Riga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êzekne</text:p>
          </table:table-cell>
          <table:table-cell table:style-name="ce1" office:value-type="string" calcext:value-type="string">
            <text:p>Ostrov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3-05T00:00:00</dc:date>
              <text:p text:style-name="P1"><text:span text:style-name="T1">(Wielkie Luki)</text:span></text:p>
              <text:p text:style-name="P1"><text:span text:style-name="T1"/></text:p>
              <text:p text:style-name="P1"><text:span text:style-name="T1">Into Velikie Luki</text:span></text:p>
            </office:annotation>
            <text:p>Luki</text:p>
          </table:table-cell>
          <table:table-cell table:style-name="ce1" office:value-type="string" calcext:value-type="string">
            <text:p>Toropets</text:p>
          </table:table-cell>
          <table:table-cell table:style-name="ce1" office:value-type="string" calcext:value-type="string">
            <text:p>Rzhev</text:p>
          </table:table-cell>
          <table:table-cell table:style-name="ce1" office:value-type="string" calcext:value-type="string">
            <text:p>Tver</text:p>
          </table:table-cell>
          <table:table-cell table:style-name="ce1" office:value-type="string" calcext:value-type="string">
            <text:p>Uglich</text:p>
          </table:table-cell>
          <table:table-cell table:style-name="ce1" office:value-type="string" calcext:value-type="string">
            <office:annotation draw:style-name="gr8" draw:text-style-name="P5" svg:width="2.899cm" svg:height="1.799cm" svg:x="98.66cm" svg:y="12.788cm" draw:caption-point-x="-0.61cm" draw:caption-point-y="1.51cm">
              <dc:date>2023-03-05T00:00:00</dc:date>
              <text:p text:style-name="P1"><text:span text:style-name="T1">Rostov Veliky</text:span></text:p>
            </office:annotation>
            <text:p>Rostov</text:p>
          </table:table-cell>
          <table:table-cell table:style-name="ce1" office:value-type="string" calcext:value-type="string">
            <text:p>Suzdal</text:p>
          </table:table-cell>
          <table:table-cell table:style-name="ce1" office:value-type="string" calcext:value-type="string">
            <text:p>Ivanovo</text:p>
          </table:table-cell>
          <table:table-cell table:style-name="ce1" office:value-type="string" calcext:value-type="string">
            <text:p>Nizhny Novgorod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-Cheptsa</text:p>
          </table:table-cell>
          <table:table-cell table:style-name="ce1" office:value-type="string" calcext:value-type="string">
            <text:p>Izhevsk</text:p>
          </table:table-cell>
          <table:table-cell table:style-name="ce1" office:value-type="string" calcext:value-type="string">
            <text:p>Votkinsk</text:p>
          </table:table-cell>
          <table:table-cell table:style-name="ce1" office:value-type="string" calcext:value-type="string">
            <text:p>Perm</text:p>
          </table:table-cell>
          <table:table-cell table:style-name="ce1" office:value-type="string" calcext:value-type="string">
            <office:annotation draw:style-name="gr8" draw:text-style-name="P5" svg:width="2.899cm" svg:height="1.799cm" svg:x="109.931cm" svg:y="12.788cm" draw:caption-point-x="-0.61cm" draw:caption-point-y="1.51cm">
              <dc:date>2023-03-07T00:00:00</dc:date>
              <text:p text:style-name="P1"><text:span text:style-name="T1">Pervouralsk</text:span></text:p>
            </office:annotation>
            <text:p>Vasilyevko</text:p>
          </table:table-cell>
          <table:table-cell table:style-name="ce1" office:value-type="string" calcext:value-type="string">
            <text:p>Nizhny Tagil</text:p>
          </table:table-cell>
          <table:table-cell table:style-name="ce1" office:value-type="string" calcext:value-type="string">
            <text:p>Irbit</text:p>
          </table:table-cell>
          <table:table-cell table:style-name="ce1" office:value-type="string" calcext:value-type="string">
            <text:p>Tu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</text:p>
          </table:table-cell>
          <table:table-cell table:style-name="ce1" office:value-type="string" calcext:value-type="string">
            <text:p>Golyshmano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olyvan</text:p>
          </table:table-cell>
          <table:table-cell table:style-name="ce1" office:value-type="string" calcext:value-type="string">
            <text:p>Tomsk</text:p>
          </table:table-cell>
          <table:table-cell table:style-name="ce1" office:value-type="string" calcext:value-type="string">
            <text:p>Mariinsk</text:p>
          </table:table-cell>
          <table:table-cell table:style-name="ce1" office:value-type="string" calcext:value-type="string">
            <text:p>Bogotol</text:p>
          </table:table-cell>
          <table:table-cell table:style-name="ce1" office:value-type="string" calcext:value-type="string">
            <text:p>Achinsk</text:p>
          </table:table-cell>
          <table:table-cell table:style-name="ce1" office:value-type="string" calcext:value-type="string">
            <text:p>Krasnoyarsk</text:p>
          </table:table-cell>
          <table:table-cell table:style-name="ce1" office:value-type="string" calcext:value-type="string">
            <text:p>Kansk</text:p>
          </table:table-cell>
          <table:table-cell table:style-name="ce1" office:value-type="string" calcext:value-type="string">
            <text:p>Tayshet</text:p>
          </table:table-cell>
          <table:table-cell table:style-name="ce1" office:value-type="string" calcext:value-type="string">
            <text:p>Bratsk</text:p>
          </table:table-cell>
          <table:table-cell table:style-name="ce1" office:value-type="string" calcext:value-type="string">
            <text:p>Ilimsk</text:p>
          </table:table-cell>
          <table:table-cell table:style-name="ce1" office:value-type="string" calcext:value-type="string">
            <text:p>Zhigalov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dari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ha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yn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Ze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umik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" table:number-columns-repeated="3"/>
          <table:table-cell table:style-name="ce1" office:value-type="string" calcext:value-type="string">
            <text:p>Sobolevo</text:p>
          </table:table-cell>
          <table:table-cell table:style-name="ce1" office:value-type="string" calcext:value-type="string">
            <text:p>Klyu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errace</text:p>
          </table:table-cell>
          <table:table-cell table:style-name="ce1" office:value-type="string" calcext:value-type="string">
            <text:p>Smither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umbler Ridge</text:p>
          </table:table-cell>
          <table:table-cell table:style-name="ce1" office:value-type="string" calcext:value-type="string">
            <text:p>Grande Prairie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" office:value-type="string" calcext:value-type="string">
            <text:p>Athabasca</text:p>
          </table:table-cell>
          <table:table-cell table:style-name="ce1" office:value-type="string" calcext:value-type="string">
            <text:p>Cold Lake</text:p>
          </table:table-cell>
          <table:table-cell table:style-name="ce1" office:value-type="string" calcext:value-type="string">
            <text:p>Île-à-la-Crosse</text:p>
          </table:table-cell>
          <table:table-cell table:style-name="ce1" office:value-type="string" calcext:value-type="string">
            <text:p>La Ronge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" office:value-type="string" calcext:value-type="string">
            <text:p>Flin Flon</text:p>
          </table:table-cell>
          <table:table-cell table:style-name="ce1" office:value-type="string" calcext:value-type="string">
            <text:p>Norway Hous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York Factory</text:p>
          </table:table-cell>
          <table:table-cell table:style-name="ce1" office:value-type="string" calcext:value-type="string">
            <text:p>Fort Sever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" office:value-type="string" calcext:value-type="string">
            <text:p>Sakami</text:p>
          </table:table-cell>
          <table:table-cell table:style-name="ce1" office:value-type="string" calcext:value-type="string">
            <text:p>Nitchequon</text:p>
          </table:table-cell>
          <table:table-cell table:style-name="ce1" office:value-type="string" calcext:value-type="string">
            <text:p>Labrador City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" office:value-type="string" calcext:value-type="string">
            <text:p>Happy Valley-Goose Bay</text:p>
          </table:table-cell>
          <table:table-cell table:style-name="ce1" office:value-type="string" calcext:value-type="string">
            <text:p>Cartwright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Baile Átha Clia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col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4" draw:text-style-name="P2" svg:width="4.508cm" svg:height="3.413cm" svg:x="75.914cm" svg:y="16.933cm" draw:caption-point-x="-0.407cm" draw:caption-point-y="-1.445cm">
              <dc:date>2023-02-26T00:00:00</dc:date>
              <text:p text:style-name="P1"><text:span text:style-name="T1">Viking: Heithabyr (Hedeby, into Schleswig)</text:span></text:p>
              <text:p text:style-name="P1"><text:span text:style-name="T1">Dutch: Frederiksstad (Friedrichstadt)</text:span></text:p>
            </office:annotation>
            <text:p>Kiel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Putzig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Medvegalis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" office:value-type="string" calcext:value-type="string">
            <text:p>Panevezys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" office:value-type="string" calcext:value-type="string">
            <text:p>Vitebsk</text:p>
          </table:table-cell>
          <table:table-cell table:style-name="ce1" office:value-type="string" calcext:value-type="string">
            <text:p>Smolensk</text:p>
          </table:table-cell>
          <table:table-cell table:style-name="ce1" office:value-type="string" calcext:value-type="string">
            <text:p>Vyazma</text:p>
          </table:table-cell>
          <table:table-cell table:style-name="ce1" office:value-type="string" calcext:value-type="string">
            <text:p>Klin</text:p>
          </table:table-cell>
          <table:table-cell table:style-name="ce1" office:value-type="string" calcext:value-type="string">
            <text:p>Moskva</text:p>
          </table:table-cell>
          <table:table-cell table:style-name="ce1" office:value-type="string" calcext:value-type="string">
            <text:p>Kolomna</text:p>
          </table:table-cell>
          <table:table-cell table:style-name="ce1" office:value-type="string" calcext:value-type="string">
            <text:p>Vladimir</text:p>
          </table:table-cell>
          <table:table-cell table:style-name="ce1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" office:value-type="string" calcext:value-type="string">
            <text:p>Arzamas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13.978cm" draw:caption-point-x="-0.61cm" draw:caption-point-y="1.51cm">
              <dc:date>2023-03-06T00:00:00</dc:date>
              <text:p text:style-name="P1"><text:span text:style-name="T1">Bulgar: Veda Suvar</text:span></text:p>
              <text:p text:style-name="P1"><text:span text:style-name="T1">Turkic/Tatar: Chabaqsar</text:span></text:p>
            </office:annotation>
            <text:p>Cheboksary</text:p>
          </table:table-cell>
          <table:table-cell table:style-name="ce1" office:value-type="string" calcext:value-type="string">
            <text:p>Zelenodols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</text:p>
          </table:table-cell>
          <table:table-cell table:style-name="ce1" office:value-type="string" calcext:value-type="string">
            <text:p>Sarapul</text:p>
          </table:table-cell>
          <table:table-cell table:style-name="ce1" office:value-type="string" calcext:value-type="string">
            <text:p>Birsk</text:p>
          </table:table-cell>
          <table:table-cell table:style-name="ce1" office:value-type="string" calcext:value-type="string">
            <text:p>Kungur</text:p>
          </table:table-cell>
          <table:table-cell table:style-name="ce1" office:value-type="string" calcext:value-type="string">
            <text:p>Polevskoy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y Zavod</text:p>
          </table:table-cell>
          <table:table-cell table:style-name="ce1" office:value-type="string" calcext:value-type="string">
            <text:p>Talitsa</text:p>
          </table:table-cell>
          <table:table-cell table:style-name="ce1" office:value-type="string" calcext:value-type="string">
            <text:p>Yalutorovsk</text:p>
          </table:table-cell>
          <table:table-cell table:style-name="ce1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" office:value-type="string" calcext:value-type="string">
            <text:p>Tyukalinsk</text:p>
          </table:table-cell>
          <table:table-cell table:style-name="ce1" office:value-type="string" calcext:value-type="string">
            <text:p>Bolsherechye</text:p>
          </table:table-cell>
          <table:table-cell table:style-name="ce1" office:value-type="string" calcext:value-type="string">
            <text:p>Gor'kovskoye</text:p>
          </table:table-cell>
          <table:table-cell table:style-name="ce1" office:value-type="string" calcext:value-type="string">
            <text:p>Tatarsk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" office:value-type="string" calcext:value-type="string">
            <text:p>Chulym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Bolotnoye</text:p>
          </table:table-cell>
          <table:table-cell table:style-name="ce1" office:value-type="string" calcext:value-type="string">
            <text:p>Kemerovo</text:p>
          </table:table-cell>
          <table:table-cell table:style-name="ce1" office:value-type="string" calcext:value-type="string">
            <text:p>Uzhur</text:p>
          </table:table-cell>
          <table:table-cell table:style-name="ce1" office:value-type="string" calcext:value-type="string">
            <text:p>Nazarovo</text:p>
          </table:table-cell>
          <table:table-cell table:style-name="ce1" office:value-type="string" calcext:value-type="string">
            <text:p>Balakhta</text:p>
          </table:table-cell>
          <table:table-cell table:style-name="ce1" office:value-type="string" calcext:value-type="string">
            <text:p>Artyomov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izhneudinsk</text:p>
          </table:table-cell>
          <table:table-cell table:style-name="ce1" office:value-type="string" calcext:value-type="string">
            <text:p>Cheremkhovo</text:p>
          </table:table-cell>
          <table:table-cell table:style-name="ce1" office:value-type="string" calcext:value-type="string">
            <text:p>Ust-Ordynskiy</text:p>
          </table:table-cell>
          <table:table-cell table:style-name="ce1" office:value-type="string" calcext:value-type="string">
            <text:p>Yelantsy</text:p>
          </table:table-cell>
          <table:table-cell table:style-name="ce6"/>
          <table:table-cell table:style-name="ce1" office:value-type="string" calcext:value-type="string">
            <text:p>Kurum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Verkh-Usugli</text:p>
          </table:table-cell>
          <table:table-cell table:style-name="ce1" office:value-type="string" calcext:value-type="string">
            <text:p>Mogocha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" office:value-type="string" calcext:value-type="string">
            <text:p>Magdagach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umikan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" table:number-columns-repeated="3"/>
          <table:table-cell table:style-name="ce1" office:value-type="string" calcext:value-type="string">
            <text:p>Ust-Bolsheret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Prince Ruper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anderhoof</text:p>
          </table:table-cell>
          <table:table-cell table:style-name="ce1" office:value-type="string" calcext:value-type="string">
            <text:p>Prince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inton</text:p>
          </table:table-cell>
          <table:table-cell table:style-name="ce1" office:value-type="string" calcext:value-type="string">
            <text:p>Edson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" office:value-type="string" calcext:value-type="string">
            <text:p>Lloydminster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" office:value-type="string" calcext:value-type="string">
            <text:p>Melfor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6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Winisk</text:p>
          </table:table-cell>
          <table:table-cell table:style-name="ce1" office:value-type="string" calcext:value-type="string">
            <text:p>Attawapiskat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" office:value-type="string" calcext:value-type="string">
            <text:p>Radisson</text:p>
          </table:table-cell>
          <table:table-cell table:style-name="ce6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L'Anse-au-Loup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Liverpool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Coventry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" office:value-type="string" calcext:value-type="string">
            <office:annotation draw:style-name="gr7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" office:value-type="string" calcext:value-type="string">
            <text:p>Lida</text:p>
          </table:table-cell>
          <table:table-cell table:style-name="ce1" office:value-type="string" calcext:value-type="string">
            <text:p>Minsk</text:p>
          </table:table-cell>
          <table:table-cell table:style-name="ce1" office:value-type="string" calcext:value-type="string">
            <text:p>Mogilev</text:p>
          </table:table-cell>
          <table:table-cell table:style-name="ce1" office:value-type="string" calcext:value-type="string">
            <text:p>Roslavl</text:p>
          </table:table-cell>
          <table:table-cell table:style-name="ce1" office:value-type="string" calcext:value-type="string">
            <text:p>Lyudinovo</text:p>
          </table:table-cell>
          <table:table-cell table:style-name="ce1" office:value-type="string" calcext:value-type="string">
            <text:p>Kaluga</text:p>
          </table:table-cell>
          <table:table-cell table:style-name="ce1" office:value-type="string" calcext:value-type="string">
            <text:p>Tul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slavl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</text:p>
          </table:table-cell>
          <table:table-cell table:style-name="ce1" office:value-type="string" calcext:value-type="string">
            <text:p>Sasov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15.169cm" draw:caption-point-x="-0.61cm" draw:caption-point-y="1.51cm">
              <dc:date>2023-03-06T00:00:00</dc:date>
              <text:p text:style-name="P1"><text:span text:style-name="T1">→ </text:span><text:span text:style-name="T1">Saransk</text:span></text:p>
            </office:annotation>
            <text:p>Atema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3-06T00:00:00</dc:date>
              <text:p text:style-name="P1"><text:span text:style-name="T1">Mongolian: Cükätaw (into Naberezhnye Chelny)</text:span></text:p>
              <text:p text:style-name="P1"><text:span text:style-name="T1">Tatar: Yar Calli (c cedille)</text:span></text:p>
              <text:p text:style-name="P1"><text:span text:style-name="T1">Communist: Brezhnev</text:span></text:p>
            </office:annotation>
            <text:p>Naberezhnye Chelny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5.169cm" draw:caption-point-x="-0.61cm" draw:caption-point-y="1.51cm">
              <dc:date>2023-03-07T00:00:00</dc:date>
              <text:p text:style-name="P1"><text:span text:style-name="T1">Tatar: Bögelmä</text:span></text:p>
            </office:annotation>
            <text:p>Bugulma</text:p>
          </table:table-cell>
          <table:table-cell table:style-name="ce1" office:value-type="string" calcext:value-type="string">
            <office:annotation draw:style-name="gr8" draw:text-style-name="P5" svg:width="2.899cm" svg:height="1.799cm" svg:x="108.804cm" svg:y="15.169cm" draw:caption-point-x="-0.61cm" draw:caption-point-y="1.51cm">
              <dc:date>2023-03-07T00:00:00</dc:date>
              <text:p text:style-name="P1"><text:span text:style-name="T1">→ </text:span><text:span text:style-name="T1">Ufa</text:span></text:p>
              <text:p text:style-name="P1"><text:span text:style-name="T1"/></text:p>
              <text:p text:style-name="P1"><text:span text:style-name="T1">Turkic/Mongol: Bashkort</text:span></text:p>
            </office:annotation>
            <text:p>Tura-Tau</text:p>
          </table:table-cell>
          <table:table-cell table:style-name="ce1" office:value-type="string" calcext:value-type="string">
            <text:p>Zlatoust</text:p>
          </table:table-cell>
          <table:table-cell table:style-name="ce1" office:value-type="string" calcext:value-type="string">
            <text:p>Miass</text:p>
          </table:table-cell>
          <table:table-cell table:style-name="ce1" office:value-type="string" calcext:value-type="string">
            <text:p>Chelyabinsk</text:p>
          </table:table-cell>
          <table:table-cell table:style-name="ce1" office:value-type="string" calcext:value-type="string">
            <text:p>Shad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ovskoye</text:p>
          </table:table-cell>
          <table:table-cell table:style-name="ce1" office:value-type="string" calcext:value-type="string">
            <text:p>Isilkul</text:p>
          </table:table-cell>
          <table:table-cell table:style-name="ce1" office:value-type="string" calcext:value-type="string">
            <text:p>Omsk</text:p>
          </table:table-cell>
          <table:table-cell table:style-name="ce1" office:value-type="string" calcext:value-type="string">
            <text:p>Kalachinsk</text:p>
          </table:table-cell>
          <table:table-cell table:style-name="ce1" office:value-type="string" calcext:value-type="string">
            <text:p>Kupino</text:p>
          </table:table-cell>
          <table:table-cell table:style-name="ce1" office:value-type="string" calcext:value-type="string">
            <text:p>Barabinsk</text:p>
          </table:table-cell>
          <table:table-cell table:style-name="ce1" office:value-type="string" calcext:value-type="string">
            <text:p>Ob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Toguchin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chugino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" office:value-type="string" calcext:value-type="string">
            <text:p>Minusinsk</text:p>
          </table:table-cell>
          <table:table-cell table:style-name="ce1" office:value-type="string" calcext:value-type="string">
            <text:p>Turan</text:p>
          </table:table-cell>
          <table:table-cell table:style-name="ce1" office:value-type="string" calcext:value-type="string">
            <text:p>Toora-Khem</text:p>
          </table:table-cell>
          <table:table-cell table:style-name="ce1" office:value-type="string" calcext:value-type="string">
            <text:p>Kyr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ye</text:p>
          </table:table-cell>
          <table:table-cell table:style-name="ce1" office:value-type="string" calcext:value-type="string">
            <text:p>Irkutsk</text:p>
          </table:table-cell>
          <table:table-cell table:style-name="ce6" table:number-columns-repeated="2"/>
          <table:table-cell table:style-name="ce1" office:value-type="string" calcext:value-type="string">
            <text:p>Ust-Barguzin</text:p>
          </table:table-cell>
          <table:table-cell table:style-name="ce1" office:value-type="string" calcext:value-type="string">
            <text:p>Barguzin</text:p>
          </table:table-cell>
          <table:table-cell table:style-name="ce1" office:value-type="string" calcext:value-type="string">
            <text:p>Chita</text:p>
          </table:table-cell>
          <table:table-cell table:style-name="ce1" office:value-type="string" calcext:value-type="string">
            <text:p>Aginskoye</text:p>
          </table:table-cell>
          <table:table-cell table:style-name="ce1" office:value-type="string" calcext:value-type="string">
            <text:p>Nerchinsk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" office:value-type="string" calcext:value-type="string">
            <text:p>Svobodn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egdomy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" office:value-type="string" calcext:value-type="string">
            <text:p>Vanin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mloop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velstoke</text:p>
          </table:table-cell>
          <table:table-cell table:style-name="ce1" office:value-type="string" calcext:value-type="string">
            <text:p>Golden</text:p>
          </table:table-cell>
          <table:table-cell table:style-name="ce1" office:value-type="string" calcext:value-type="string">
            <text:p>Rocky Mountain House</text:p>
          </table:table-cell>
          <table:table-cell table:style-name="ce1" office:value-type="string" calcext:value-type="string">
            <text:p>Red Deer</text:p>
          </table:table-cell>
          <table:table-cell table:style-name="ce1" office:value-type="string" calcext:value-type="string">
            <text:p>North Battleford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" office:value-type="string" calcext:value-type="string">
            <text:p>Humbold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" office:value-type="string" calcext:value-type="string">
            <text:p>Dauphi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?</text:p>
          </table:table-cell>
          <table:table-cell table:style-name="ce1" office:value-type="string" calcext:value-type="string">
            <text:p>Pikangikum</text:p>
          </table:table-cell>
          <table:table-cell table:style-name="ce1" office:value-type="string" calcext:value-type="string">
            <text:p>Pick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"/>
          <table:table-cell table:style-name="ce1" office:value-type="string" calcext:value-type="string">
            <text:p>Eastmain</text:p>
          </table:table-cell>
          <table:table-cell table:style-name="ce1" office:value-type="string" calcext:value-type="string">
            <text:p>Nemiscau</text:p>
          </table:table-cell>
          <table:table-cell table:style-name="ce1" office:value-type="string" calcext:value-type="string">
            <text:p>Mistissi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doussac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" office:value-type="string" calcext:value-type="string">
            <text:p>Sept-Îles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" office:value-type="string" calcext:value-type="string">
            <office:annotation draw:style-name="gr7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0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" office:value-type="string" calcext:value-type="string">
            <office:annotation draw:style-name="gr10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Ipswic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" office:value-type="string" calcext:value-type="string">
            <office:annotation draw:style-name="gr10" draw:text-style-name="P2" svg:width="4.508cm" svg:height="3.412cm" svg:x="73.66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9.315cm" draw:caption-point-x="-0.407cm" draw:caption-point-y="-1.446cm">
              <dc:date>2023-02-26T00:00:00</dc:date>
              <text:p text:style-name="P1"><text:span text:style-name="T1">Latin: Latin: Teuderium (into Munster)</text:span></text:p>
            </office:annotation>
            <text:p>Osnabrück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9.315cm" draw:caption-point-x="-0.407cm" draw:caption-point-y="-1.446cm">
              <dc:date>2023-02-26T00:00:00</dc:date>
              <text:p text:style-name="P1"><text:span text:style-name="T1">(Hanover/Tulifurdum)</text:span></text:p>
            </office:annotation>
            <text:p>Hannover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" office:value-type="string" calcext:value-type="string">
            <office:annotation draw:style-name="gr11" draw:text-style-name="P2" svg:width="4.509cm" svg:height="6.984cm" svg:x="80.422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Susudata (Lebus/Lubusz, into Frankfurt an der Oder)</text:span></text:p>
              <text:p text:style-name="P1"><text:span text:style-name="T1">Polish: Lubusz</text:span></text:p>
              <text:p text:style-name="P1"><text:span text:style-name="T1">Prussian: Frankfurt an der Oder</text:span></text:p>
            </office:annotation>
            <text:p>Potsdam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" office:value-type="string" calcext:value-type="string">
            <text:p>Torun</text:p>
          </table:table-cell>
          <table:table-cell table:style-name="ce1" office:value-type="string" calcext:value-type="string">
            <text:p>Plock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Holstin</text:p>
          </table:table-cell>
          <table:table-cell table:style-name="ce1" office:value-type="string" calcext:value-type="string">
            <text:p>Bialystok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" office:value-type="string" calcext:value-type="string">
            <text:p>Bobruysk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" office:value-type="string" calcext:value-type="string">
            <text:p>Klintsy</text:p>
          </table:table-cell>
          <table:table-cell table:style-name="ce1" office:value-type="string" calcext:value-type="string">
            <text:p>Bryansk</text:p>
          </table:table-cell>
          <table:table-cell table:style-name="ce1" office:value-type="string" calcext:value-type="string">
            <text:p>Oryol</text:p>
          </table:table-cell>
          <table:table-cell table:style-name="ce1" office:value-type="string" calcext:value-type="string">
            <text:p>Yelets</text:p>
          </table:table-cell>
          <table:table-cell table:style-name="ce1" office:value-type="string" calcext:value-type="string">
            <text:p>Lipetsk</text:p>
          </table:table-cell>
          <table:table-cell table:style-name="ce1" office:value-type="string" calcext:value-type="string">
            <text:p>Tambov</text:p>
          </table:table-cell>
          <table:table-cell table:style-name="ce1" office:value-type="string" calcext:value-type="string">
            <office:annotation draw:style-name="gr8" draw:text-style-name="P5" svg:width="2.899cm" svg:height="1.799cm" svg:x="100.914cm" svg:y="16.359cm" draw:caption-point-x="-0.61cm" draw:caption-point-y="1.51cm">
              <dc:date>2023-03-06T00:00:00</dc:date>
              <text:p text:style-name="P1"><text:span text:style-name="T1">→ </text:span><text:span text:style-name="T1">Morshansk</text:span></text:p>
            </office:annotation>
            <text:p>Morsha</text:p>
          </table:table-cell>
          <table:table-cell table:style-name="ce1" office:value-type="string" calcext:value-type="string">
            <text:p>Rtishchevo</text:p>
          </table:table-cell>
          <table:table-cell table:style-name="ce1" office:value-type="string" calcext:value-type="string">
            <text:p>Penza</text:p>
          </table:table-cell>
          <table:table-cell table:style-name="ce1" office:value-type="string" calcext:value-type="string">
            <text:p>Kuznetsk</text:p>
          </table:table-cell>
          <table:table-cell table:style-name="ce1" office:value-type="string" calcext:value-type="string">
            <text:p>Syzran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6.359cm" draw:caption-point-x="-0.61cm" draw:caption-point-y="1.51cm">
              <dc:date>2023-03-07T00:00:00</dc:date>
              <text:p text:style-name="P1"><text:span text:style-name="T1">→ </text:span><text:span text:style-name="T1">Buzuluk</text:span></text:p>
            </office:annotation>
            <text:p>Buzulukskaya</text:p>
          </table:table-cell>
          <table:table-cell table:style-name="ce1" office:value-type="string" calcext:value-type="string">
            <text:p>Sterlitama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agnitogorsk</text:p>
          </table:table-cell>
          <table:table-cell table:style-name="ce1" office:value-type="string" calcext:value-type="string">
            <text:p>Troitsk</text:p>
          </table:table-cell>
          <table:table-cell table:style-name="ce1" office:value-type="string" calcext:value-type="string">
            <office:annotation draw:style-name="gr10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ye</text:p>
          </table:table-cell>
          <table:table-cell table:style-name="ce1" office:value-type="string" calcext:value-type="string">
            <text:p>Stepnogorsk</text:p>
          </table:table-cell>
          <table:table-cell table:style-name="ce1" office:value-type="string" calcext:value-type="string">
            <text:p>Ertis</text:p>
          </table:table-cell>
          <table:table-cell table:style-name="ce1" office:value-type="string" calcext:value-type="string">
            <text:p>Qashyr</text:p>
          </table:table-cell>
          <table:table-cell table:style-name="ce1" office:value-type="string" calcext:value-type="string">
            <text:p>Slavgorod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</text:p>
          </table:table-cell>
          <table:table-cell table:style-name="ce1" office:value-type="string" calcext:value-type="string">
            <text:p>Suzun</text:p>
          </table:table-cell>
          <table:table-cell table:style-name="ce1" office:value-type="string" calcext:value-type="string">
            <text:p>Barnaul</text:p>
          </table:table-cell>
          <table:table-cell table:style-name="ce1" office:value-type="string" calcext:value-type="string">
            <text:p>Biysk</text:p>
          </table:table-cell>
          <table:table-cell table:style-name="ce1" office:value-type="string" calcext:value-type="string">
            <text:p>Tashtagol</text:p>
          </table:table-cell>
          <table:table-cell table:style-name="ce1" office:value-type="string" calcext:value-type="string">
            <text:p>Abaz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" office:value-type="string" calcext:value-type="string">
            <text:p>Saryg-Sep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lyudyanka</text:p>
          </table:table-cell>
          <table:table-cell table:style-name="ce6" table:number-columns-repeated="2"/>
          <table:table-cell table:style-name="ce1" office:value-type="string" calcext:value-type="string">
            <text:p>Kabansk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" office:value-type="string" calcext:value-type="string">
            <text:p>Khilok</text:p>
          </table:table-cell>
          <table:table-cell table:style-name="ce1" office:value-type="string" calcext:value-type="string">
            <text:p>Duldurga</text:p>
          </table:table-cell>
          <table:table-cell table:style-name="ce1" office:value-type="string" calcext:value-type="string">
            <text:p>Nerchinsk</text:p>
          </table:table-cell>
          <table:table-cell table:style-name="ce1" office:value-type="string" calcext:value-type="string">
            <text:p>Borzy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" office:value-type="string" calcext:value-type="string">
            <text:p>Zavitinsk</text:p>
          </table:table-cell>
          <table:table-cell table:style-name="ce1" office:value-type="string" calcext:value-type="string">
            <text:p>Chekunda</text:p>
          </table:table-cell>
          <table:table-cell table:style-name="ce1" office:value-type="string" calcext:value-type="string">
            <text:p>Amursk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low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nff</text:p>
          </table:table-cell>
          <table:table-cell table:style-name="ce1" office:value-type="string" calcext:value-type="string">
            <text:p>Calgary</text:p>
          </table:table-cell>
          <table:table-cell table:style-name="ce1" office:value-type="string" calcext:value-type="string">
            <text:p>Medicine Hat</text:p>
          </table:table-cell>
          <table:table-cell table:style-name="ce1" office:value-type="string" calcext:value-type="string">
            <text:p>Swift Current</text:p>
          </table:table-cell>
          <table:table-cell table:style-name="ce1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" office:value-type="string" calcext:value-type="string">
            <text:p>Portage la Prairie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" office:value-type="string" calcext:value-type="string">
            <text:p>Nipig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Peninsula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osone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" office:value-type="string" calcext:value-type="string">
            <text:p>Chapais</text:p>
          </table:table-cell>
          <table:table-cell table:style-name="ce1" office:value-type="string" calcext:value-type="string">
            <text:p>Chibougamau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" table:number-columns-repeated="4"/>
          <table:table-cell table:style-name="ce1" office:value-type="string" calcext:value-type="string">
            <text:p>Corner Brook</text:p>
          </table:table-cell>
          <table:table-cell table:style-name="ce1" office:value-type="string" calcext:value-type="string">
            <text:p>Cuper's Cov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9cm" svg:height="9.366cm" svg:x="70.278cm" svg:y="20.505cm" draw:caption-point-x="-0.406cm" draw:caption-point-y="-1.445cm">
              <dc:date>2023-02-26T00:00:00</dc:date>
              <text:p text:style-name="P1"><text:span text:style-name="T1">(The Hague)</text:span></text:p>
              <text:p text:style-name="P1"><text:span text:style-name="T1"/></text:p>
              <text:p text:style-name="P1"><text:span text:style-name="T1">Latin: Gesoriacum (Boulogne)</text:span></text:p>
              <text:p text:style-name="P1"><text:span text:style-name="T1">Viking: Quentovik (Quentovic, into Boulogne)</text:span></text:p>
              <text:p text:style-name="P1"><text:span text:style-name="T1">French: Lille</text:span></text:p>
              <text:p text:style-name="P1"><text:span text:style-name="T1">English: Calais</text:span></text:p>
              <text:p text:style-name="P1"><text:span text:style-name="T1">German/Italian: Brügge/Bruggia (Bruges)</text:span></text:p>
            </office:annotation>
            <text:p>Den Haag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" office:value-type="string" calcext:value-type="string">
            <office:annotation draw:style-name="gr5" draw:text-style-name="P2" svg:width="4.508cm" svg:height="4.604cm" svg:x="74.787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0.505cm" draw:caption-point-x="-0.407cm" draw:caption-point-y="-1.445cm">
              <dc:date>2023-02-26T00:00:00</dc:date>
              <text:p text:style-name="P1"><text:span text:style-name="T1">Latin: Ascalingium (Hildesheim)</text:span></text:p>
            </office:annotation>
            <text:p>Hildesheim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20.505cm" draw:caption-point-x="-0.406cm" draw:caption-point-y="-1.445cm">
              <dc:date>2023-02-26T00:00:00</dc:date>
              <text:p text:style-name="P1"><text:span text:style-name="T1">(Brunswick)</text:span></text:p>
              <text:p text:style-name="P1"><text:span text:style-name="T1"/></text:p>
              <text:p text:style-name="P1"><text:span text:style-name="T1">Latin: Tulisurgium (Brunswick)</text:span></text:p>
            </office:annotation>
            <text:p>Braunschwei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0.505cm" draw:caption-point-x="-0.406cm" draw:caption-point-y="-1.445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0.505cm" draw:caption-point-x="-0.406cm" draw:caption-point-y="-1.445cm">
              <dc:date>2023-02-26T00:00:00</dc:date>
              <text:p text:style-name="P1"><text:span text:style-name="T1">Latin: Mesuium (Burg bei Magdeberg)</text:span></text:p>
            </office:annotation>
            <text:p>Wittenbe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" office:value-type="string" calcext:value-type="string">
            <text:p>Lódz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" office:value-type="string" calcext:value-type="string">
            <text:p>Pinsk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" office:value-type="string" calcext:value-type="string">
            <text:p>Romny</text:p>
          </table:table-cell>
          <table:table-cell table:style-name="ce1" office:value-type="string" calcext:value-type="string">
            <text:p>Sumy</text:p>
          </table:table-cell>
          <table:table-cell table:style-name="ce1" office:value-type="string" calcext:value-type="string">
            <text:p>Kursk</text:p>
          </table:table-cell>
          <table:table-cell table:style-name="ce1" office:value-type="string" calcext:value-type="string">
            <office:annotation draw:style-name="gr8" draw:text-style-name="P5" svg:width="2.899cm" svg:height="1.799cm" svg:x="97.533cm" svg:y="17.55cm" draw:caption-point-x="-0.61cm" draw:caption-point-y="1.51cm">
              <dc:date>2023-03-05T00:00:00</dc:date>
              <text:p text:style-name="P1"><text:span text:style-name="T1">Stary Oskol</text:span></text:p>
            </office:annotation>
            <text:p>Oskol</text:p>
          </table:table-cell>
          <table:table-cell table:style-name="ce1" office:value-type="string" calcext:value-type="string">
            <text:p>Voronezh</text:p>
          </table:table-cell>
          <table:table-cell table:style-name="ce1" office:value-type="string" calcext:value-type="string">
            <text:p>Uryupinsk</text:p>
          </table:table-cell>
          <table:table-cell table:style-name="ce1" office:value-type="string" calcext:value-type="string">
            <text:p>Borisoglebsk</text:p>
          </table:table-cell>
          <table:table-cell table:style-name="ce1" office:value-type="string" calcext:value-type="string">
            <text:p>Balashov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Balakovo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7.55cm" draw:caption-point-x="-0.61cm" draw:caption-point-y="1.51cm">
              <dc:date>2023-03-07T00:00:00</dc:date>
              <text:p text:style-name="P1"><text:span text:style-name="T1">Sorochinsk</text:span></text:p>
            </office:annotation>
            <text:p>Sorochinskaya</text:p>
          </table:table-cell>
          <table:table-cell table:style-name="ce1" office:value-type="string" calcext:value-type="string">
            <text:p>Orenbur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rsk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" office:value-type="string" calcext:value-type="string">
            <office:annotation draw:style-name="gr8" draw:text-style-name="P5" svg:width="2.899cm" svg:height="1.799cm" svg:x="117.821cm" svg:y="17.55cm" draw:caption-point-x="-0.61cm" draw:caption-point-y="1.51cm">
              <dc:date>2023-03-07T00:00:00</dc:date>
              <text:p text:style-name="P1"><text:span text:style-name="T1">Turkic: Ereimentau</text:span></text:p>
            </office:annotation>
            <text:p>Yereymentau</text:p>
          </table:table-cell>
          <table:table-cell table:style-name="ce1" office:value-type="string" calcext:value-type="string">
            <text:p>Ekibastuz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" office:value-type="string" calcext:value-type="string">
            <text:p>Pavlodar</text:p>
          </table:table-cell>
          <table:table-cell table:style-name="ce1" office:value-type="string" calcext:value-type="string">
            <text:p>Rubtsovsk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ibaly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engin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" office:value-type="string" calcext:value-type="string">
            <text:p>Jiayin</text:p>
          </table:table-cell>
          <table:table-cell table:style-name="ce1" office:value-type="string" calcext:value-type="string">
            <text:p>Raychikhinsk</text:p>
          </table:table-cell>
          <table:table-cell table:style-name="ce1" office:value-type="string" calcext:value-type="string">
            <text:p>Birobidzha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"/>
          <table:table-cell table:style-name="ce1" office:value-type="string" calcext:value-type="string">
            <text:p>Bell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ranbrook</text:p>
          </table:table-cell>
          <table:table-cell table:style-name="ce1" office:value-type="string" calcext:value-type="string">
            <text:p>Lethbridge</text:p>
          </table:table-cell>
          <table:table-cell table:style-name="ce1" office:value-type="string" calcext:value-type="string">
            <text:p>Taber</text:p>
          </table:table-cell>
          <table:table-cell table:style-name="ce1" office:value-type="string" calcext:value-type="string">
            <text:p>Shaunavon</text:p>
          </table:table-cell>
          <table:table-cell table:style-name="ce1" office:value-type="string" calcext:value-type="string">
            <text:p>Weyburn</text:p>
          </table:table-cell>
          <table:table-cell table:style-name="ce1" office:value-type="string" calcext:value-type="string">
            <text:p>Morden</text:p>
          </table:table-cell>
          <table:table-cell table:style-name="ce1" office:value-type="string" calcext:value-type="string">
            <text:p>Winkler</text:p>
          </table:table-cell>
          <table:table-cell table:style-name="ce1" office:value-type="string" calcext:value-type="string">
            <text:p>Steinbac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" office:value-type="string" calcext:value-type="string">
            <text:p>Chapleau</text:p>
          </table:table-cell>
          <table:table-cell table:style-name="ce1" office:value-type="string" calcext:value-type="string">
            <text:p>Timmins</text:p>
          </table:table-cell>
          <table:table-cell table:style-name="ce1" office:value-type="string" calcext:value-type="string">
            <text:p>Iroquois Falls</text:p>
          </table:table-cell>
          <table:table-cell table:style-name="ce1" office:value-type="string" calcext:value-type="string">
            <text:p>Rouyn-Noranda</text:p>
          </table:table-cell>
          <table:table-cell table:style-name="ce1" office:value-type="string" calcext:value-type="string">
            <text:p>Val d'Or</text:p>
          </table:table-cell>
          <table:table-cell table:style-name="ce1" office:value-type="string" calcext:value-type="string">
            <text:p>Mont-Laurier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" office:value-type="string" calcext:value-type="string">
            <text:p>Shawinigan</text:p>
          </table:table-cell>
          <table:table-cell table:style-name="ce1" office:value-type="string" calcext:value-type="string">
            <office:annotation draw:style-name="gr7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" office:value-type="string" calcext:value-type="string">
            <text:p>Rimouski</text:p>
          </table:table-cell>
          <table:table-cell table:style-name="ce1" office:value-type="string" calcext:value-type="string">
            <text:p>Gaspé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" office:value-type="string" calcext:value-type="string">
            <office:annotation draw:style-name="gr13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9.151cm" svg:y="21.69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" office:value-type="string" calcext:value-type="string">
            <office:annotation draw:style-name="gr13" draw:text-style-name="P2" svg:width="4.508cm" svg:height="6.985cm" svg:x="72.533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 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Latin: Mattiacum (Wetzlar)</text:span></text:p>
            </office:annotation>
            <text:p>Marburg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Weimar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" office:value-type="string" calcext:value-type="string">
            <text:p>Czestochowa</text:p>
          </table:table-cell>
          <table:table-cell table:style-name="ce1" office:value-type="string" calcext:value-type="string">
            <text:p>Sandomierz</text:p>
          </table:table-cell>
          <table:table-cell table:style-name="ce1" office:value-type="string" calcext:value-type="string">
            <text:p>Lublin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" office:value-type="string" calcext:value-type="string">
            <text:p>Lutsk</text:p>
          </table:table-cell>
          <table:table-cell table:style-name="ce1" office:value-type="string" calcext:value-type="string">
            <text:p>Rivne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" office:value-type="string" calcext:value-type="string">
            <office:annotation draw:style-name="gr14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" office:value-type="string" calcext:value-type="string">
            <text:p>Lubny</text:p>
          </table:table-cell>
          <table:table-cell table:style-name="ce1" office:value-type="string" calcext:value-type="string">
            <text:p>Poltava</text:p>
          </table:table-cell>
          <table:table-cell table:style-name="ce1" office:value-type="string" calcext:value-type="string">
            <office:annotation draw:style-name="gr8" draw:text-style-name="P5" svg:width="2.899cm" svg:height="1.799cm" svg:x="96.406cm" svg:y="18.741cm" draw:caption-point-x="-0.61cm" draw:caption-point-y="1.51cm">
              <dc:date>2023-03-05T00:00:00</dc:date>
              <text:p text:style-name="P1"><text:span text:style-name="T1">Kharkov</text:span></text:p>
            </office:annotation>
            <text:p>Kharkiv</text:p>
          </table:table-cell>
          <table:table-cell table:style-name="ce1" office:value-type="string" calcext:value-type="string">
            <text:p>Belgorod</text:p>
          </table:table-cell>
          <table:table-cell table:style-name="ce1" office:value-type="string" calcext:value-type="string">
            <text:p>Valuyki</text:p>
          </table:table-cell>
          <table:table-cell table:style-name="ce1" office:value-type="string" calcext:value-type="string">
            <text:p>Rossosh</text:p>
          </table:table-cell>
          <table:table-cell table:style-name="ce1" office:value-type="string" calcext:value-type="string">
            <text:p>Mikhaylovka</text:p>
          </table:table-cell>
          <table:table-cell table:style-name="ce1" office:value-type="string" calcext:value-type="string">
            <text:p>Kotovo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3-0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etnoye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3-07T00:00:00</dc:date>
              <text:p text:style-name="P1"><text:span text:style-name="T1">(into Sol-Iletsk)</text:span></text:p>
            </office:annotation>
            <text:p>Iletskaya Zashchita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tamshinskiy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" office:value-type="string" calcext:value-type="string">
            <text:p>Arkaly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" office:value-type="string" calcext:value-type="string">
            <text:p>Karaganda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-Kamenogor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Ulangom</text:p>
          </table:table-cell>
          <table:table-cell table:style-name="ce1" office:value-type="string" calcext:value-type="string">
            <text:p>Khovd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hatgal</text:p>
          </table:table-cell>
          <table:table-cell table:style-name="ce1" office:value-type="string" calcext:value-type="string">
            <text:p>Ordu Bali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umo</text:p>
          </table:table-cell>
          <table:table-cell table:style-name="ce4" office:value-type="string" calcext:value-type="string">
            <text:p>^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" office:value-type="string" calcext:value-type="string">
            <text:p>Suihua</text:p>
          </table:table-cell>
          <table:table-cell table:style-name="ce1" office:value-type="string" calcext:value-type="string">
            <text:p>Yichun</text:p>
          </table:table-cell>
          <table:table-cell table:style-name="ce1" office:value-type="string" calcext:value-type="string">
            <text:p>Suiyin</text:p>
          </table:table-cell>
          <table:table-cell table:style-name="ce1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" office:value-type="string" calcext:value-type="string">
            <text:p>Bikin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Asahikawa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reat Falls</text:p>
          </table:table-cell>
          <table:table-cell table:style-name="ce1" office:value-type="string" calcext:value-type="string">
            <text:p>Havre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" office:value-type="string" calcext:value-type="string">
            <text:p>Williston</text:p>
          </table:table-cell>
          <table:table-cell table:style-name="ce1" office:value-type="string" calcext:value-type="string">
            <text:p>Minot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" office:value-type="string" calcext:value-type="string">
            <text:p>Bemidji</text:p>
          </table:table-cell>
          <table:table-cell table:style-name="ce1" office:value-type="string" calcext:value-type="string">
            <text:p>Duluth</text:p>
          </table:table-cell>
          <table:table-cell table:style-name="ce6" table:number-columns-repeated="3"/>
          <table:table-cell table:style-name="ce1" office:value-type="string" calcext:value-type="string">
            <text:p>Sault Sainte-Marie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" office:value-type="string" calcext:value-type="string">
            <text:p>North Bay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" office:value-type="string" calcext:value-type="string">
            <text:p>Trois-Rivières</text:p>
          </table:table-cell>
          <table:table-cell table:style-name="ce1" office:value-type="string" calcext:value-type="string">
            <office:annotation draw:style-name="gr9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22.886cm" draw:caption-point-x="-0.406cm" draw:caption-point-y="-1.445cm">
              <dc:date>2023-02-26T00:00:00</dc:date>
              <text:p text:style-name="P1"><text:span text:style-name="T1">(Mediolanum Aulercorum)</text:span></text:p>
              <text:p text:style-name="P1"><text:span text:style-name="T1"/></text:p>
              <text:p text:style-name="P1"><text:span text:style-name="T1">Latin: Durocassium (Dreux)</text:span></text:p>
            </office:annotation>
            <text:p>Évreux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2.886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" office:value-type="string" calcext:value-type="string">
            <office:annotation draw:style-name="gr13" draw:text-style-name="P2" svg:width="4.508cm" svg:height="6.985cm" svg:x="72.533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" office:value-type="string" calcext:value-type="string">
            <office:annotation draw:style-name="gr9" draw:text-style-name="P2" svg:width="4.509cm" svg:height="5.795cm" svg:x="77.041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22.886cm" draw:caption-point-x="-0.406cm" draw:caption-point-y="-1.445cm">
              <dc:date>2023-02-26T00:00:00</dc:date>
              <text:p text:style-name="P1"><text:span text:style-name="T1">Prussian: Chemnitz</text:span></text:p>
              <text:p text:style-name="P1"><text:span text:style-name="T1">Latin: Marobudum (Amberg)</text:span></text:p>
            </office:annotation>
            <text:p>Bayreuth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Kutná Hora/Kuttenberg)</text:span></text:p>
              <text:p text:style-name="P1"><text:span text:style-name="T1"/></text:p>
              <text:p text:style-name="P1"><text:span text:style-name="T1">Latin: Condorgis (Jihlava)</text:span></text:p>
            </office:annotation>
            <text:p>Hory Kutné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Tarnów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" office:value-type="string" calcext:value-type="string">
            <text:p>Uman</text:p>
          </table:table-cell>
          <table:table-cell table:style-name="ce1" office:value-type="string" calcext:value-type="string">
            <text:p>Cherkasy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akhovka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Oleksandrivsk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3-05T00:00:00</dc:date>
              <text:p text:style-name="P1"><text:span text:style-name="T1">Makeyevka</text:span></text:p>
              <text:p text:style-name="P1"><text:span text:style-name="T1"/></text:p>
              <text:p text:style-name="P1"><text:span text:style-name="T1">(into Donetsk)</text:span></text:p>
            </office:annotation>
            <text:p>Makiivka</text:p>
          </table:table-cell>
          <table:table-cell table:style-name="ce1" office:value-type="string" calcext:value-type="string">
            <office:annotation draw:style-name="gr8" draw:text-style-name="P5" svg:width="2.899cm" svg:height="1.799cm" svg:x="99.787cm" svg:y="19.931cm" draw:caption-point-x="-0.61cm" draw:caption-point-y="1.51cm">
              <dc:date>2023-03-05T00:00:00</dc:date>
              <text:p text:style-name="P1"><text:span text:style-name="T1">Lugansk</text:span></text:p>
            </office:annotation>
            <text:p>Luhansk</text:p>
          </table:table-cell>
          <table:table-cell table:style-name="ce1" office:value-type="string" calcext:value-type="string">
            <text:p>Millerovo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y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oyynty</text:p>
          </table:table-cell>
          <table:table-cell table:style-name="ce1" office:value-type="string" calcext:value-type="string">
            <text:p>Balkhash</text:p>
          </table:table-cell>
          <table:table-cell table:style-name="ce1" office:value-type="string" calcext:value-type="string">
            <text:p>Sayaq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ysan</text:p>
          </table:table-cell>
          <table:table-cell table:style-name="ce1" office:value-type="string" calcext:value-type="string">
            <text:p>Alt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liastai</text:p>
          </table:table-cell>
          <table:table-cell table:style-name="ce1" office:value-type="string" calcext:value-type="string">
            <text:p>Mörö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setserleg</text:p>
          </table:table-cell>
          <table:table-cell table:style-name="ce1" office:value-type="string" calcext:value-type="string">
            <text:p>Qara Qorum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Hoolingol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" office:value-type="string" calcext:value-type="string">
            <text:p>Daqing</text:p>
          </table:table-cell>
          <table:table-cell table:style-name="ce1" office:value-type="string" calcext:value-type="string">
            <text:p>Harbin</text:p>
          </table:table-cell>
          <table:table-cell table:style-name="ce1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" office:value-type="string" calcext:value-type="string">
            <office:annotation draw:style-name="gr8" draw:text-style-name="P5" svg:width="2.899cm" svg:height="1.799cm" svg:x="150.508cm" svg:y="19.931cm" draw:caption-point-x="-0.61cm" draw:caption-point-y="1.51cm">
              <dc:date>2023-03-09T00:00:00</dc:date>
              <text:p text:style-name="P1"><text:span text:style-name="T1">-&gt; Jiamusi</text:span></text:p>
            </office:annotation>
            <text:p>Giyamusi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22.886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" table:number-columns-repeated="3"/>
          <table:table-cell table:style-name="ce1" office:value-type="string" calcext:value-type="string">
            <text:p>Sapporo</text:p>
          </table:table-cell>
          <table:table-cell table:style-name="ce1" office:value-type="string" calcext:value-type="string">
            <text:p>Kushiro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" office:value-type="string" calcext:value-type="string">
            <text:p>Yakima</text:p>
          </table:table-cell>
          <table:table-cell table:style-name="ce1" office:value-type="string" calcext:value-type="string">
            <text:p>Pas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isso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elena</text:p>
          </table:table-cell>
          <table:table-cell table:style-name="ce1" office:value-type="string" calcext:value-type="string">
            <text:p>Roundup</text:p>
          </table:table-cell>
          <table:table-cell table:style-name="ce1" office:value-type="string" calcext:value-type="string">
            <text:p>Miles City</text:p>
          </table:table-cell>
          <table:table-cell table:style-name="ce1" office:value-type="string" calcext:value-type="string">
            <text:p>Dickinson</text:p>
          </table:table-cell>
          <table:table-cell table:style-name="ce1" office:value-type="string" calcext:value-type="string">
            <text:p>Bismarck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" office:value-type="string" calcext:value-type="string">
            <text:p>St Cloud</text:p>
          </table:table-cell>
          <table:table-cell table:style-name="ce1" office:value-type="string" calcext:value-type="string">
            <text:p>Superior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6" table:number-columns-repeated="2"/>
          <table:table-cell table:style-name="ce1" office:value-type="string" calcext:value-type="string">
            <text:p>Mississaug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" office:value-type="string" calcext:value-type="string">
            <text:p>Kingston</text:p>
          </table:table-cell>
          <table:table-cell table:style-name="ce1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Ottawa</text:p>
          </table:table-cell>
          <table:table-cell table:style-name="ce1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" office:value-type="string" calcext:value-type="string">
            <text:p>Sherbrooke</text:p>
          </table:table-cell>
          <table:table-cell table:style-name="ce1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" office:value-type="string" calcext:value-type="string">
            <text:p>Saint Joh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</text:p>
          </table:table-cell>
          <table:table-cell table:style-name="ce1" table:number-columns-repeated="18"/>
          <table:table-cell table:style-name="ce1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24.077cm" draw:caption-point-x="-0.407cm" draw:caption-point-y="-1.445cm">
              <dc:date>2023-02-26T00:00:00</dc:date>
              <text:p text:style-name="P1"><text:span text:style-name="T1">Latin: Condate Redonum (into Rennes)</text:span></text:p>
            </office:annotation>
            <text:p>Laval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4.077cm" draw:caption-point-x="-0.406cm" draw:caption-point-y="-1.445cm">
              <dc:date>2023-02-26T00:00:00</dc:date>
              <text:p text:style-name="P1"><text:span text:style-name="T1">(Agedincum)</text:span></text:p>
            </office:annotation>
            <text:p>Sen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Heidelberg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24.077cm" draw:caption-point-x="-0.406cm" draw:caption-point-y="-1.445cm">
              <dc:date>2023-02-26T00:00:00</dc:date>
              <text:p text:style-name="P1"><text:span text:style-name="T1">(into Aalen)</text:span></text:p>
              <text:p text:style-name="P1"><text:span text:style-name="T1"/></text:p>
              <text:p text:style-name="P1"><text:span text:style-name="T1">Prussian: Aalen</text:span></text:p>
              <text:p text:style-name="P1"><text:span text:style-name="T1">Latin: Septemiacum (into Nordlingen)</text:span></text:p>
            </office:annotation>
            <text:p>Nördlingen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Latin: Prodentia (Donauworth)</text:span></text:p>
            </office:annotation>
            <text:p>Ingolstadt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Orhei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a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Oleshk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" office:value-type="string" calcext:value-type="string">
            <office:annotation draw:style-name="gr8" draw:text-style-name="P5" svg:width="2.899cm" svg:height="1.799cm" svg:x="99.787cm" svg:y="21.122cm" draw:caption-point-x="-0.61cm" draw:caption-point-y="1.51cm">
              <dc:date>2023-03-06T00:00:00</dc:date>
              <text:p text:style-name="P1"><text:span text:style-name="T1">Shakhty</text:span></text:p>
            </office:annotation>
            <text:p>Alexandro-Grushevskaya</text:p>
          </table:table-cell>
          <table:table-cell table:style-name="ce1" office:value-type="string" calcext:value-type="string">
            <text:p>Kalach</text:p>
          </table:table-cell>
          <table:table-cell table:style-name="ce1" office:value-type="string" calcext:value-type="string">
            <text:p>Svetly Yar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21.122cm" draw:caption-point-x="-0.61cm" draw:caption-point-y="1.51cm">
              <dc:date>2023-03-06T00:00:00</dc:date>
              <text:p text:style-name="P1"><text:span text:style-name="T1">→ </text:span><text:span text:style-name="T1">Akhtubinsk</text:span></text:p>
            </office:annotation>
            <text:p>Akhtuba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yev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?</text:p>
          </table:table-cell>
          <table:table-cell table:style-name="ce1" office:value-type="string" calcext:value-type="string">
            <text:p>Aral'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ryshaghan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7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Qayalyq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" office:value-type="string" calcext:value-type="string">
            <text:p>Qaramay</text:p>
          </table:table-cell>
          <table:table-cell table:style-name="ce1" office:value-type="string" calcext:value-type="string">
            <text:p>Fukang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yanbulag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?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?</text:p>
          </table:table-cell>
          <table:table-cell table:style-name="ce1" office:value-type="string" calcext:value-type="string">
            <text:p>Cho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" office:value-type="string" calcext:value-type="string">
            <text:p>Changling</text:p>
          </table:table-cell>
          <table:table-cell table:style-name="ce1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Ningguta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" office:value-type="string" calcext:value-type="string">
            <office:annotation draw:style-name="gr14" draw:text-style-name="P2" svg:width="4.509cm" svg:height="8.175cm" svg:x="151.431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4.077cm" draw:caption-point-x="-0.406cm" draw:caption-point-y="-1.445cm">
              <dc:date>2023-02-26T00:00:00</dc:date>
              <text:p text:style-name="P1"><text:span text:style-name="T1">Korean: Jeongju (into Suchan/Partizansk)</text:span></text:p>
            </office:annotation>
            <text:p>Nakhodka</text:p>
          </table:table-cell>
          <table:table-cell table:style-name="ce1" table:number-columns-repeated="3"/>
          <table:table-cell table:style-name="ce1" office:value-type="string" calcext:value-type="string">
            <text:p>Hakodate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nnewick</text:p>
          </table:table-cell>
          <table:table-cell table:style-name="ce1" office:value-type="string" calcext:value-type="string">
            <text:p>Lewis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utte</text:p>
          </table:table-cell>
          <table:table-cell table:style-name="ce1" office:value-type="string" calcext:value-type="string">
            <text:p>Bozeman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Broadus</text:p>
          </table:table-cell>
          <table:table-cell table:style-name="ce1" office:value-type="string" calcext:value-type="string">
            <text:p>Pierre</text:p>
          </table:table-cell>
          <table:table-cell table:style-name="ce1" office:value-type="string" calcext:value-type="string">
            <text:p>Chamberla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" office:value-type="string" calcext:value-type="string">
            <office:annotation draw:style-name="gr7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6"/>
          <table:table-cell table:style-name="ce1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30.829cm" svg:y="25.268cm" draw:caption-point-x="-0.407cm" draw:caption-point-y="-1.445cm">
              <dc:date>2023-02-26T00:00:00</dc:date>
              <text:p text:style-name="P1"><text:span text:style-name="T1">French: La Petite Côte</text:span></text:p>
            </office:annotation>
            <text:p>Windsor</text:p>
          </table:table-cell>
          <table:table-cell table:style-name="ce1" office:value-type="string" calcext:value-type="string">
            <office:annotation draw:style-name="gr4" draw:text-style-name="P2" svg:width="4.509cm" svg:height="3.413cm" svg:x="31.956cm" svg:y="25.268cm" draw:caption-point-x="-0.406cm" draw:caption-point-y="-1.445cm">
              <dc:date>2023-02-26T00:00:00</dc:date>
              <text:p text:style-name="P1"><text:span text:style-name="T1">French: Fort Niagara (Niagara Falls)</text:span></text:p>
              <text:p text:style-name="P1"><text:span text:style-name="T1">Latin: Magna cataractae</text:span></text:p>
            </office:annotation>
            <text:p>Niagara Fall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25.268cm" draw:caption-point-x="-0.406cm" draw:caption-point-y="-1.445cm">
              <dc:date>2023-02-26T00:00:00</dc:date>
              <text:p text:style-name="P1"><text:span text:style-name="T1">(Munich/Monaco)</text:span></text:p>
              <text:p text:style-name="P1"><text:span text:style-name="T1"/></text:p>
              <text:p text:style-name="P1"><text:span text:style-name="T1">Latin: Pons Aeni (into Rosenheim)</text:span></text:p>
            </office:annotation>
            <text:p>München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" office:value-type="string" calcext:value-type="string">
            <office:annotation draw:style-name="gr11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șo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i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1" draw:text-style-name="P2" svg:width="4.509cm" svg:height="6.984cm" svg:x="95.075cm" svg:y="25.268cm" draw:caption-point-x="-0.406cm" draw:caption-point-y="-1.445cm">
              <dc:date>2023-03-05T00:00:00</dc:date>
              <text:p text:style-name="P1"><text:span text:style-name="T1">→ </text:span><text:span text:style-name="T1">Yevpatoria</text:span></text:p>
              <text:p text:style-name="P1"><text:span text:style-name="T1"/></text:p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Eupatori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yansky aul</text:p>
          </table:table-cell>
          <table:table-cell table:style-name="ce1" office:value-type="string" calcext:value-type="string">
            <text:p>Stavropol</text:p>
          </table:table-cell>
          <table:table-cell table:style-name="ce1" office:value-type="string" calcext:value-type="string">
            <text:p>Elist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</text:p>
          </table:table-cell>
          <table:table-cell table:style-name="ce6" table:number-columns-repeated="2"/>
          <table:table-cell table:style-name="ce1" office:value-type="string" calcext:value-type="string">
            <text:p>Kul'sary</text:p>
          </table:table-cell>
          <table:table-cell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Moiynqum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Lunt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5.268cm" draw:caption-point-x="-0.406cm" draw:caption-point-y="-1.445cm">
              <dc:date>2023-02-26T00:00:00</dc:date>
              <text:p text:style-name="P1"><text:span text:style-name="T1">Russian: Altay</text:span></text:p>
            </office:annotation>
            <text:p>?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Sainshand</text:p>
          </table:table-cell>
          <table:table-cell table:style-name="ce1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" office:value-type="string" calcext:value-type="string">
            <text:p>Kangbao</text:p>
          </table:table-cell>
          <table:table-cell table:style-name="ce1" office:value-type="string" calcext:value-type="string">
            <text:p>Yingcha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3-08T00:00:00</dc:date>
              <text:p text:style-name="P1"><text:span text:style-name="T1">(Tongliao)</text:span></text:p>
              <text:p text:style-name="P1"><text:span text:style-name="T1"/></text:p>
              <text:p text:style-name="P1"><text:span text:style-name="T1">Mongolian: Bayisingtu</text:span></text:p>
            </office:annotation>
            <text:p>Zhelimu</text:p>
          </table:table-cell>
          <table:table-cell table:style-name="ce1" office:value-type="string" calcext:value-type="string">
            <text:p>Siping</text:p>
          </table:table-cell>
          <table:table-cell table:style-name="ce1" office:value-type="string" calcext:value-type="string">
            <text:p>Chang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" table:number-columns-repeated="6"/>
          <table:table-cell table:style-name="ce1" office:value-type="string" calcext:value-type="string">
            <text:p>Aomori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Portland</text:p>
          </table:table-cell>
          <table:table-cell table:style-name="ce1" office:value-type="string" calcext:value-type="string">
            <text:p>Bend</text:p>
          </table:table-cell>
          <table:table-cell table:style-name="ce1" office:value-type="string" calcext:value-type="string">
            <text:p>Baker City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West Yellowstone</text:p>
          </table:table-cell>
          <table:table-cell table:style-name="ce1" office:value-type="string" calcext:value-type="string">
            <text:p>Sheridan</text:p>
          </table:table-cell>
          <table:table-cell table:style-name="ce1" office:value-type="string" calcext:value-type="string">
            <text:p>Douglas</text:p>
          </table:table-cell>
          <table:table-cell table:style-name="ce1" office:value-type="string" calcext:value-type="string">
            <text:p>Rapid City</text:p>
          </table:table-cell>
          <table:table-cell table:style-name="ce1" office:value-type="string" calcext:value-type="string">
            <text:p>Norfolk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" office:value-type="string" calcext:value-type="string">
            <text:p>Dubuqu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" office:value-type="string" calcext:value-type="string">
            <text:p>Springfield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6.458cm" draw:caption-point-x="-0.406cm" draw:caption-point-y="-1.445cm">
              <dc:date>2023-02-26T00:00:00</dc:date>
              <text:p text:style-name="P1"><text:span text:style-name="T1">Latin: Teurnia (Spittal an der Drau)</text:span></text:p>
            </office:annotation>
            <text:p>Innsbruck</text:p>
          </table:table-cell>
          <table:table-cell table:style-name="ce1" office:value-type="string" calcext:value-type="string">
            <office:annotation draw:style-name="gr3" draw:text-style-name="P2" svg:width="4.508cm" svg:height="2.223cm" svg:x="81.55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ți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3-05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  <text:p text:style-name="P1"><text:span text:style-name="T1"/></text:p>
              <text:p text:style-name="P1"><text:span text:style-name="T1">→ </text:span><text:span text:style-name="T1">Sevastopol</text:span></text:p>
            </office:annotation>
            <text:p>Khersonesos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3-05T00:00:00</dc:date>
              <text:p text:style-name="P1"><text:span text:style-name="T1">(Vosporo/Pantikapaion)</text:span></text:p>
              <text:p text:style-name="P1"><text:span text:style-name="T1"/></text:p>
              <text:p text:style-name="P1"><text:span text:style-name="T1">→ </text:span><text:span text:style-name="T1">Kerch/Karcha</text:span></text:p>
            </office:annotation>
            <text:p>Pantikapaion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" office:value-type="string" calcext:value-type="string">
            <text:p>Pyatigorsk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3-06T00:00:00</dc:date>
              <text:p text:style-name="P1"><text:span text:style-name="T1">→ </text:span><text:span text:style-name="T1">Grozny</text:span></text:p>
              <text:p text:style-name="P1"><text:span text:style-name="T1"/></text:p>
              <text:p text:style-name="P1"><text:span text:style-name="T1">Mongolian: Majar</text:span></text:p>
            </office:annotation>
            <text:p>Groznaya</text:p>
          </table:table-cell>
          <table:table-cell table:style-name="ce1" office:value-type="string" calcext:value-type="string">
            <text:p>Kizlyar</text:p>
          </table:table-cell>
          <table:table-cell table:style-name="ce6" table:number-columns-repeated="3"/>
          <table:table-cell table:style-name="ce1" office:value-type="string" calcext:value-type="string">
            <text:p>Beineu</text:p>
          </table:table-cell>
          <table:table-cell table:style-name="ce1" office:value-type="string" calcext:value-type="string">
            <text:p>Jasliq</text:p>
          </table:table-cell>
          <table:table-cell table:style-name="ce6" table:number-columns-repeated="2"/>
          <table:table-cell table:style-name="ce1" office:value-type="string" calcext:value-type="string">
            <text:p>Juvara</text:p>
          </table:table-cell>
          <table:table-cell table:style-name="ce1" office:value-type="string" calcext:value-type="string">
            <text:p>Jand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" office:value-type="string" calcext:value-type="string">
            <text:p>Soz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z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Jini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3-08T00:00:00</dc:date>
              <text:p text:style-name="P1"><text:span text:style-name="T1">Mongol: Qaghalghan</text:span></text:p>
              <text:p text:style-name="P1"><text:span text:style-name="T1">Manchu: Imiyangga yase</text:span></text:p>
            </office:annotation>
            <text:p>Zhangjiak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3-08T00:00:00</dc:date>
              <text:p text:style-name="P1"><text:span text:style-name="T1">(Shangdu/Xanadu)</text:span></text:p>
              <text:p text:style-name="P1"><text:span text:style-name="T1"/></text:p>
              <text:p text:style-name="P1"><text:span text:style-name="T1">Mongolian: Shandu</text:span></text:p>
            </office:annotation>
            <text:p>Kaiping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3-08T00:00:00</dc:date>
              <text:p text:style-name="P1"><text:span text:style-name="T1">(Linhuang)</text:span></text:p>
              <text:p text:style-name="P1"><text:span text:style-name="T1"/></text:p>
              <text:p text:style-name="P1"><text:span text:style-name="T1">Mongolian: Ulanhad</text:span></text:p>
            </office:annotation>
            <text:p>Chifeng</text:p>
          </table:table-cell>
          <table:table-cell table:style-name="ce1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" table:number-columns-repeated="2"/>
          <table:table-cell table:style-name="ce9"/>
          <table:table-cell table:style-name="ce1" table:number-columns-repeated="3"/>
          <table:table-cell table:style-name="ce1" office:value-type="string" calcext:value-type="string">
            <text:p>Akita</text:p>
          </table:table-cell>
          <table:table-cell table:style-name="ce1" office:value-type="string" calcext:value-type="string">
            <text:p>Moriok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edford</text:p>
          </table:table-cell>
          <table:table-cell table:style-name="ce1" office:value-type="string" calcext:value-type="string">
            <text:p>Eugen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oise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asper</text:p>
          </table:table-cell>
          <table:table-cell table:style-name="ce1" office:value-type="string" calcext:value-type="string">
            <text:p>Cheyenne</text:p>
          </table:table-cell>
          <table:table-cell table:style-name="ce1" office:value-type="string" calcext:value-type="string">
            <text:p>North Platte</text:p>
          </table:table-cell>
          <table:table-cell table:style-name="ce1" office:value-type="string" calcext:value-type="string">
            <text:p>Grand Island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" office:value-type="string" calcext:value-type="string">
            <text:p>Gary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" office:value-type="string" calcext:value-type="string">
            <text:p>Cleveland</text:p>
          </table:table-cell>
          <table:table-cell table:style-name="ce1" office:value-type="string" calcext:value-type="string">
            <office:annotation draw:style-name="gr7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" office:value-type="string" calcext:value-type="string">
            <office:annotation draw:style-name="gr7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6" table:number-columns-repeated="8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4" svg:width="2.899cm" svg:height="1.799cm" svg:x="102.041cm" svg:y="24.694cm" draw:caption-point-x="-0.61cm" draw:caption-point-y="1.51cm">
              <dc:date>2023-03-06T00:00:00</dc:date>
              <text:p text:style-name="P3"><text:span text:style-name="T2">→ </text:span><text:span text:style-name="T2">Vladikavkaz</text:span></text:p>
            </office:annotation>
            <text:p>Ordzhonikidze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" office:value-type="string" calcext:value-type="string">
            <text:p>Shetpe</text:p>
          </table:table-cell>
          <table:table-cell table:style-name="ce1" office:value-type="string" calcext:value-type="string">
            <text:p>Oqsho'laq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Madminiya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Barataki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uran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6"/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text:p>Qarashehe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3-08T00:00:00</dc:date>
              <text:p text:style-name="P1"><text:span text:style-name="T1">(Guazhou)</text:span></text:p>
            </office:annotation>
            <text:p>Anxi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text:p>Jiayugua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24.694cm" draw:caption-point-x="-0.61cm" draw:caption-point-y="1.51cm">
              <dc:date>2023-03-08T00:00:00</dc:date>
              <text:p text:style-name="P1"><text:span text:style-name="T1">Chinese: Bayanno’er</text:span></text:p>
            </office:annotation>
            <text:p>Bayannur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" office:value-type="string" calcext:value-type="string">
            <text:p>Xuanhua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3-08T00:00:00</dc:date>
              <text:p text:style-name="P1"><text:span text:style-name="T1">-&gt; Longqing -&gt; Yanqing</text:span></text:p>
            </office:annotation>
            <text:p>Yongni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Liaoyang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3-09T00:00:00</dc:date>
              <text:p text:style-name="P1"><text:span text:style-name="T1">-&gt; Andong -&gt; Dandong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heung</text:p>
          </table:table-cell>
          <table:table-cell table:style-name="ce1" table:number-columns-repeated="7"/>
          <table:table-cell table:style-name="ce1" office:value-type="string" calcext:value-type="string">
            <text:p>Yamagata</text:p>
          </table:table-cell>
          <table:table-cell table:style-name="ce1" office:value-type="string" calcext:value-type="string">
            <text:p>Senda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0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no</text:p>
          </table:table-cell>
          <table:table-cell table:style-name="ce1" office:value-type="string" calcext:value-type="string">
            <text:p>Winnemucca</text:p>
          </table:table-cell>
          <table:table-cell table:style-name="ce1" office:value-type="string" calcext:value-type="string">
            <text:p>Elko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ock Spring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Collins</text:p>
          </table:table-cell>
          <table:table-cell table:style-name="ce1" office:value-type="string" calcext:value-type="string">
            <text:p>Sterling</text:p>
          </table:table-cell>
          <table:table-cell table:style-name="ce1" office:value-type="string" calcext:value-type="string">
            <text:p>Lincoln</text:p>
          </table:table-cell>
          <table:table-cell table:style-name="ce1" office:value-type="string" calcext:value-type="string">
            <text:p>Nebraska City</text:p>
          </table:table-cell>
          <table:table-cell table:style-name="ce1" office:value-type="string" calcext:value-type="string">
            <text:p>St Josep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Quincy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" office:value-type="string" calcext:value-type="string">
            <office:annotation draw:style-name="gr10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" office:value-type="string" calcext:value-type="string">
            <text:p>Dayton</text:p>
          </table:table-cell>
          <table:table-cell table:style-name="ce1" office:value-type="string" calcext:value-type="string">
            <text:p>Columbus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" office:value-type="string" calcext:value-type="string">
            <office:annotation draw:style-name="gr10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" office:value-type="string" calcext:value-type="string">
            <office:annotation draw:style-name="gr10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" office:value-type="string" calcext:value-type="string">
            <office:annotation draw:style-name="gr10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ce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" office:value-type="string" calcext:value-type="string">
            <text:p>Parm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" office:value-type="string" calcext:value-type="string">
            <office:annotation draw:style-name="gr11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6" table:number-columns-repeated="9"/>
          <table:table-cell table:style-name="ce1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6" table:number-columns-repeated="3"/>
          <table:table-cell table:style-name="ce1" office:value-type="string" calcext:value-type="string">
            <text:p>Aktau</text:p>
          </table:table-cell>
          <table:table-cell table:style-name="ce1" office:value-type="string" calcext:value-type="string">
            <text:p>Elobo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" office:value-type="string" calcext:value-type="string">
            <office:annotation draw:style-name="gr10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?</text:p>
          </table:table-cell>
          <table:table-cell table:style-name="ce1" office:value-type="string" calcext:value-type="string">
            <text:p>Jizzakh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Binkat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ks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orla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unhu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25.884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3-08T00:00:00</dc:date>
              <text:p text:style-name="P1"><text:span text:style-name="T1">-&gt; Zhongdu -&gt; Beijing</text:span></text:p>
              <text:p text:style-name="P1"><text:span text:style-name="T1"/></text:p>
              <text:p text:style-name="P1"><text:span text:style-name="T1">Mongolian: Khanbaliq</text:span></text:p>
            </office:annotation>
            <text:p>Ji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"/>
          <table:table-cell table:style-name="ce1" office:value-type="string" calcext:value-type="string">
            <text:p>Pyeongyang</text:p>
          </table:table-cell>
          <table:table-cell table:style-name="ce1" office:value-type="string" calcext:value-type="string">
            <office:annotation draw:style-name="gr10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" table:number-columns-repeated="7"/>
          <table:table-cell table:style-name="ce1" office:value-type="string" calcext:value-type="string">
            <text:p>Niigata</text:p>
          </table:table-cell>
          <table:table-cell table:style-name="ce1" office:value-type="string" calcext:value-type="string">
            <text:p>Fukushim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" office:value-type="string" calcext:value-type="string">
            <text:p>Sacramen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rson City</text:p>
          </table:table-cell>
          <table:table-cell table:style-name="ce1" office:value-type="string" calcext:value-type="string">
            <text:p>Ely</text:p>
          </table:table-cell>
          <table:table-cell table:style-name="ce1" office:value-type="string" calcext:value-type="string">
            <text:p>West Valley City</text:p>
          </table:table-cell>
          <table:table-cell table:style-name="ce1" office:value-type="string" calcext:value-type="string">
            <text:p>Salt Lake City</text:p>
          </table:table-cell>
          <table:table-cell table:style-name="ce1" office:value-type="string" calcext:value-type="string">
            <text:p>Grand Juncti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nver</text:p>
          </table:table-cell>
          <table:table-cell table:style-name="ce1" office:value-type="string" calcext:value-type="string">
            <text:p>McCook</text:p>
          </table:table-cell>
          <table:table-cell table:style-name="ce1" office:value-type="string" calcext:value-type="string">
            <text:p>Salina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" office:value-type="string" calcext:value-type="string">
            <office:annotation draw:style-name="gr7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" office:value-type="string" calcext:value-type="string">
            <text:p>Huntington</text:p>
          </table:table-cell>
          <table:table-cell table:style-name="ce1" office:value-type="string" calcext:value-type="string">
            <text:p>Parkersburg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" office:value-type="string" calcext:value-type="string">
            <office:annotation draw:style-name="gr13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" office:value-type="string" calcext:value-type="string">
            <office:annotation draw:style-name="gr7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Carcassonne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Pisa)</text:span></text:p>
            </office:annotation>
            <text:p>Pisae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3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" office:value-type="string" calcext:value-type="string">
            <office:annotation draw:style-name="gr7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Adrianople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um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7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Quba</text:p>
          </table:table-cell>
          <table:table-cell table:style-name="ce6" table:number-columns-repeated="3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" office:value-type="string" calcext:value-type="string">
            <text:p>Hazarasp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hujand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varannah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shgar</text:p>
          </table:table-cell>
          <table:table-cell table:style-name="ce1" office:value-type="string" calcext:value-type="string">
            <text:p>Uchturpan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27.075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3-08T00:00:00</dc:date>
              <text:p text:style-name="P1"><text:span text:style-name="T1">→ </text:span><text:span text:style-name="T1">Huaiyuan → Yinchuan</text:span></text:p>
              <text:p text:style-name="P1"><text:span text:style-name="T1"/></text:p>
              <text:p text:style-name="P1"><text:span text:style-name="T1">Mongolian: Iryai</text:span></text:p>
            </office:annotation>
            <text:p>Fup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5" svg:width="2.899cm" svg:height="1.799cm" svg:x="138.109cm" svg:y="27.075cm" draw:caption-point-x="-0.61cm" draw:caption-point-y="1.51cm">
              <dc:date>2023-03-08T00:00:00</dc:date>
              <text:p text:style-name="P1"><text:span text:style-name="T1">Mongolian: Üqai qota</text:span></text:p>
            </office:annotation>
            <text:p>Wuhai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Daixi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3-08T00:00:00</dc:date>
              <text:p text:style-name="P1"><text:span text:style-name="T1">-&gt; Qingyuan -&gt; Baoding</text:span></text:p>
            </office:annotation>
            <text:p>Xia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" table:number-columns-repeated="4"/>
          <table:table-cell table:style-name="ce1" office:value-type="string" calcext:value-type="string">
            <text:p>Hae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" office:value-type="string" calcext:value-type="string">
            <text:p>Gangneung</text:p>
          </table:table-cell>
          <table:table-cell table:style-name="ce1" table:number-columns-repeated="5"/>
          <table:table-cell table:style-name="ce1" office:value-type="string" calcext:value-type="string">
            <text:p>Kanazawa</text:p>
          </table:table-cell>
          <table:table-cell table:style-name="ce1" office:value-type="string" calcext:value-type="string">
            <text:p>Nagano</text:p>
          </table:table-cell>
          <table:table-cell table:style-name="ce1" office:value-type="string" calcext:value-type="string">
            <text:p>Mit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7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awthorne</text:p>
          </table:table-cell>
          <table:table-cell table:style-name="ce1" office:value-type="string" calcext:value-type="string">
            <text:p>Area 51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ovo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olorado Springs</text:p>
          </table:table-cell>
          <table:table-cell table:style-name="ce1" office:value-type="string" calcext:value-type="string">
            <text:p>Colby</text:p>
          </table:table-cell>
          <table:table-cell table:style-name="ce1" office:value-type="string" calcext:value-type="string">
            <text:p>Hays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" office:value-type="string" calcext:value-type="string">
            <text:p>Jopli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Mari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" office:value-type="string" calcext:value-type="string">
            <text:p>Loui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14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" office:value-type="string" calcext:value-type="string">
            <office:annotation draw:style-name="gr15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" office:value-type="string" calcext:value-type="string">
            <office:annotation draw:style-name="gr16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" office:value-type="string" calcext:value-type="string">
            <office:annotation draw:style-name="gr17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31.221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" office:value-type="string" calcext:value-type="string">
            <text:p>Anc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" office:value-type="string" calcext:value-type="string">
            <office:annotation draw:style-name="gr13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(into Kavala)</text:span></text:p>
              <text:p text:style-name="P1"><text:span text:style-name="T1"/></text:p>
              <text:p text:style-name="P1"><text:span text:style-name="T1">Byzantine: Serrai (Serres)</text:span></text:p>
            </office:annotation>
            <text:p>Amphipolis</text:p>
          </table:table-cell>
          <table:table-cell table:style-name="ce1" office:value-type="string" calcext:value-type="string">
            <office:annotation draw:style-name="gr18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Astakos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" office:value-type="string" calcext:value-type="string">
            <office:annotation draw:style-name="gr7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9cm" svg:height="6.985cm" svg:x="98.456cm" svg:y="31.221cm" draw:caption-point-x="-0.406cm" draw:caption-point-y="-1.445cm">
              <dc:date>2023-02-26T00:00:00</dc:date>
              <text:p text:style-name="P1"><text:span text:style-name="T1">(Giresun/Ghayrsun)</text:span></text:p>
              <text:p text:style-name="P1"><text:span text:style-name="T1"/></text:p>
              <text:p text:style-name="P1"><text:span text:style-name="T1">Latin: Polemonium (Fatsa, into Ordu)</text:span></text:p>
              <text:p text:style-name="P1"><text:span text:style-name="T1">Byzantine: Koloneia (Nikopoli/Şebinkarahisar)</text:span></text:p>
              <text:p text:style-name="P1"><text:span text:style-name="T1">Turkish: Ordu</text:span></text:p>
            </office:annotation>
            <text:p>Kerasous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" office:value-type="string" calcext:value-type="string">
            <text:p>Darghan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oro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Yarkan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" office:value-type="string" calcext:value-type="string">
            <text:p>Saca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" office:value-type="string" calcext:value-type="string">
            <text:p>Zhongwe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" office:value-type="string" calcext:value-type="string">
            <text:p>Dingbi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3-08T00:00:00</dc:date>
              <text:p text:style-name="P1"><text:span text:style-name="T1">-&gt; Yanzhou -&gt; Jiling</text:span></text:p>
            </office:annotation>
            <text:p>Yan'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" office:value-type="string" calcext:value-type="string">
            <text:p>Handan</text:p>
          </table:table-cell>
          <table:table-cell table:style-name="ce1" office:value-type="string" calcext:value-type="string">
            <text:p>Ca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Pug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Hanseong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" office:value-type="string" calcext:value-type="string">
            <text:p>Samcheok</text:p>
          </table:table-cell>
          <table:table-cell table:style-name="ce1" table:number-columns-repeated="3"/>
          <table:table-cell table:style-name="ce1" office:value-type="string" calcext:value-type="string">
            <text:p>Tottori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59.321cm" svg:y="31.221cm" draw:caption-point-x="-0.406cm" draw:caption-point-y="-1.445cm">
              <dc:date>2023-03-08T00:00:00</dc:date>
              <text:p text:style-name="P1"><text:span text:style-name="T1">→ </text:span><text:span text:style-name="T1">Toukyou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" office:value-type="string" calcext:value-type="string">
            <text:p>San Luis Obispo</text:p>
          </table:table-cell>
          <table:table-cell table:style-name="ce1" office:value-type="string" calcext:value-type="string">
            <text:p>Fresn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s Vegas</text:p>
          </table:table-cell>
          <table:table-cell table:style-name="ce1" office:value-type="string" calcext:value-type="string">
            <text:p>St.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rm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blo</text:p>
          </table:table-cell>
          <table:table-cell table:style-name="ce1" office:value-type="string" calcext:value-type="string">
            <text:p>Garden City</text:p>
          </table:table-cell>
          <table:table-cell table:style-name="ce1" office:value-type="string" calcext:value-type="string">
            <text:p>Dodge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" office:value-type="string" calcext:value-type="string">
            <text:p>Tulsa</text:p>
          </table:table-cell>
          <table:table-cell table:style-name="ce1" office:value-type="string" calcext:value-type="string">
            <text:p>Poplar Bluff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" office:value-type="string" calcext:value-type="string">
            <office:annotation draw:style-name="gr9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"/>
          <table:table-cell table:style-name="ce9"/>
          <table:table-cell table:style-name="ce1" table:number-columns-repeated="4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9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" office:value-type="string" calcext:value-type="string">
            <office:annotation draw:style-name="gr19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" office:value-type="string" calcext:value-type="string">
            <office:annotation draw:style-name="gr17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" office:value-type="string" calcext:value-type="string">
            <office:annotation draw:style-name="gr21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rid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2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" office:value-type="string" calcext:value-type="string">
            <office:annotation draw:style-name="gr9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3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Ilion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Garsaura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" office:value-type="string" calcext:value-type="string">
            <office:annotation draw:style-name="gr13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om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6"/>
          <table:table-cell table:style-name="ce1" office:value-type="string" calcext:value-type="string">
            <text:p>Ardabil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" office:value-type="string" calcext:value-type="string">
            <office:annotation draw:style-name="gr9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3-08T00:00:00</dc:date>
              <text:p text:style-name="P1"><text:span text:style-name="T1">(Xining)</text:span></text:p>
              <text:p text:style-name="P1"><text:span text:style-name="T1"/></text:p>
              <text:p text:style-name="P1"><text:span text:style-name="T1">Tibetan: Qingtang cheng</text:span></text:p>
            </office:annotation>
            <text:p>Linqiang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Ping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mo</text:p>
          </table:table-cell>
          <table:table-cell table:style-name="ce1" table:number-columns-repeated="3"/>
          <table:table-cell table:style-name="ce1" office:value-type="string" calcext:value-type="string">
            <text:p>Jeonju</text:p>
          </table:table-cell>
          <table:table-cell table:style-name="ce1" office:value-type="string" calcext:value-type="string">
            <text:p>Daegu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Izumo</text:p>
          </table:table-cell>
          <table:table-cell table:style-name="ce1" office:value-type="string" calcext:value-type="string">
            <text:p>Okayama</text:p>
          </table:table-cell>
          <table:table-cell table:style-name="ce1" office:value-type="string" calcext:value-type="string">
            <text:p>Koube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32.411cm" draw:caption-point-x="-0.407cm" draw:caption-point-y="-1.445cm">
              <dc:date>2023-03-08T00:00:00</dc:date>
              <text:p text:style-name="P1"><text:span text:style-name="T1">→ </text:span><text:span text:style-name="T1">Kyouto</text:span></text:p>
              <text:p text:style-name="P1"><text:span text:style-name="T1"/></text:p>
              <text:p text:style-name="P1"><text:span text:style-name="T1">Latin: Kyotum</text:span></text:p>
            </office:annotation>
            <text:p>Heian-kyou</text:p>
          </table:table-cell>
          <table:table-cell table:style-name="ce1" office:value-type="string" calcext:value-type="string">
            <text:p>Nagoy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" office:value-type="string" calcext:value-type="string">
            <text:p>Bakersfield</text:p>
          </table:table-cell>
          <table:table-cell table:style-name="ce1" office:value-type="string" calcext:value-type="string">
            <text:p>Palm Springs</text:p>
          </table:table-cell>
          <table:table-cell table:style-name="ce1" office:value-type="string" calcext:value-type="string">
            <text:p>Lake Havasu City</text:p>
          </table:table-cell>
          <table:table-cell table:style-name="ce1" office:value-type="string" calcext:value-type="string">
            <text:p>Flagstaff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Amarillo</text:p>
          </table:table-cell>
          <table:table-cell table:style-name="ce1" office:value-type="string" calcext:value-type="string">
            <text:p>Elk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" office:value-type="string" calcext:value-type="string">
            <text:p>Tupelo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2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" office:value-type="string" calcext:value-type="string">
            <office:annotation draw:style-name="gr20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" office:value-type="string" calcext:value-type="string">
            <office:annotation draw:style-name="gr13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" office:value-type="string" calcext:value-type="string">
            <office:annotation draw:style-name="gr24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" office:value-type="string" calcext:value-type="string">
            <office:annotation draw:style-name="gr25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" office:value-type="string" calcext:value-type="string">
            <office:annotation draw:style-name="gr7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6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" office:value-type="string" calcext:value-type="string">
            <office:annotation draw:style-name="gr13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"/>
          <table:table-cell table:style-name="ce1" office:value-type="string" calcext:value-type="string">
            <office:annotation draw:style-name="gr14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" office:value-type="string" calcext:value-type="string">
            <text:p>Lariss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3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" office:value-type="string" calcext:value-type="string">
            <office:annotation draw:style-name="gr14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ntiokheia tes Pisidias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ilid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" office:value-type="string" calcext:value-type="string">
            <text:p>May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ctra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anshu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" office:value-type="string" calcext:value-type="string">
            <office:annotation draw:style-name="gr8" draw:text-style-name="P5" svg:width="2.899cm" svg:height="1.799cm" svg:x="140.364cm" svg:y="30.647cm" draw:caption-point-x="-0.61cm" draw:caption-point-y="1.51cm">
              <dc:date>2023-03-08T00:00:00</dc:date>
              <text:p text:style-name="P1"><text:span text:style-name="T1">-&gt; Henanfu -&gt; Luoyang</text:span></text:p>
              <text:p text:style-name="P1"><text:span text:style-name="T1"/></text:p>
              <text:p text:style-name="P1"><text:span text:style-name="T1">Capital: Jingluo</text:span></text:p>
            </office:annotation>
            <text:p>Luo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3-08T00:00:00</dc:date>
              <text:p text:style-name="P1"><text:span text:style-name="T1">-&gt; Xinzheng -&gt; Zhengzhou</text:span></text:p>
            </office:annotation>
            <text:p>Ao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" office:value-type="string" calcext:value-type="string">
            <text:p>Quf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" office:value-type="string" calcext:value-type="string">
            <text:p>Yancheng</text:p>
          </table:table-cell>
          <table:table-cell table:style-name="ce1" table:number-columns-repeated="2"/>
          <table:table-cell table:style-name="ce1" office:value-type="string" calcext:value-type="string">
            <text:p>Gwangju</text:p>
          </table:table-cell>
          <table:table-cell table:style-name="ce1" office:value-type="string" calcext:value-type="string">
            <text:p>Jinju</text:p>
          </table:table-cell>
          <table:table-cell table:style-name="ce1" table:number-columns-repeated="2"/>
          <table:table-cell table:style-name="ce1" office:value-type="string" calcext:value-type="string">
            <text:p>Hiroshim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57.067cm" svg:y="33.602cm" draw:caption-point-x="-0.407cm" draw:caption-point-y="-1.445cm">
              <dc:date>2023-02-26T00:00:00</dc:date>
              <text:p text:style-name="P1"><text:span text:style-name="T1">(Osaka)</text:span></text:p>
            </office:annotation>
            <text:p>Naniwa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" office:value-type="string" calcext:value-type="string">
            <text:p>Yuma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" office:value-type="string" calcext:value-type="string">
            <text:p>Clovis</text:p>
          </table:table-cell>
          <table:table-cell table:style-name="ce1" office:value-type="string" calcext:value-type="string">
            <text:p>Lubbock</text:p>
          </table:table-cell>
          <table:table-cell table:style-name="ce1" office:value-type="string" calcext:value-type="string">
            <text:p>Wichita Falls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" office:value-type="string" calcext:value-type="string">
            <text:p>Jackson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" office:value-type="string" calcext:value-type="string">
            <office:annotation draw:style-name="gr11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27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" office:value-type="string" calcext:value-type="string">
            <office:annotation draw:style-name="gr27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" office:value-type="string" calcext:value-type="string">
            <office:annotation draw:style-name="gr24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do</text:p>
          </table:table-cell>
          <table:table-cell table:style-name="ce1" office:value-type="string" calcext:value-type="string">
            <office:annotation draw:style-name="gr28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" office:value-type="string" calcext:value-type="string">
            <office:annotation draw:style-name="gr11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8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4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4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4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" office:value-type="string" calcext:value-type="string">
            <office:annotation draw:style-name="gr11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" office:value-type="string" calcext:value-type="string">
            <office:annotation draw:style-name="gr14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Antep</text:p>
          </table:table-cell>
          <table:table-cell table:style-name="ce1" office:value-type="string" calcext:value-type="string">
            <office:annotation draw:style-name="gr11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Edessa</text:p>
          </table:table-cell>
          <table:table-cell table:style-name="ce1" office:value-type="string" calcext:value-type="string">
            <office:annotation draw:style-name="gr7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" office:value-type="string" calcext:value-type="string">
            <text:p>Arbel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" office:value-type="string" calcext:value-type="string">
            <text:p>Sabzevar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i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mdo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" office:value-type="string" calcext:value-type="string">
            <text:p>Shangluo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D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Guangli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3-09T00:00:00</dc:date>
              <text:p text:style-name="P1"><text:span text:style-name="T1">Kuaiji -&gt; Suzhou</text:span></text:p>
            </office:annotation>
            <text:p>Wu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6"/>
          <table:table-cell table:style-name="ce1" office:value-type="string" calcext:value-type="string">
            <text:p>Matsuyama</text:p>
          </table:table-cell>
          <table:table-cell table:style-name="ce1" office:value-type="string" calcext:value-type="string">
            <text:p>Tokushi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7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Los Algodones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" office:value-type="string" calcext:value-type="string">
            <text:p>Las Cruces</text:p>
          </table:table-cell>
          <table:table-cell table:style-name="ce1" office:value-type="string" calcext:value-type="string">
            <text:p>El Paso</text:p>
          </table:table-cell>
          <table:table-cell table:style-name="ce1" office:value-type="string" calcext:value-type="string">
            <text:p>Roswell</text:p>
          </table:table-cell>
          <table:table-cell table:style-name="ce1" office:value-type="string" calcext:value-type="string">
            <text:p>Midland</text:p>
          </table:table-cell>
          <table:table-cell table:style-name="ce1" office:value-type="string" calcext:value-type="string">
            <text:p>Fort Worth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" office:value-type="string" calcext:value-type="string">
            <text:p>Tallahassee</text:p>
          </table:table-cell>
          <table:table-cell table:style-name="ce1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" table:number-columns-repeated="3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3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" office:value-type="string" calcext:value-type="string">
            <office:annotation draw:style-name="gr29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" office:value-type="string" calcext:value-type="string">
            <office:annotation draw:style-name="gr22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ṭalyaws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" office:value-type="string" calcext:value-type="string">
            <office:annotation draw:style-name="gr29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īṭ</text:p>
          </table:table-cell>
          <table:table-cell table:style-name="ce1" office:value-type="string" calcext:value-type="string">
            <office:annotation draw:style-name="gr23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" office:value-type="string" calcext:value-type="string">
            <office:annotation draw:style-name="gr7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13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Khalpe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" office:value-type="string" calcext:value-type="string">
            <office:annotation draw:style-name="gr7" draw:text-style-name="P2" svg:width="4.508cm" svg:height="5.794cm" svg:x="100.711cm" svg:y="35.983cm" draw:caption-point-x="-0.407cm" draw:caption-point-y="-1.445cm">
              <dc:date>2023-09-03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khu</text:p>
          </table:table-cell>
          <table:table-cell table:style-name="ce1" office:value-type="string" calcext:value-type="string">
            <office:annotation draw:style-name="gr13" draw:text-style-name="P2" svg:width="4.508cm" svg:height="6.985cm" svg:x="101.838cm" svg:y="35.983cm" draw:caption-point-x="-0.407cm" draw:caption-point-y="-1.445cm">
              <dc:date>2023-09-03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h-shur</text:p>
          </table:table-cell>
          <table:table-cell table:style-name="ce1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ngmatana</text:p>
          </table:table-cell>
          <table:table-cell table:style-name="ce1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" office:value-type="string" calcext:value-type="string">
            <text:p>Torbat-e Jam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Hera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abul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" office:value-type="string" calcext:value-type="string">
            <office:annotation draw:style-name="gr13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lding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" office:value-type="string" calcext:value-type="string">
            <text:p>Coqên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33.028cm" draw:caption-point-x="-0.61cm" draw:caption-point-y="1.51cm">
              <dc:date>2023-03-08T00:00:00</dc:date>
              <text:p text:style-name="P1"><text:span text:style-name="T1">→ </text:span><text:span text:style-name="T1">Baoning → Langzhong</text:span></text:p>
            </office:annotation>
            <text:p>Langzhong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" office:value-type="string" calcext:value-type="string">
            <text:p>Sui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" office:value-type="string" calcext:value-type="string">
            <text:p>Hefe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6"/>
          <table:table-cell table:style-name="ce1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3-09T00:00:00</dc:date>
              <text:p text:style-name="P1"><text:span text:style-name="T1">-&gt; Shanghai</text:span></text:p>
            </office:annotation>
            <text:p>Qinglong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" office:value-type="string" calcext:value-type="string">
            <text:p>Kumamoto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?</text:p>
          </table:table-cell>
          <table:table-cell table:style-name="ce1" office:value-type="string" calcext:value-type="string">
            <text:p>Pecos</text:p>
          </table:table-cell>
          <table:table-cell table:style-name="ce1" office:value-type="string" calcext:value-type="string">
            <text:p>San Angelo</text:p>
          </table:table-cell>
          <table:table-cell table:style-name="ce1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Gainesville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30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" office:value-type="string" calcext:value-type="string">
            <office:annotation draw:style-name="gr30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" office:value-type="string" calcext:value-type="string">
            <office:annotation draw:style-name="gr30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" office:value-type="string" calcext:value-type="string">
            <office:annotation draw:style-name="gr15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" office:value-type="string" calcext:value-type="string">
            <office:annotation draw:style-name="gr15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Garnatah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7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1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"/>
          <table:table-cell table:style-name="ce1" office:value-type="string" calcext:value-type="string">
            <office:annotation draw:style-name="gr13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" office:value-type="string" calcext:value-type="string">
            <office:annotation draw:style-name="gr7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" office:value-type="string" calcext:value-type="string">
            <office:annotation draw:style-name="gr7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irmansh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" office:value-type="string" calcext:value-type="string">
            <text:p>Kashan</text:p>
          </table:table-cell>
          <table:table-cell table:style-name="ce1" office:value-type="string" calcext:value-type="string">
            <text:p>Jandaq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yen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" office:value-type="string" calcext:value-type="string">
            <text:p>Lhartse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" office:value-type="string" calcext:value-type="string">
            <text:p>Lhoro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Khrinkonrdal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engdu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3-08T00:00:00</dc:date>
              <text:p text:style-name="P1"><text:span text:style-name="T1">(Nanchong)</text:span></text:p>
            </office:annotation>
            <text:p>Anhan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3-08T00:00:00</dc:date>
              <text:p text:style-name="P1"><text:span text:style-name="T1">(Quxian)</text:span></text:p>
            </office:annotation>
            <text:p>Dangqu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3-08T00:00:00</dc:date>
              <text:p text:style-name="P1"><text:span text:style-name="T1">-&gt; Zaidi -&gt; Tongzhou -&gt; Dazhou</text:span></text:p>
            </office:annotation>
            <text:p>Liwe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" office:value-type="string" calcext:value-type="string">
            <text:p>Ji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1" office:value-type="string" calcext:value-type="string">
            <text:p>Tongling</text:p>
          </table:table-cell>
          <table:table-cell table:style-name="ce1" office:value-type="string" calcext:value-type="string">
            <text:p>Wuhu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" table:number-columns-repeated="6"/>
          <table:table-cell table:style-name="ce1" office:value-type="string" calcext:value-type="string">
            <text:p>Kagoshima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" office:value-type="string" calcext:value-type="string">
            <office:annotation draw:style-name="gr10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2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Qâdis</text:p>
          </table:table-cell>
          <table:table-cell table:style-name="ce1" office:value-type="string" calcext:value-type="string">
            <office:annotation draw:style-name="gr19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ālaqah</text:p>
          </table:table-cell>
          <table:table-cell table:style-name="ce1" office:value-type="string" calcext:value-type="string">
            <office:annotation draw:style-name="gr11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4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" office:value-type="string" calcext:value-type="string">
            <office:annotation draw:style-name="gr27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" office:value-type="string" calcext:value-type="string">
            <office:annotation draw:style-name="gr33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" office:value-type="string" calcext:value-type="string">
            <office:annotation draw:style-name="gr33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" office:value-type="string" calcext:value-type="string">
            <office:annotation draw:style-name="gr33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9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" office:value-type="string" calcext:value-type="string">
            <office:annotation draw:style-name="gr24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8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Papho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" office:value-type="string" calcext:value-type="string">
            <office:annotation draw:style-name="gr7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" office:value-type="string" calcext:value-type="string">
            <office:annotation draw:style-name="gr14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" office:value-type="string" calcext:value-type="string">
            <office:annotation draw:style-name="gr10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gade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Larak</text:p>
          </table:table-cell>
          <table:table-cell table:style-name="ce1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Narin</text:p>
          </table:table-cell>
          <table:table-cell table:style-name="ce1" office:value-type="string" calcext:value-type="string">
            <text:p>Birjand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" office:value-type="string" calcext:value-type="string">
            <office:annotation draw:style-name="gr11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Eminabad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Haridva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Bsam'grubrt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" office:value-type="string" calcext:value-type="string">
            <text:p>Nei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" office:value-type="string" calcext:value-type="string">
            <text:p>Enshi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Langzhou</text:p>
          </table:table-cell>
          <table:table-cell table:style-name="ce6"/>
          <table:table-cell table:style-name="ce1" office:value-type="string" calcext:value-type="string">
            <text:p>Jiujiang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Guerrero Negro</text:p>
          </table:table-cell>
          <table:table-cell table:style-name="ce1" office:value-type="string" calcext:value-type="string">
            <text:p>Santa Rosalía</text:p>
          </table:table-cell>
          <table:table-cell table:style-name="ce1"/>
          <table:table-cell table:style-name="ce2" office:value-type="string" calcext:value-type="string">
            <office:annotation draw:style-name="gr7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?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" table:number-columns-repeated="32"/>
          <table:table-cell table:style-name="ce1" office:value-type="string" calcext:value-type="string">
            <office:annotation draw:style-name="gr20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" office:value-type="string" calcext:value-type="string">
            <office:annotation draw:style-name="gr15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" office:value-type="string" calcext:value-type="string">
            <office:annotation draw:style-name="gr21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Kartili</text:p>
          </table:table-cell>
          <table:table-cell table:style-name="ce1" office:value-type="string" calcext:value-type="string">
            <office:annotation draw:style-name="gr34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Ashir</text:p>
          </table:table-cell>
          <table:table-cell table:style-name="ce1" office:value-type="string" calcext:value-type="string">
            <office:annotation draw:style-name="gr17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5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" office:value-type="string" calcext:value-type="string">
            <office:annotation draw:style-name="gr19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" table:number-columns-repeated="8"/>
          <table:table-cell table:style-name="ce9"/>
          <table:table-cell table:style-name="ce1" table:number-columns-repeated="7"/>
          <table:table-cell table:style-name="ce1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qu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" office:value-type="string" calcext:value-type="string">
            <office:annotation draw:style-name="gr13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im</text:p>
          </table:table-cell>
          <table:table-cell table:style-name="ce1" office:value-type="string" calcext:value-type="string">
            <office:annotation draw:style-name="gr13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" office:value-type="string" calcext:value-type="string">
            <office:annotation draw:style-name="gr23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rkuh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" office:value-type="string" calcext:value-type="string">
            <office:annotation draw:style-name="gr13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" office:value-type="string" calcext:value-type="string">
            <office:annotation draw:style-name="gr23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" office:value-type="string" calcext:value-type="string">
            <office:annotation draw:style-name="gr13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chchhatra</text:p>
          </table:table-cell>
          <table:table-cell table:style-name="ce1" office:value-type="string" calcext:value-type="string">
            <text:p>Pokhar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3-08T00:00:00</dc:date>
              <text:p text:style-name="P1"><text:span text:style-name="T1">-&gt; Yuzhou -&gt; Chongqing</text:span></text:p>
            </office:annotation>
            <text:p>Jiangzhou</text:p>
          </table:table-cell>
          <table:table-cell table:style-name="ce1" office:value-type="string" calcext:value-type="string">
            <text:p>Fuling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oqing</text:p>
          </table:table-cell>
          <table:table-cell table:style-name="ce1" office:value-type="string" calcext:value-type="string">
            <office:annotation draw:style-name="gr8" draw:text-style-name="P5" svg:width="2.899cm" svg:height="1.799cm" svg:x="141.491cm" svg:y="36.6cm" draw:caption-point-x="-0.61cm" draw:caption-point-y="1.51cm">
              <dc:date>2023-03-08T00:00:00</dc:date>
              <text:p text:style-name="P1"><text:span text:style-name="T1">-&gt; Changsha</text:span></text:p>
            </office:annotation>
            <text:p>Linxi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Nanchang</text:p>
          </table:table-cell>
          <table:table-cell table:style-name="ce1" office:value-type="string" calcext:value-type="string">
            <office:annotation draw:style-name="gr8" draw:text-style-name="P5" svg:width="2.899cm" svg:height="1.799cm" svg:x="144.872cm" svg:y="36.6cm" draw:caption-point-x="-0.61cm" draw:caption-point-y="1.51cm">
              <dc:date>2023-03-09T00:00:00</dc:date>
              <text:p text:style-name="P1"><text:span text:style-name="T1">Jingdezhen</text:span></text:p>
            </office:annotation>
            <text:p>Changna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3-09T00:00:00</dc:date>
              <text:p text:style-name="P1"><text:span text:style-name="T1">-&gt; Yongjia -&gt; Wenzhou</text:span></text:p>
            </office:annotation>
            <text:p>Dong'ou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oret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?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8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Charles Town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27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6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" office:value-type="string" calcext:value-type="string">
            <office:annotation draw:style-name="gr21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" office:value-type="string" calcext:value-type="string">
            <office:annotation draw:style-name="gr12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ouask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Ǧelfa</text:p>
          </table:table-cell>
          <table:table-cell table:style-name="ce1" office:value-type="string" calcext:value-type="string">
            <office:annotation draw:style-name="gr12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" office:value-type="string" calcext:value-type="string">
            <office:annotation draw:style-name="gr16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Khenchel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" office:value-type="string" calcext:value-type="string">
            <office:annotation draw:style-name="gr15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Mâqôm Hadasht</text:p>
          </table:table-cell>
          <table:table-cell table:style-name="ce1" table:number-columns-repeated="5"/>
          <table:table-cell table:style-name="ce9"/>
          <table:table-cell table:style-name="ce1" table:number-columns-repeated="10"/>
          <table:table-cell table:style-name="ce1" office:value-type="string" calcext:value-type="string">
            <office:annotation draw:style-name="gr7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" office:value-type="string" calcext:value-type="string">
            <office:annotation draw:style-name="gr13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" office:value-type="string" calcext:value-type="string">
            <office:annotation draw:style-name="gr7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Ohrmazd-Ardashi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thragada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" office:value-type="string" calcext:value-type="string">
            <text:p>Zahedan</text:p>
          </table:table-cell>
          <table:table-cell table:style-name="ce1" office:value-type="string" calcext:value-type="string">
            <office:annotation draw:style-name="gr7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nent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ogarh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" office:value-type="string" calcext:value-type="string">
            <office:annotation draw:style-name="gr13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Khokrakot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Dilli</text:p>
          </table:table-cell>
          <table:table-cell table:style-name="ce1" office:value-type="string" calcext:value-type="string">
            <office:annotation draw:style-name="gr13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" office:value-type="string" calcext:value-type="string">
            <text:p>Gorkha Dabar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Bhaktapur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Ratnapur</text:p>
          </table:table-cell>
          <table:table-cell table:style-name="ce1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0.746cm" draw:caption-point-x="-0.406cm" draw:caption-point-y="-1.445cm">
              <dc:date>2023-03-08T00:00:00</dc:date>
              <text:p text:style-name="P1"><text:span text:style-name="T1">→ </text:span><text:span text:style-name="T1">Xichang</text:span></text:p>
            </office:annotation>
            <text:p>Jiandu</text:p>
          </table:table-cell>
          <table:table-cell table:style-name="ce1" office:value-type="string" calcext:value-type="string">
            <text:p>Bijie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" office:value-type="string" calcext:value-type="string">
            <text:p>Nanfe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a Paz de Californ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Chamet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" table:number-columns-repeated="6"/>
          <table:table-cell table:style-name="ce1" office:value-type="string" calcext:value-type="string">
            <text:p>Pinar del Río</text:p>
          </table:table-cell>
          <table:table-cell table:style-name="ce1" office:value-type="string" calcext:value-type="string">
            <office:annotation draw:style-name="gr13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" office:value-type="string" calcext:value-type="string">
            <office:annotation draw:style-name="gr23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" table:number-columns-repeated="3"/>
          <table:table-cell table:style-name="ce1" office:value-type="string" calcext:value-type="string">
            <text:p>Cockburn Tow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36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" office:value-type="string" calcext:value-type="string">
            <office:annotation draw:style-name="gr37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" office:value-type="string" calcext:value-type="string">
            <office:annotation draw:style-name="gr37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ïn Séfra</text:span></text:p>
            </office:annotation>
            <text:p>Chellal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ḍ</text:p>
          </table:table-cell>
          <table:table-cell table:style-name="ce1" office:value-type="string" calcext:value-type="string">
            <office:annotation draw:style-name="gr37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Al-Aghwat</text:p>
          </table:table-cell>
          <table:table-cell table:style-name="ce1" office:value-type="string" calcext:value-type="string">
            <office:annotation draw:style-name="gr23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" office:value-type="string" calcext:value-type="string">
            <office:annotation draw:style-name="gr9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ādī</text:p>
          </table:table-cell>
          <table:table-cell table:style-name="ce1" office:value-type="string" calcext:value-type="string">
            <office:annotation draw:style-name="gr23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" office:value-type="string" calcext:value-type="string">
            <office:annotation draw:style-name="gr13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" office:value-type="string" calcext:value-type="string">
            <office:annotation draw:style-name="gr22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" office:value-type="string" calcext:value-type="string">
            <office:annotation draw:style-name="gr37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" office:value-type="string" calcext:value-type="string">
            <office:annotation draw:style-name="gr29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5" draw:text-style-name="P2" svg:width="4.508cm" svg:height="23.654cm" svg:x="84.931cm" svg:y="41.936cm" draw:caption-point-x="-0.407cm" draw:caption-point-y="-1.445cm">
              <dc:date>2023-02-26T00:00:00</dc:date>
              <text:p text:style-name="P1"><text:span text:style-name="T1">(into Arsinoe)</text:span></text:p>
              <text:p text:style-name="P1"><text:span text:style-name="T1">Latin: Tocra</text:span></text:p>
              <text:p text:style-name="P1"><text:span text:style-name="T1">Arabic: El-Agouriya</text:span></text:p>
              <text:p text:style-name="P1"><text:span text:style-name="T1"/></text:p>
              <text:p text:style-name="P1"><text:span text:style-name="T1">Latin: Ptolemaida</text:span></text:p>
              <text:p text:style-name="P1"><text:span text:style-name="T1">Greek: Ptolemais</text:span></text:p>
              <text:p text:style-name="P1"><text:span text:style-name="T1">Arabic: Tolmeita</text:span></text:p>
              <text:p text:style-name="P1"><text:span text:style-name="T1"/></text:p>
              <text:p text:style-name="P1"><text:span text:style-name="T1">Phoenician: Barraci?</text:span></text:p>
              <text:p text:style-name="P1"><text:span text:style-name="T1">Greek: Barce</text:span></text:p>
              <text:p text:style-name="P1"><text:span text:style-name="T1">Latin: Barca</text:span></text:p>
              <text:p text:style-name="P1"><text:span text:style-name="T1">Arabic: Barqa</text:span></text:p>
              <text:p text:style-name="P1"><text:span text:style-name="T1">Moorish: Berqa</text:span></text:p>
              <text:p text:style-name="P1"><text:span text:style-name="T1">(into Al-Marj)</text:span></text:p>
              <text:p text:style-name="P1"><text:span text:style-name="T1"/></text:p>
              <text:p text:style-name="P1"><text:span text:style-name="T1">Arabian: Al-Marj</text:span></text:p>
              <text:p text:style-name="P1"><text:span text:style-name="T1">Egyptian Arabian: El Marj</text:span></text:p>
              <text:p text:style-name="P1"><text:span text:style-name="T1">Turkish: Marge</text:span></text:p>
              <text:p text:style-name="P1"><text:span text:style-name="T1">Italian: Barce</text:span></text:p>
            </office:annotation>
            <text:p>Taucheira</text:p>
          </table:table-cell>
          <table:table-cell table:style-name="ce1" office:value-type="string" calcext:value-type="string">
            <office:annotation draw:style-name="gr12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" office:value-type="string" calcext:value-type="string">
            <office:annotation draw:style-name="gr22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9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on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" office:value-type="string" calcext:value-type="string">
            <text:p>Turaif</text:p>
          </table:table-cell>
          <table:table-cell table:style-name="ce1" office:value-type="string" calcext:value-type="string">
            <office:annotation draw:style-name="gr9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" office:value-type="string" calcext:value-type="string">
            <office:annotation draw:style-name="gr13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" office:value-type="string" calcext:value-type="string">
            <office:annotation draw:style-name="gr9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" office:value-type="string" calcext:value-type="string">
            <office:annotation draw:style-name="gr9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41.936cm" draw:caption-point-x="-0.407cm" draw:caption-point-y="-1.445cm">
              <dc:date>2023-02-26T00:00:00</dc:date>
              <text:p text:style-name="P1"><text:span text:style-name="T1">Persian: Shahjahanpur</text:span></text:p>
              <text:p text:style-name="P1"><text:span text:style-name="T1">English: Aligarh</text:span></text:p>
            </office:annotation>
            <text:p>Kampil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41.936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ka</text:p>
          </table:table-cell>
          <table:table-cell table:style-name="ce1" office:value-type="string" calcext:value-type="string">
            <text:p>Ghazipur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" office:value-type="string" calcext:value-type="string">
            <office:annotation draw:style-name="gr3" draw:text-style-name="P2" svg:width="4.509cm" svg:height="2.223cm" svg:x="125.507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41.936cm" draw:caption-point-x="-0.407cm" draw:caption-point-y="-1.445cm">
              <dc:date>2023-02-26T00:00:00</dc:date>
              <text:p text:style-name="P1"><text:span text:style-name="T1">(Biratnagar)</text:span></text:p>
            </office:annotation>
            <text:p>Gograha</text:p>
          </table:table-cell>
          <table:table-cell table:style-name="ce1" office:value-type="string" calcext:value-type="string">
            <office:annotation draw:style-name="gr9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Mainaguri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" office:value-type="string" calcext:value-type="string">
            <text:p>Dimapur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38.981cm" draw:caption-point-x="-0.61cm" draw:caption-point-y="1.51cm">
              <dc:date>2023-03-08T00:00:00</dc:date>
              <text:p text:style-name="P1"><text:span text:style-name="T1">→ </text:span><text:span text:style-name="T1">Dali</text:span></text:p>
            </office:annotation>
            <text:p>Taih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3-08T00:00:00</dc:date>
              <text:p text:style-name="P1"><text:span text:style-name="T1">-&gt; Shunyuan -&gt; Guiyang</text:span></text:p>
            </office:annotation>
            <text:p>Guiyang</text:p>
          </table:table-cell>
          <table:table-cell table:style-name="ce1" office:value-type="string" calcext:value-type="string">
            <text:p>Duyun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" office:value-type="string" calcext:value-type="string">
            <text:p>He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43.745cm" svg:y="38.981cm" draw:caption-point-x="-0.61cm" draw:caption-point-y="1.51cm">
              <dc:date>2023-03-08T00:00:00</dc:date>
              <text:p text:style-name="P1"><text:span text:style-name="T1">-&gt; Jiayang -&gt; Meizhou</text:span></text:p>
            </office:annotation>
            <text:p>Meizhou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9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" office:value-type="string" calcext:value-type="string">
            <office:annotation draw:style-name="gr7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" table:number-columns-repeated="22"/>
          <table:table-cell table:style-name="ce1" office:value-type="string" calcext:value-type="string">
            <text:p>Funcha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5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Amegdul</text:p>
          </table:table-cell>
          <table:table-cell table:style-name="ce1" office:value-type="string" calcext:value-type="string">
            <office:annotation draw:style-name="gr38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errakec</text:p>
          </table:table-cell>
          <table:table-cell table:style-name="ce1" office:value-type="string" calcext:value-type="string">
            <office:annotation draw:style-name="gr20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ɣm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ɣerdayt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" office:value-type="string" calcext:value-type="string">
            <text:p>Douar El Ma</text:p>
          </table:table-cell>
          <table:table-cell table:style-name="ce1" office:value-type="string" calcext:value-type="string">
            <text:p>Tieret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ṭṭawin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" office:value-type="string" calcext:value-type="string">
            <office:annotation draw:style-name="gr12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" office:value-type="string" calcext:value-type="string">
            <office:annotation draw:style-name="gr12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" office:value-type="string" calcext:value-type="string">
            <office:annotation draw:style-name="gr13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āqō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4" draw:text-style-name="P2" svg:width="4.508cm" svg:height="8.175cm" svg:x="84.931cm" svg:y="43.127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" office:value-type="string" calcext:value-type="string">
            <office:annotation draw:style-name="gr20" draw:text-style-name="P2" svg:width="4.509cm" svg:height="12.938cm" svg:x="86.058cm" svg:y="43.127cm" draw:caption-point-x="-0.406cm" draw:caption-point-y="-1.445cm">
              <dc:date>2023-02-26T00:00:00</dc:date>
              <text:p text:style-name="P1"><text:span text:style-name="T1">Latin: Paliurus</text:span></text:p>
              <text:p text:style-name="P1"><text:span text:style-name="T1">Arabic: At Timimi / Timimi</text:span></text:p>
              <text:p text:style-name="P1"><text:span text:style-name="T1"/></text:p>
              <text:p text:style-name="P1"><text:span text:style-name="T1">Latin: Darnis</text:span></text:p>
              <text:p text:style-name="P1"><text:span text:style-name="T1">Greek: Darne</text:span></text:p>
              <text:p text:style-name="P1"><text:span text:style-name="T1">Arabic: Darnah</text:span></text:p>
              <text:p text:style-name="P1"><text:span text:style-name="T1">Turkish: Derne</text:span></text:p>
              <text:p text:style-name="P1"><text:span text:style-name="T1">Italian/English: Derna</text:span></text:p>
              <text:p text:style-name="P1"><text:span text:style-name="T1">German: Darna</text:span></text:p>
              <text:p text:style-name="P1"><text:span text:style-name="T1"/></text:p>
            </office:annotation>
            <text:p>Paliouros</text:p>
          </table:table-cell>
          <table:table-cell table:style-name="ce1" office:value-type="string" calcext:value-type="string">
            <office:annotation draw:style-name="gr13" draw:text-style-name="P2" svg:width="4.509cm" svg:height="6.985cm" svg:x="87.185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" office:value-type="string" calcext:value-type="string">
            <office:annotation draw:style-name="gr37" draw:text-style-name="P2" svg:width="4.509cm" svg:height="10.557cm" svg:x="88.312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" office:value-type="string" calcext:value-type="string">
            <office:annotation draw:style-name="gr24" draw:text-style-name="P2" svg:width="4.509cm" svg:height="17.7cm" svg:x="89.439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" office:value-type="string" calcext:value-type="string">
            <office:annotation draw:style-name="gr17" draw:text-style-name="P2" svg:width="4.508cm" svg:height="22.463cm" svg:x="90.567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" office:value-type="string" calcext:value-type="string">
            <office:annotation draw:style-name="gr39" draw:text-style-name="P2" svg:width="4.508cm" svg:height="29.607cm" svg:x="91.694cm" svg:y="43.127cm" draw:caption-point-x="-0.407cm" draw:caption-point-y="-1.445cm">
              <dc:date>2023-02-26T00:00:00</dc:date>
              <text:p text:style-name="P1"><text:span text:style-name="T1">Greek: Boubastis</text:span></text:p>
              <text:p text:style-name="P1"><text:span text:style-name="T1">Phoenician: Pi-Beseth</text:span></text:p>
              <text:p text:style-name="P1"><text:span text:style-name="T1">Independent (Coptic): Poubasti</text:span></text:p>
              <text:p text:style-name="P1"><text:span text:style-name="T1">Arabic: Tell-Basta 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Greek: Leontopolis</text:span></text:p>
              <text:p text:style-name="P1"><text:span text:style-name="T1">Egyptian/Independent (Coptic): Taremu</text:span></text:p>
              <text:p text:style-name="P1"><text:span text:style-name="T1">Latin: Leontos</text:span></text:p>
              <text:p text:style-name="P1"><text:span text:style-name="T1">Arabic: Tell El-Muqdam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Latin: Athribis </text:span></text:p>
              <text:p text:style-name="P1"><text:span text:style-name="T1">Egyptian: Hut-Heryib</text:span></text:p>
              <text:p text:style-name="P1"><text:span text:style-name="T1">Arabic: Banhā</text:span></text:p>
              <text:p text:style-name="P1"><text:span text:style-name="T1">Independent (Coptic): Banaho</text:span></text:p>
              <text:p text:style-name="P1"><text:span text:style-name="T1">Turkish/English: Benha</text:span></text:p>
              <text:p text:style-name="P1"><text:span text:style-name="T1"/></text:p>
              <text:p text:style-name="P1"><text:span text:style-name="T1">Turkish: Zagazig</text:span></text:p>
              <text:p text:style-name="P1"><text:span text:style-name="T1">Arabic: Az-Zaqāzīq</text:span></text:p>
              <text:p text:style-name="P1"><text:span text:style-name="T1"/></text:p>
              <text:p text:style-name="P1"><text:span text:style-name="T1">Arabic: Al Manṣūra</text:span></text:p>
              <text:p text:style-name="P1"><text:span text:style-name="T1">Egyptian Arabic: El-Manṣūra</text:span></text:p>
              <text:p text:style-name="P1"><text:span text:style-name="T1">Turkish: Mansûre</text:span></text:p>
            </office:annotation>
            <text:p>Per-Bast</text:p>
          </table:table-cell>
          <table:table-cell table:style-name="ce1" office:value-type="string" calcext:value-type="string">
            <office:annotation draw:style-name="gr35" draw:text-style-name="P2" svg:width="4.508cm" svg:height="23.654cm" svg:x="92.821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Ramessu</text:p>
          </table:table-cell>
          <table:table-cell table:style-name="ce1" office:value-type="string" calcext:value-type="string">
            <office:annotation draw:style-name="gr20" draw:text-style-name="P2" svg:width="4.508cm" svg:height="12.938cm" svg:x="93.948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Dumatha</text:p>
          </table:table-cell>
          <table:table-cell table:style-name="ce1" office:value-type="string" calcext:value-type="string">
            <text:p>Sakakah</text:p>
          </table:table-cell>
          <table:table-cell table:style-name="ce1" office:value-type="string" calcext:value-type="string">
            <text:p>Rafha</text:p>
          </table:table-cell>
          <table:table-cell table:style-name="ce1" office:value-type="string" calcext:value-type="string">
            <text:p>Hafar al-Batin</text:p>
          </table:table-cell>
          <table:table-cell table:style-name="ce1" office:value-type="string" calcext:value-type="string">
            <office:annotation draw:style-name="gr7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" office:value-type="string" calcext:value-type="string">
            <office:annotation draw:style-name="gr14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Khed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Baira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3.127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" office:value-type="string" calcext:value-type="string">
            <office:annotation draw:style-name="gr13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Gauda</text:p>
          </table:table-cell>
          <table:table-cell table:style-name="ce1" office:value-type="string" calcext:value-type="string">
            <office:annotation draw:style-name="gr7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" office:value-type="string" calcext:value-type="string">
            <office:annotation draw:style-name="gr7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ingjiang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40.172cm" draw:caption-point-x="-0.61cm" draw:caption-point-y="1.51cm">
              <dc:date>2023-03-08T00:00:00</dc:date>
              <text:p text:style-name="P1"><text:span text:style-name="T1">→ </text:span><text:span text:style-name="T1">Kunming</text:span></text:p>
            </office:annotation>
            <text:p>Yunnan-f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ise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" office:value-type="string" calcext:value-type="string">
            <text:p>Heyuan</text:p>
          </table:table-cell>
          <table:table-cell table:style-name="ce1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" table:number-columns-repeated="17"/>
          <table:table-cell table:style-name="ce5"/>
          <table:table-cell table:number-columns-repeated="874"/>
        </table:table-row>
        <table:table-row table:style-name="ro1">
          <table:table-cell table:style-name="ce2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īhuʻ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Cihuatl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" office:value-type="string" calcext:value-type="string">
            <office:annotation draw:style-name="gr11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6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‑Français</text:p>
          </table:table-cell>
          <table:table-cell table:style-name="ce1" office:value-type="string" calcext:value-type="string">
            <text:p>Santiago de los Caballero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7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" office:value-type="string" calcext:value-type="string">
            <text:p>Merzoug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" office:value-type="string" calcext:value-type="string">
            <text:p>Timimoun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" office:value-type="string" calcext:value-type="string">
            <text:p>Hassi Messaoud</text:p>
          </table:table-cell>
          <table:table-cell table:style-name="ce1" office:value-type="string" calcext:value-type="string">
            <text:p>El Borma</text:p>
          </table:table-cell>
          <table:table-cell table:style-name="ce1" office:value-type="string" calcext:value-type="string">
            <text:p>Debdeb</text:p>
          </table:table-cell>
          <table:table-cell table:style-name="ce1" office:value-type="string" calcext:value-type="string">
            <office:annotation draw:style-name="gr12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" office:value-type="string" calcext:value-type="string">
            <office:annotation draw:style-name="gr12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" office:value-type="string" calcext:value-type="string">
            <office:annotation draw:style-name="gr11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Hun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" office:value-type="string" calcext:value-type="string">
            <text:p>Bi'r bin Ghunayma</text:p>
          </table:table-cell>
          <table:table-cell table:style-name="ce1" office:value-type="string" calcext:value-type="string">
            <office:annotation draw:style-name="gr16" draw:text-style-name="P2" svg:width="4.509cm" svg:height="11.747cm" svg:x="87.185cm" svg:y="44.318cm" draw:caption-point-x="-0.406cm" draw:caption-point-y="-1.445cm">
              <dc:date>2023-02-26T00:00:00</dc:date>
              <text:p text:style-name="P1"><text:span text:style-name="T1">Italian: Giarabub</text:span></text:p>
              <text:p text:style-name="P1"><text:span text:style-name="T1">German: Al-Dschaghbub</text:span></text:p>
              <text:p text:style-name="P1"><text:span text:style-name="T1"/></text:p>
              <text:p text:style-name="P1"><text:span text:style-name="T1">Egyptian: Sekht-Am</text:span></text:p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Jaghbub</text:p>
          </table:table-cell>
          <table:table-cell table:style-name="ce1" office:value-type="string" calcext:value-type="string">
            <office:annotation draw:style-name="gr11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" office:value-type="string" calcext:value-type="string">
            <office:annotation draw:style-name="gr11" draw:text-style-name="P2" svg:width="4.509cm" svg:height="6.984cm" svg:x="89.439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" office:value-type="string" calcext:value-type="string">
            <office:annotation draw:style-name="gr30" draw:text-style-name="P2" svg:width="4.508cm" svg:height="21.272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36" draw:text-style-name="P2" svg:width="4.508cm" svg:height="28.416cm" svg:x="91.69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" office:value-type="string" calcext:value-type="string">
            <text:p>Tabuk</text:p>
          </table:table-cell>
          <table:table-cell table:style-name="ce1" office:value-type="string" calcext:value-type="string">
            <text:p>Tayma</text:p>
          </table:table-cell>
          <table:table-cell table:style-name="ce1" office:value-type="string" calcext:value-type="string">
            <text:p>Ha'il</text:p>
          </table:table-cell>
          <table:table-cell table:style-name="ce1" office:value-type="string" calcext:value-type="string">
            <text:p>Uyun Al-Jiwa</text:p>
          </table:table-cell>
          <table:table-cell table:style-name="ce1" office:value-type="string" calcext:value-type="string">
            <text:p>Al Artawiyah</text:p>
          </table:table-cell>
          <table:table-cell table:style-name="ce1" office:value-type="string" calcext:value-type="string">
            <text:p>Al Jubay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1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" office:value-type="string" calcext:value-type="string">
            <office:annotation draw:style-name="gr7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" office:value-type="string" calcext:value-type="string">
            <text:p>Rewa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Gaya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Khukhragarh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" office:value-type="string" calcext:value-type="string">
            <office:annotation draw:style-name="gr7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" office:value-type="string" calcext:value-type="string">
            <office:annotation draw:style-name="gr7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Tagaung</text:p>
          </table:table-cell>
          <table:table-cell table:style-name="ce1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3-08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  <text:p text:style-name="P1"><text:span text:style-name="T1">Chinese: Hsinkai</text:span></text:p>
            </office:annotation>
            <text:p>Sampanago</text:p>
          </table:table-cell>
          <table:table-cell table:style-name="ce1" office:value-type="string" calcext:value-type="string">
            <office:annotation draw:style-name="gr40" draw:text-style-name="P2" svg:width="4.508cm" svg:height="2.571cm" svg:x="135.652cm" svg:y="44.144cm" draw:caption-point-x="-0.407cm" draw:caption-point-y="-1.271cm">
              <dc:date>2023-03-08T00:00:00</dc:date>
              <text:p text:style-name="P1"><text:span text:style-name="T1">→ </text:span><text:span text:style-name="T1">Pu’er</text:span></text:p>
              <text:p text:style-name="P1"><text:span text:style-name="T1"/></text:p>
              <text:p text:style-name="P1"><text:span text:style-name="T1">Communist: Simao</text:span></text:p>
              <text:p text:style-name="P1"><text:span text:style-name="T1"/></text:p>
              <text:p text:style-name="P1"><text:span text:style-name="T1">Thai: Mueangsai (Muang Xay)</text:span></text:p>
            </office:annotation>
            <text:p>Bu'r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3-08T00:00:00</dc:date>
              <text:p text:style-name="P1"><text:span text:style-name="T1">Khmer: Phong Chau </text:span></text:p>
              <text:p text:style-name="P1"><text:span text:style-name="T1">Vietnamese: Luy Lâu</text:span></text:p>
            </office:annotation>
            <text:p>Leilou</text:p>
          </table:table-cell>
          <table:table-cell table:style-name="ce1" office:value-type="string" calcext:value-type="string">
            <text:p>Chongzuo</text:p>
          </table:table-cell>
          <table:table-cell table:style-name="ce1" office:value-type="string" calcext:value-type="string">
            <office:annotation draw:style-name="gr7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" office:value-type="string" calcext:value-type="string">
            <office:annotation draw:style-name="gr8" draw:text-style-name="P5" svg:width="2.899cm" svg:height="1.799cm" svg:x="142.618cm" svg:y="41.363cm" draw:caption-point-x="-0.61cm" draw:caption-point-y="1.51cm">
              <dc:date>2023-03-08T00:00:00</dc:date>
              <text:p text:style-name="P1"><text:span text:style-name="T1">-&gt; Guangzhou (Canton)</text:span></text:p>
            </office:annotation>
            <text:p>Panyu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" table:number-columns-repeated="18"/>
          <table:table-cell table:style-name="ce5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" office:value-type="string" calcext:value-type="string">
            <text:p>Coixtlahuacan</text:p>
          </table:table-cell>
          <table:table-cell table:style-name="ce1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3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"/>
          <table:table-cell table:style-name="ce1" office:value-type="string" calcext:value-type="string">
            <office:annotation draw:style-name="gr21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" table:number-columns-repeated="16"/>
          <table:table-cell table:style-name="ce1" office:value-type="string" calcext:value-type="string">
            <text:p>Las Palma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" office:value-type="string" calcext:value-type="string">
            <office:annotation draw:style-name="gr22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Nul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Oum el Assel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" office:value-type="string" calcext:value-type="string">
            <text:p>Ouled Ahmed Timmi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āt</text:p>
          </table:table-cell>
          <table:table-cell table:style-name="ce1" office:value-type="string" calcext:value-type="string">
            <text:p>Timokten</text:p>
          </table:table-cell>
          <table:table-cell table:style-name="ce1" office:value-type="string" calcext:value-type="string">
            <text:p>Foggaret Ezzou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ilizi</text:p>
          </table:table-cell>
          <table:table-cell table:style-name="ce1" office:value-type="string" calcext:value-type="string">
            <office:annotation draw:style-name="gr23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" office:value-type="string" calcext:value-type="string">
            <office:annotation draw:style-name="gr13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erm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ā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" office:value-type="string" calcext:value-type="string">
            <office:annotation draw:style-name="gr37" draw:text-style-name="P2" svg:width="4.509cm" svg:height="10.557cm" svg:x="89.439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" office:value-type="string" calcext:value-type="string">
            <office:annotation draw:style-name="gr41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t-Nesut</text:p>
          </table:table-cell>
          <table:table-cell table:style-name="ce1" office:value-type="string" calcext:value-type="string">
            <office:annotation draw:style-name="gr17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Ipu</text:p>
          </table:table-cell>
          <table:table-cell table:style-name="ce1" office:value-type="string" calcext:value-type="string">
            <office:annotation draw:style-name="gr41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Al-Hijra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" office:value-type="string" calcext:value-type="string">
            <text:p>Ar-Rass</text:p>
          </table:table-cell>
          <table:table-cell table:style-name="ce1" office:value-type="string" calcext:value-type="string">
            <text:p>Buraydah</text:p>
          </table:table-cell>
          <table:table-cell table:style-name="ce1" office:value-type="string" calcext:value-type="string">
            <text:p>Az Zulfi</text:p>
          </table:table-cell>
          <table:table-cell table:style-name="ce1" office:value-type="string" calcext:value-type="string">
            <text:p>Rumah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addhargadh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" office:value-type="string" calcext:value-type="string">
            <office:annotation draw:style-name="gr7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" office:value-type="string" calcext:value-type="string">
            <office:annotation draw:style-name="gr7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" office:value-type="string" calcext:value-type="string">
            <text:p>Raigarh</text:p>
          </table:table-cell>
          <table:table-cell table:style-name="ce1" office:value-type="string" calcext:value-type="string">
            <text:p>Khiching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" office:value-type="string" calcext:value-type="string">
            <office:annotation draw:style-name="gr13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odip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45.508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1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?</text:p>
          </table:table-cell>
          <table:table-cell table:style-name="ce1" table:number-columns-repeated="27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5"/>
          <table:table-cell table:style-name="ce1"/>
          <table:table-cell table:style-name="ce1" office:value-type="string" calcext:value-type="string">
            <text:p>Hilo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" office:value-type="string" calcext:value-type="string">
            <office:annotation draw:style-name="gr7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7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" office:value-type="string" calcext:value-type="string">
            <office:annotation draw:style-name="gr15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16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" office:value-type="string" calcext:value-type="string">
            <text:p>Chegga</text:p>
          </table:table-cell>
          <table:table-cell table:number-columns-repeated="2" table:style-name="ce1" office:value-type="string" calcext:value-type="string">
            <text:p>Taghaza</text:p>
          </table:table-cell>
          <table:table-cell table:style-name="ce1" office:value-type="string" calcext:value-type="string">
            <text:p>In Zghmir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Bordj El Houas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4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īl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6.699cm" draw:caption-point-x="-0.406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4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" office:value-type="string" calcext:value-type="string">
            <office:annotation draw:style-name="gr14" draw:text-style-name="P2" svg:width="4.509cm" svg:height="8.175cm" svg:x="89.439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" office:value-type="string" calcext:value-type="string">
            <office:annotation draw:style-name="gr21" draw:text-style-name="P2" svg:width="4.508cm" svg:height="16.51cm" svg:x="91.694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" office:value-type="string" calcext:value-type="string">
            <text:p>Al-Qudayd</text:p>
          </table:table-cell>
          <table:table-cell table:style-name="ce1" office:value-type="string" calcext:value-type="string">
            <text:p>Afif</text:p>
          </table:table-cell>
          <table:table-cell table:style-name="ce1" office:value-type="string" calcext:value-type="string">
            <text:p>Al-Quway'iyah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ufuf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mati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" office:value-type="string" calcext:value-type="string">
            <text:p>Mandla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" office:value-type="string" calcext:value-type="string">
            <text:p>Bargarh</text:p>
          </table:table-cell>
          <table:table-cell table:style-name="ce1" office:value-type="string" calcext:value-type="string">
            <text:p>Sambalpur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3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Mrauk 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ikhtan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Chiang R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" table:number-columns-repeated="25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4" office:value-type="string" calcext:value-type="string">
            <text:p>^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7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" office:value-type="string" calcext:value-type="string">
            <office:annotation draw:style-name="gr14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" office:value-type="string" calcext:value-type="string">
            <office:annotation draw:style-name="gr10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3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" office:value-type="string" calcext:value-type="string">
            <office:annotation draw:style-name="gr14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ki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ādā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" office:value-type="string" calcext:value-type="string">
            <text:p>Timiaouine</text:p>
          </table:table-cell>
          <table:table-cell table:style-name="ce1" office:value-type="string" calcext:value-type="string">
            <text:p>In Amguel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0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jarhi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" office:value-type="string" calcext:value-type="string">
            <text:p>Wour</text:p>
          </table:table-cell>
          <table:table-cell table:style-name="ce1" office:value-type="string" calcext:value-type="string">
            <text:p>Aozo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" office:value-type="string" calcext:value-type="string">
            <office:annotation draw:style-name="gr14" draw:text-style-name="P2" svg:width="4.509cm" svg:height="8.175cm" svg:x="87.185cm" svg:y="47.89cm" draw:caption-point-x="-0.406cm" draw:caption-point-y="-1.446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9" draw:text-style-name="P2" svg:width="4.508cm" svg:height="18.891cm" svg:x="90.567cm" svg:y="47.89cm" draw:caption-point-x="-0.407cm" draw:caption-point-y="-1.446cm">
              <dc:date>2023-02-26T00:00:00</dc:date>
              <text:p text:style-name="P1"><text:span text:style-name="T1">Alternative Nubian: Phakoras</text:span></text:p>
              <text:p text:style-name="P1"><text:span text:style-name="T1">Egyptian: Ibshek / Ineq-Tawy</text:span></text:p>
              <text:p text:style-name="P1"><text:span text:style-name="T1">Greek: Phakoras</text:span></text:p>
              <text:p text:style-name="P1"><text:span text:style-name="T1">Latin: Pachoras</text:span></text:p>
              <text:p text:style-name="P1"><text:span text:style-name="T1">Independent (Coptic): Pharas</text:span></text:p>
              <text:p text:style-name="P1"><text:span text:style-name="T1">Arabic: Faras</text:span></text:p>
              <text:p text:style-name="P1"><text:span text:style-name="T1"/></text:p>
              <text:p text:style-name="P1"><text:span text:style-name="T1">Egyptian: Ipsambul / Meha?</text:span></text:p>
              <text:p text:style-name="P1"><text:span text:style-name="T1">Arabic: Abū Simbal</text:span></text:p>
              <text:p text:style-name="P1"><text:span text:style-name="T1">English: Abu Simbel</text:span></text:p>
              <text:p text:style-name="P1"><text:span text:style-name="T1"/></text:p>
              <text:p text:style-name="P1"><text:span text:style-name="T1">Alternative Egyptian: Bwhen</text:span></text:p>
              <text:p text:style-name="P1"><text:span text:style-name="T1">Greek: Boon</text:span></text:p>
              <text:p text:style-name="P1"><text:span text:style-name="T1">Latin: Buma</text:span></text:p>
              <text:p text:style-name="P1"><text:span text:style-name="T1">Arabic: Buhen</text:span></text:p>
            </office:annotation>
            <text:p>Para</text:p>
          </table:table-cell>
          <table:table-cell table:style-name="ce1" office:value-type="string" calcext:value-type="string">
            <office:annotation draw:style-name="gr28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" office:value-type="string" calcext:value-type="string">
            <office:annotation draw:style-name="gr16" draw:text-style-name="P2" svg:width="4.508cm" svg:height="11.747cm" svg:x="92.821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" table:number-columns-repeated="3"/>
          <table:table-cell table:style-name="ce1" office:value-type="string" calcext:value-type="string">
            <text:p>Jidd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7.89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" office:value-type="string" calcext:value-type="string">
            <text:p>At-Ta'if</text:p>
          </table:table-cell>
          <table:table-cell table:style-name="ce1" office:value-type="string" calcext:value-type="string">
            <text:p>Layla</text:p>
          </table:table-cell>
          <table:table-cell table:style-name="ce1" office:value-type="string" calcext:value-type="string">
            <text:p>Al-Kharj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ka</text:p>
          </table:table-cell>
          <table:table-cell table:style-name="ce1"/>
          <table:table-cell table:style-name="ce1" office:value-type="string" calcext:value-type="string">
            <office:annotation draw:style-name="gr11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" office:value-type="string" calcext:value-type="string">
            <office:annotation draw:style-name="gr11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Pravarapura</text:p>
          </table:table-cell>
          <table:table-cell table:style-name="ce1" office:value-type="string" calcext:value-type="string">
            <text:p>Bramhapuri</text:p>
          </table:table-cell>
          <table:table-cell table:style-name="ce1" office:value-type="string" calcext:value-type="string">
            <text:p>Kanker</text:p>
          </table:table-cell>
          <table:table-cell table:style-name="ce1" office:value-type="string" calcext:value-type="string">
            <text:p>Bhawanipatna</text:p>
          </table:table-cell>
          <table:table-cell table:style-name="ce1" office:value-type="string" calcext:value-type="string">
            <text:p>Puri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?</text:p>
          </table:table-cell>
          <table:table-cell table:style-name="ce1" office:value-type="string" calcext:value-type="string">
            <text:p>Chiang Ma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7.89cm" draw:caption-point-x="-0.407cm" draw:caption-point-y="-1.446cm">
              <dc:date>2023-02-26T00:00:00</dc:date>
              <text:p text:style-name="P1"><text:span text:style-name="T1">Chinese: Shunhua (into Hue)</text:span></text:p>
            </office:annotation>
            <text:p>?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" table:number-columns-repeated="2"/>
          <table:table-cell table:style-name="ce12"/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" office:value-type="string" calcext:value-type="string">
            <office:annotation draw:style-name="gr7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zshkatan</text:p>
          </table:table-cell>
          <table:table-cell table:style-name="ce6"/>
          <table:table-cell table:style-name="ce1" office:value-type="string" calcext:value-type="string">
            <office:annotation draw:style-name="gr23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9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ṭ</text:p>
          </table:table-cell>
          <table:table-cell table:style-name="ce1" office:value-type="string" calcext:value-type="string">
            <text:p>Boutilimit</text:p>
          </table:table-cell>
          <table:table-cell table:style-name="ce1" office:value-type="string" calcext:value-type="string">
            <text:p>Ksar el Bark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ūk</text:p>
          </table:table-cell>
          <table:table-cell table:style-name="ce1" office:value-type="string" calcext:value-type="string">
            <text:p>Tessalit</text:p>
          </table:table-cell>
          <table:table-cell table:style-name="ce1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" office:value-type="string" calcext:value-type="string">
            <text:p>Tin Zaouatin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4" office:value-type="string" calcext:value-type="string">
            <text:p>Arlit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jado</text:p>
          </table:table-cell>
          <table:table-cell table:style-name="ce1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" office:value-type="string" calcext:value-type="string">
            <text:p>Bardaï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Gouro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qiya Arba'īn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49.08cm" draw:caption-point-x="-0.407cm" draw:caption-point-y="-1.445cm">
              <dc:date>2023-02-26T00:00:00</dc:date>
              <text:p text:style-name="P1"><text:span text:style-name="T1">Alternative Nubian: Pezeme</text:span></text:p>
              <text:p text:style-name="P1"><text:span text:style-name="T1">Egyptian: Chenem-Waset</text:span></text:p>
              <text:p text:style-name="P1"><text:span text:style-name="T1">Greek: Primis Megale</text:span></text:p>
              <text:p text:style-name="P1"><text:span text:style-name="T1">Latin: Amara</text:span></text:p>
              <text:p text:style-name="P1"><text:span text:style-name="T1"/></text:p>
            </office:annotation>
            <text:p>Pedeme</text:p>
          </table:table-cell>
          <table:table-cell table:style-name="ce1" office:value-type="string" calcext:value-type="string">
            <office:annotation draw:style-name="gr29" draw:text-style-name="P2" svg:width="4.508cm" svg:height="14.129cm" svg:x="91.694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" office:value-type="string" calcext:value-type="string">
            <office:annotation draw:style-name="gr16" draw:text-style-name="P2" svg:width="4.508cm" svg:height="11.747cm" svg:x="92.821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" office:value-type="string" calcext:value-type="string">
            <office:annotation draw:style-name="gr23" draw:text-style-name="P2" svg:width="4.508cm" svg:height="8.176cm" svg:x="93.948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" office:value-type="string" calcext:value-type="string">
            <office:annotation draw:style-name="gr15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" table:number-columns-repeated="2"/>
          <table:table-cell table:style-name="ce1" office:value-type="string" calcext:value-type="string">
            <text:p>Al-Qunfudh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9.08cm" draw:caption-point-x="-0.407cm" draw:caption-point-y="-1.445cm">
              <dc:date>2023-02-26T00:00:00</dc:date>
              <text:p text:style-name="P1"><text:span text:style-name="T1">(into Al-Bahah)</text:span></text:p>
            </office:annotation>
            <text:p>Baljurashi</text:p>
          </table:table-cell>
          <table:table-cell table:style-name="ce1" office:value-type="string" calcext:value-type="string">
            <text:p>Bisha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qiq Bani Uqayl</text:p>
          </table:table-cell>
          <table:table-cell table:style-name="ce1" office:value-type="string" calcext:value-type="string">
            <text:p>Qaryat al-Faw</text:p>
          </table:table-cell>
          <table:table-cell table:style-name="ce1" office:value-type="string" calcext:value-type="string">
            <text:p>Al-Yamama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text:p>Liwa</text:p>
          </table:table-cell>
          <table:table-cell table:style-name="ce1" office:value-type="string" calcext:value-type="string">
            <text:p>Ibri</text:p>
          </table:table-cell>
          <table:table-cell table:style-name="ce1" office:value-type="string" calcext:value-type="string">
            <text:p>Nizwa</text:p>
          </table:table-cell>
          <table:table-cell table:style-name="ce1" office:value-type="string" calcext:value-type="string">
            <text:p>Su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23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" office:value-type="string" calcext:value-type="string">
            <office:annotation draw:style-name="gr13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Junnar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Basa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Kotpad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savato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" office:value-type="string" calcext:value-type="string">
            <text:p>Udon Than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purpur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24"/>
          <table:table-cell table:style-name="ce1" office:value-type="string" calcext:value-type="string">
            <office:annotation draw:style-name="gr18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" office:value-type="string" calcext:value-type="string">
            <office:annotation draw:style-name="gr13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" table:number-columns-repeated="4"/>
          <table:table-cell table:style-name="ce1" office:value-type="string" calcext:value-type="string">
            <text:p>Riohacha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Capatárida</text:p>
          </table:table-cell>
          <table:table-cell table:style-name="ce1" office:value-type="string" calcext:value-type="string">
            <office:annotation draw:style-name="gr13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3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" office:value-type="string" calcext:value-type="string">
            <office:annotation draw:style-name="gr13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" office:value-type="string" calcext:value-type="string">
            <office:annotation draw:style-name="gr7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Aleg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" office:value-type="string" calcext:value-type="string">
            <office:annotation draw:style-name="gr7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" office:value-type="string" calcext:value-type="string">
            <office:annotation draw:style-name="gr7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" office:value-type="string" calcext:value-type="string">
            <office:annotation draw:style-name="gr15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" office:value-type="string" calcext:value-type="string">
            <text:p>Bamba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" office:value-type="string" calcext:value-type="string">
            <text:p>Talataye</text:p>
          </table:table-cell>
          <table:table-cell table:style-name="ce1" office:value-type="string" calcext:value-type="string">
            <text:p>Ménaka</text:p>
          </table:table-cell>
          <table:table-cell table:style-name="ce1" office:value-type="string" calcext:value-type="string">
            <text:p>Takedd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" office:value-type="string" calcext:value-type="string">
            <text:p>Bilma</text:p>
          </table:table-cell>
          <table:table-cell table:style-name="ce1" office:value-type="string" calcext:value-type="string">
            <text:p>Zouar</text:p>
          </table:table-cell>
          <table:table-cell table:style-name="ce1" office:value-type="string" calcext:value-type="string">
            <text:p>Kidirmi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" office:value-type="string" calcext:value-type="string">
            <text:p>Ayn Galak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ukheila</text:p>
          </table:table-cell>
          <table:table-cell table:number-columns-repeated="2" table:style-name="ce1" office:value-type="string" calcext:value-type="string">
            <text:p>El Atrun</text:p>
          </table:table-cell>
          <table:table-cell table:style-name="ce1" office:value-type="string" calcext:value-type="string">
            <office:annotation draw:style-name="gr16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" office:value-type="string" calcext:value-type="string">
            <office:annotation draw:style-name="gr15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50.271cm" draw:caption-point-x="-0.407cm" draw:caption-point-y="-1.445cm">
              <dc:date>2024-01-25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lwa</text:p>
          </table:table-cell>
          <table:table-cell table:style-name="ce1" office:value-type="string" calcext:value-type="string">
            <office:annotation draw:style-name="gr13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Bar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Thumrait</text:p>
          </table:table-cell>
          <table:table-cell table:style-name="ce1" office:value-type="string" calcext:value-type="string">
            <text:p>Haima</text:p>
          </table:table-cell>
          <table:table-cell table:style-name="ce1" office:value-type="string" calcext:value-type="string">
            <text:p>Duqm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" office:value-type="string" calcext:value-type="string">
            <office:annotation draw:style-name="gr7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" office:value-type="string" calcext:value-type="string">
            <office:annotation draw:style-name="gr13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Phasem</text:p>
          </table:table-cell>
          <table:table-cell table:style-name="ce1"/>
          <table:table-cell table:style-name="ce1" office:value-type="string" calcext:value-type="string">
            <office:annotation draw:style-name="gr13" draw:text-style-name="P2" svg:width="4.509cm" svg:height="6.985cm" svg:x="134.524cm" svg:y="50.271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" office:value-type="string" calcext:value-type="string">
            <text:p>Nakhon Ratchasi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bon Ratchatha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" office:value-type="string" calcext:value-type="string">
            <text:p>Lucen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25"/>
          <table:table-cell table:style-name="ce1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"/>
          <table:table-cell table:style-name="ce1" office:value-type="string" calcext:value-type="string">
            <office:annotation draw:style-name="gr42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"/>
          <table:table-cell table:style-name="ce2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" office:value-type="string" calcext:value-type="string">
            <text:p>Barquisimeto</text:p>
          </table:table-cell>
          <table:table-cell table:style-name="ce1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" office:value-type="string" calcext:value-type="string">
            <text:p>Cumaná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uturí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Ndeer</text:p>
          </table:table-cell>
          <table:table-cell table:style-name="ce1" office:value-type="string" calcext:value-type="string">
            <office:annotation draw:style-name="gr12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" office:value-type="string" calcext:value-type="string">
            <office:annotation draw:style-name="gr23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" office:value-type="string" calcext:value-type="string">
            <text:p>Goss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1.461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" office:value-type="string" calcext:value-type="string">
            <text:p>Ansongo</text:p>
          </table:table-cell>
          <table:table-cell table:style-name="ce1" office:value-type="string" calcext:value-type="string">
            <text:p>Andéramboukane</text:p>
          </table:table-cell>
          <table:table-cell table:style-name="ce1" office:value-type="string" calcext:value-type="string">
            <text:p>Tahoua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" office:value-type="string" calcext:value-type="string">
            <office:annotation draw:style-name="gr9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" office:value-type="string" calcext:value-type="string">
            <text:p>Mānān</text:p>
          </table:table-cell>
          <table:table-cell table:style-name="ce1" office:value-type="string" calcext:value-type="string">
            <text:p>Barak</text:p>
          </table:table-cell>
          <table:table-cell table:style-name="ce1" office:value-type="string" calcext:value-type="string">
            <text:p>Koro Toro</text:p>
          </table:table-cell>
          <table:table-cell table:style-name="ce1" office:value-type="string" calcext:value-type="string">
            <text:p>Fada</text:p>
          </table:table-cell>
          <table:table-cell table:style-name="ce1" office:value-type="string" calcext:value-type="string">
            <text:p>Wadi Hawar</text:p>
          </table:table-cell>
          <table:table-cell table:style-name="ce1" office:value-type="string" calcext:value-type="string">
            <text:p>Wadi Kutum</text:p>
          </table:table-cell>
          <table:table-cell table:style-name="ce1" office:value-type="string" calcext:value-type="string">
            <text:p>Mell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7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" office:value-type="string" calcext:value-type="string">
            <office:annotation draw:style-name="gr9" draw:text-style-name="P2" svg:width="4.508cm" svg:height="5.795cm" svg:x="92.821cm" svg:y="51.461cm" draw:caption-point-x="-0.407cm" draw:caption-point-y="-1.445cm">
              <dc:date>2024-01-25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Medewi</text:p>
          </table:table-cell>
          <table:table-cell table:style-name="ce1" office:value-type="string" calcext:value-type="string">
            <office:annotation draw:style-name="gr29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" office:value-type="string" calcext:value-type="string">
            <office:annotation draw:style-name="gr23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" office:value-type="string" calcext:value-type="string">
            <office:annotation draw:style-name="gr23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issiw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Ataq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Salalah</text:p>
          </table:table-cell>
          <table:table-cell table:style-name="ce1" office:value-type="string" calcext:value-type="string">
            <text:p>Mirbat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9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Amaravathi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9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7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" office:value-type="string" calcext:value-type="string">
            <text:p>Bucaramanga</text:p>
          </table:table-cell>
          <table:table-cell table:style-name="ce1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ér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uanare</text:p>
          </table:table-cell>
          <table:table-cell table:style-name="ce1" office:value-type="string" calcext:value-type="string">
            <text:p>Calabozo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6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" office:value-type="string" calcext:value-type="string">
            <office:annotation draw:style-name="gr13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Farabana</text:p>
          </table:table-cell>
          <table:table-cell table:style-name="ce1" office:value-type="string" calcext:value-type="string">
            <office:annotation draw:style-name="gr12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" office:value-type="string" calcext:value-type="string">
            <office:annotation draw:style-name="gr7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" office:value-type="string" calcext:value-type="string">
            <text:p>Hombor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52.652cm" draw:caption-point-x="-0.407cm" draw:caption-point-y="-1.445cm">
              <dc:date>2023-02-26T00:00:00</dc:date>
              <text:p text:style-name="P1"><text:span text:style-name="T1">Arabic: Kūkya</text:span></text:p>
            </office:annotation>
            <text:p>Kukiya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" office:value-type="string" calcext:value-type="string">
            <text:p>Katsina</text:p>
          </table:table-cell>
          <table:table-cell table:style-name="ce1" office:value-type="string" calcext:value-type="string">
            <text:p>Daur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Birnin N'Gafat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Kawal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" office:value-type="string" calcext:value-type="string">
            <text:p>Bilti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ar Tama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" office:value-type="string" calcext:value-type="string">
            <office:annotation draw:style-name="gr19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" office:value-type="string" calcext:value-type="string">
            <office:annotation draw:style-name="gr43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Manba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" office:value-type="string" calcext:value-type="string">
            <text:p>Al-Mukallah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" table:number-columns-repeated="6"/>
          <table:table-cell table:style-name="ce9"/>
          <table:table-cell table:style-name="ce1" table:number-columns-repeated="3"/>
          <table:table-cell table:style-name="ce1" office:value-type="string" calcext:value-type="string">
            <text:p>Phetchaburi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" table:number-columns-repeated="4"/>
          <table:table-cell table:style-name="ce1" office:value-type="string" calcext:value-type="string">
            <text:p>Puerto Princesa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text:p>Quibdó</text:p>
          </table:table-cell>
          <table:table-cell table:style-name="ce1" office:value-type="string" calcext:value-type="string">
            <text:p>Medellí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e</text:p>
          </table:table-cell>
          <table:table-cell table:style-name="ce2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" table:number-columns-repeated="11"/>
          <table:table-cell table:style-name="ce9"/>
          <table:table-cell table:style-name="ce1" table:number-columns-repeated="3"/>
          <table:table-cell table:style-name="ce1" office:value-type="string" calcext:value-type="string">
            <office:annotation draw:style-name="gr20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Karabane</text:p>
          </table:table-cell>
          <table:table-cell table:style-name="ce1" office:value-type="string" calcext:value-type="string">
            <office:annotation draw:style-name="gr14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Ndorna</text:p>
          </table:table-cell>
          <table:table-cell table:style-name="ce1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53.843cm" draw:caption-point-x="-0.406cm" draw:caption-point-y="-1.445cm">
              <dc:date>2023-02-26T00:00:00</dc:date>
              <text:p text:style-name="P1"><text:span text:style-name="T1">French: Ségou</text:span></text:p>
            </office:annotation>
            <text:p>Segu</text:p>
          </table:table-cell>
          <table:table-cell table:style-name="ce1" office:value-type="string" calcext:value-type="string">
            <office:annotation draw:style-name="gr4" draw:text-style-name="P2" svg:width="4.509cm" svg:height="3.413cm" svg:x="69.151cm" svg:y="53.843cm" draw:caption-point-x="-0.406cm" draw:caption-point-y="-1.445cm">
              <dc:date>2023-02-26T00:00:00</dc:date>
              <text:p text:style-name="P1"><text:span text:style-name="T1">French: Djenné</text:span></text:p>
              <text:p text:style-name="P1"><text:span text:style-name="T1">Portuguese: Jené</text:span></text:p>
            </office:annotation>
            <text:p>Jenne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Kumbi Tenga</text:p>
          </table:table-cell>
          <table:table-cell table:style-name="ce1" office:value-type="string" calcext:value-type="string">
            <text:p>Tenkodogo</text:p>
          </table:table-cell>
          <table:table-cell table:style-name="ce1" office:value-type="string" calcext:value-type="string">
            <office:annotation draw:style-name="gr12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Bingo</text:p>
          </table:table-cell>
          <table:table-cell table:style-name="ce1" office:value-type="string" calcext:value-type="string">
            <text:p>Dosso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Dutsi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Kâkâ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" office:value-type="string" calcext:value-type="string">
            <office:annotation draw:style-name="gr12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 Obeid</text:p>
          </table:table-cell>
          <table:table-cell table:style-name="ce1" office:value-type="string" calcext:value-type="string">
            <office:annotation draw:style-name="gr11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11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7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" office:value-type="string" calcext:value-type="string">
            <office:annotation draw:style-name="gr20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" office:value-type="string" calcext:value-type="string">
            <office:annotation draw:style-name="gr19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1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rooke's Point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" table:number-columns-repeated="14"/>
          <table:table-cell table:style-name="ce5"/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li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Martín de los Llanos Orientales</text:p>
          </table:table-cell>
          <table:table-cell table:style-name="ce1" office:value-type="string" calcext:value-type="string">
            <text:p>Puerto Inírida</text:p>
          </table:table-cell>
          <table:table-cell table:style-name="ce1" office:value-type="string" calcext:value-type="string">
            <text:p>San Fernando de Atabap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ta Elena de Uairé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2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" office:value-type="string" calcext:value-type="string">
            <office:annotation draw:style-name="gr12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2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3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Kurussa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" office:value-type="string" calcext:value-type="string">
            <office:annotation draw:style-name="gr12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" office:value-type="string" calcext:value-type="string">
            <text:p>Nikki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Birnin Yawuri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Bauchi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kary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" office:value-type="string" calcext:value-type="string">
            <text:p>Goz Beïd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iyala</text:p>
          </table:table-cell>
          <table:table-cell table:style-name="ce1" office:value-type="string" calcext:value-type="string">
            <text:p>En Nahu</text:p>
          </table:table-cell>
          <table:table-cell table:style-name="ce1" office:value-type="string" calcext:value-type="string">
            <text:p>Kaduqli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" office:value-type="string" calcext:value-type="string">
            <office:annotation draw:style-name="gr23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" office:value-type="string" calcext:value-type="string">
            <text:p>Yesmal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" office:value-type="string" calcext:value-type="string">
            <office:annotation draw:style-name="gr25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Awdal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9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" table:number-columns-repeated="6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23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" office:value-type="string" calcext:value-type="string">
            <office:annotation draw:style-name="gr12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" office:value-type="string" calcext:value-type="string">
            <text:p>Butua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"/>
          <table:table-cell table:style-name="ce12"/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l Guaviare</text:p>
          </table:table-cell>
          <table:table-cell table:style-name="ce1" office:value-type="string" calcext:value-type="string">
            <text:p>Miraflores</text:p>
          </table:table-cell>
          <table:table-cell table:style-name="ce1" office:value-type="string" calcext:value-type="string">
            <text:p>Puerto Colombi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" office:value-type="string" calcext:value-type="string">
            <text:p>Maripasoula</text:p>
          </table:table-cell>
          <table:table-cell table:style-name="ce1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" table:number-columns-repeated="8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2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amabai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Kong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" office:value-type="string" calcext:value-type="string">
            <text:p>Kete Krachi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" office:value-type="string" calcext:value-type="string">
            <office:annotation draw:style-name="gr12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" office:value-type="string" calcext:value-type="string">
            <office:annotation draw:style-name="gr14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" office:value-type="string" calcext:value-type="string">
            <office:annotation draw:style-name="gr7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f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Kerawa</text:p>
          </table:table-cell>
          <table:table-cell table:style-name="ce1" office:value-type="string" calcext:value-type="string">
            <office:annotation draw:style-name="gr12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" office:value-type="string" calcext:value-type="string">
            <text:p>Melfi</text:p>
          </table:table-cell>
          <table:table-cell table:style-name="ce1" office:value-type="string" calcext:value-type="string">
            <text:p>Am Timan</text:p>
          </table:table-cell>
          <table:table-cell table:style-name="ce1" office:value-type="string" calcext:value-type="string">
            <text:p>Ouanda Djallé</text:p>
          </table:table-cell>
          <table:table-cell table:style-name="ce1" office:value-type="string" calcext:value-type="string">
            <text:p>Raga</text:p>
          </table:table-cell>
          <table:table-cell table:style-name="ce1" office:value-type="string" calcext:value-type="string">
            <text:p>Aweil</text:p>
          </table:table-cell>
          <table:table-cell table:style-name="ce1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Mishra-el-Rek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 Roseires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" office:value-type="string" calcext:value-type="string">
            <office:annotation draw:style-name="gr13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" office:value-type="string" calcext:value-type="string">
            <office:annotation draw:style-name="gr21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aggar</text:p>
          </table:table-cell>
          <table:table-cell table:style-name="ce1" office:value-type="string" calcext:value-type="string">
            <office:annotation draw:style-name="gr16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7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14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" office:value-type="string" calcext:value-type="string">
            <text:p>Madurai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" office:value-type="string" calcext:value-type="string">
            <office:annotation draw:style-name="gr7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Bauang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" table:number-columns-repeated="5"/>
          <table:table-cell table:number-columns-repeated="874"/>
        </table:table-row>
        <table:table-row table:style-name="ro1">
          <table:table-cell table:style-name="ce1" table:number-columns-repeated="21"/>
          <table:table-cell table:style-name="ce1" office:value-type="string" calcext:value-type="string">
            <office:annotation draw:style-name="gr7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El Progress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" office:value-type="string" calcext:value-type="string">
            <office:annotation draw:style-name="gr10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Qit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lorencia</text:p>
          </table:table-cell>
          <table:table-cell table:style-name="ce1" office:value-type="string" calcext:value-type="string">
            <text:p>Mitú</text:p>
          </table:table-cell>
          <table:table-cell table:number-columns-repeated="2" table:style-name="ce1" office:value-type="string" calcext:value-type="string">
            <text:p>São Gabriel da Cachoeira</text:p>
          </table:table-cell>
          <table:table-cell table:style-name="ce1" office:value-type="string" calcext:value-type="string">
            <text:p>Santa Isabel do Rio Negro</text:p>
          </table:table-cell>
          <table:table-cell table:style-name="ce1" office:value-type="string" calcext:value-type="string">
            <text:p>Barcelos</text:p>
          </table:table-cell>
          <table:table-cell table:number-columns-repeated="2" table:style-name="ce1" office:value-type="string" calcext:value-type="string">
            <text:p>Caracaraí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text:p>Santana</text:p>
          </table:table-cell>
          <table:table-cell table:style-name="ce1" office:value-type="string" calcext:value-type="string">
            <office:annotation draw:style-name="gr7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4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" office:value-type="string" calcext:value-type="string">
            <office:annotation draw:style-name="gr14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Gbez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Gbèkèkro</text:p>
          </table:table-cell>
          <table:table-cell table:style-name="ce1" office:value-type="string" calcext:value-type="string">
            <office:annotation draw:style-name="gr7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" office:value-type="string" calcext:value-type="string">
            <office:annotation draw:style-name="gr7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" office:value-type="string" calcext:value-type="string">
            <office:annotation draw:style-name="gr16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" office:value-type="string" calcext:value-type="string">
            <office:annotation draw:style-name="gr27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ēxwé</text:p>
          </table:table-cell>
          <table:table-cell table:style-name="ce1" office:value-type="string" calcext:value-type="string">
            <office:annotation draw:style-name="gr10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" office:value-type="string" calcext:value-type="string">
            <office:annotation draw:style-name="gr11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Ẹdo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" office:value-type="string" calcext:value-type="string">
            <office:annotation draw:style-name="gr10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Kwararaf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" office:value-type="string" calcext:value-type="string">
            <text:p>Pala</text:p>
          </table:table-cell>
          <table:table-cell table:style-name="ce1" office:value-type="string" calcext:value-type="string">
            <text:p>Moundou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" office:value-type="string" calcext:value-type="string">
            <text:p>Bria</text:p>
          </table:table-cell>
          <table:table-cell table:style-name="ce1" office:value-type="string" calcext:value-type="string">
            <office:annotation draw:style-name="gr10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" office:value-type="string" calcext:value-type="string">
            <office:annotation draw:style-name="gr10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" office:value-type="string" calcext:value-type="string">
            <text:p>Rumbek</text:p>
          </table:table-cell>
          <table:table-cell table:style-name="ce1" office:value-type="string" calcext:value-type="string">
            <text:p>Yirol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ore</text:p>
          </table:table-cell>
          <table:table-cell table:style-name="ce1" office:value-type="string" calcext:value-type="string">
            <office:annotation draw:style-name="gr11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Malbarde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" office:value-type="string" calcext:value-type="string">
            <office:annotation draw:style-name="gr16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Gē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" office:value-type="string" calcext:value-type="string">
            <office:annotation draw:style-name="gr11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Qardho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1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4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?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2" office:value-type="string" calcext:value-type="string">
            <office:annotation draw:style-name="gr7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" office:value-type="string" calcext:value-type="string">
            <text:p>San Lorenzo de los Tibilos</text:p>
          </table:table-cell>
          <table:table-cell table:style-name="ce2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" office:value-type="string" calcext:value-type="string">
            <text:p>São Gabriel da Cachoeira</text:p>
          </table:table-cell>
          <table:table-cell table:number-columns-repeated="2" table:style-name="ce1" office:value-type="string" calcext:value-type="string">
            <text:p>Santa Isabel do Rio Negro</text:p>
          </table:table-cell>
          <table:table-cell table:number-columns-repeated="2" table:style-name="ce1" office:value-type="string" calcext:value-type="string">
            <text:p>Barcelos</text:p>
          </table:table-cell>
          <table:table-cell table:style-name="ce1" office:value-type="string" calcext:value-type="string">
            <text:p>Itapiranga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Arucará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" office:value-type="string" calcext:value-type="string">
            <text:p>Castanhal</text:p>
          </table:table-cell>
          <table:table-cell table:style-name="ce1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" office:value-type="string" calcext:value-type="string">
            <office:annotation draw:style-name="gr44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" office:value-type="string" calcext:value-type="string">
            <office:annotation draw:style-name="gr34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" office:value-type="string" calcext:value-type="string">
            <office:annotation draw:style-name="gr29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2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" office:value-type="string" calcext:value-type="string">
            <office:annotation draw:style-name="gr23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Fumban</text:p>
          </table:table-cell>
          <table:table-cell table:style-name="ce1" office:value-type="string" calcext:value-type="string">
            <text:p>Meigang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" office:value-type="string" calcext:value-type="string">
            <text:p>Bambar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" office:value-type="string" calcext:value-type="string">
            <text:p>Yei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" office:value-type="string" calcext:value-type="string">
            <office:annotation draw:style-name="gr7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" office:value-type="string" calcext:value-type="string">
            <office:annotation draw:style-name="gr37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Jananathapuram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Lamuri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Kota Lhokseumaw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3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Gangga Negara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?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?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ua Grande</text:p>
          </table:table-cell>
          <table:table-cell table:style-name="ce1" office:value-type="string" calcext:value-type="string">
            <text:p>Yurimaguas</text:p>
          </table:table-cell>
          <table:table-cell table:style-name="ce1" office:value-type="string" calcext:value-type="string">
            <text:p>Iquitos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Maraã</text:p>
          </table:table-cell>
          <table:table-cell table:style-name="ce1" office:value-type="string" calcext:value-type="string">
            <text:p>Manacapuru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" office:value-type="string" calcext:value-type="string">
            <text:p>Parintins</text:p>
          </table:table-cell>
          <table:table-cell table:style-name="ce1" office:value-type="string" calcext:value-type="string">
            <text:p>Santarém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Alcobaça</text:p>
          </table:table-cell>
          <table:table-cell table:style-name="ce1" office:value-type="string" calcext:value-type="string">
            <text:p>Mocajuba</text:p>
          </table:table-cell>
          <table:table-cell table:style-name="ce1" office:value-type="string" calcext:value-type="string">
            <text:p>Paragominas</text:p>
          </table:table-cell>
          <table:table-cell table:style-name="ce1" office:value-type="string" calcext:value-type="string">
            <text:p>Santa Inês</text:p>
          </table:table-cell>
          <table:table-cell table:style-name="ce1" office:value-type="string" calcext:value-type="string">
            <text:p>Parnaíba</text:p>
          </table:table-cell>
          <table:table-cell table:style-name="ce1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" office:value-type="string" calcext:value-type="string">
            <text:p>Mossoró</text:p>
          </table:table-cell>
          <table:table-cell table:style-name="ce1" table:number-columns-repeated="15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20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" office:value-type="string" calcext:value-type="string">
            <office:annotation draw:style-name="gr13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" office:value-type="string" calcext:value-type="string">
            <text:p>Aru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Masindi</text:p>
          </table:table-cell>
          <table:table-cell table:style-name="ce1" office:value-type="string" calcext:value-type="string">
            <office:annotation draw:style-name="gr14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6"/>
          <table:table-cell table:style-name="ce1" office:value-type="string" calcext:value-type="string">
            <office:annotation draw:style-name="gr13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Marsabet</text:p>
          </table:table-cell>
          <table:table-cell table:style-name="ce1" office:value-type="string" calcext:value-type="string">
            <office:annotation draw:style-name="gr18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" office:value-type="string" calcext:value-type="string">
            <office:annotation draw:style-name="gr27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" office:value-type="string" calcext:value-type="string">
            <office:annotation draw:style-name="gr13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" table:number-columns-repeated="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Ar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" table:number-columns-repeated="7"/>
          <table:table-cell table:style-name="ce1" office:value-type="string" calcext:value-type="string">
            <text:p>Lorengau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" office:value-type="string" calcext:value-type="string">
            <text:p>Benjamin Constant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Coari</text:p>
          </table:table-cell>
          <table:table-cell table:style-name="ce1" office:value-type="string" calcext:value-type="string">
            <text:p>Manicoré</text:p>
          </table:table-cell>
          <table:table-cell table:style-name="ce1" office:value-type="string" calcext:value-type="string">
            <text:p>Borba</text:p>
          </table:table-cell>
          <table:table-cell table:style-name="ce1" office:value-type="string" calcext:value-type="string">
            <text:p>Maués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Marabá</text:p>
          </table:table-cell>
          <table:table-cell table:style-name="ce1" office:value-type="string" calcext:value-type="string">
            <text:p>São Vicente do Araguaia</text:p>
          </table:table-cell>
          <table:table-cell table:style-name="ce1" office:value-type="string" calcext:value-type="string">
            <text:p>Imperatriz</text:p>
          </table:table-cell>
          <table:table-cell table:style-name="ce1" office:value-type="string" calcext:value-type="string">
            <text:p>Caxias</text:p>
          </table:table-cell>
          <table:table-cell table:style-name="ce1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" office:value-type="string" calcext:value-type="string">
            <text:p>Crato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string" calcext:value-type="string">
            <office:annotation draw:style-name="gr9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" table:number-columns-repeated="12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3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"/>
          <table:table-cell table:style-name="ce1" office:value-type="string" calcext:value-type="string">
            <office:annotation draw:style-name="gr37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" office:value-type="string" calcext:value-type="string">
            <office:annotation draw:style-name="gr9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" office:value-type="string" calcext:value-type="string">
            <office:annotation draw:style-name="gr12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Makoku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" office:value-type="string" calcext:value-type="string">
            <text:p>Basankusu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" office:value-type="string" calcext:value-type="string">
            <text:p>Butemb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2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Lubag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" office:value-type="string" calcext:value-type="string">
            <text:p>Nakuru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" office:value-type="string" calcext:value-type="string">
            <office:annotation draw:style-name="gr42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" office:value-type="string" calcext:value-type="string">
            <office:annotation draw:style-name="gr12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aitivu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9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uara Teweh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Biak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" office:value-type="string" calcext:value-type="string">
            <text:p>Wewak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Fakaofo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7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" office:value-type="string" calcext:value-type="string">
            <text:p>Cruzeiro do Sul</text:p>
          </table:table-cell>
          <table:table-cell table:style-name="ce1" office:value-type="string" calcext:value-type="string">
            <text:p>Boca do Acre</text:p>
          </table:table-cell>
          <table:table-cell table:style-name="ce1" office:value-type="string" calcext:value-type="string">
            <text:p>Caruari</text:p>
          </table:table-cell>
          <table:table-cell table:number-columns-repeated="2" table:style-name="ce1" office:value-type="string" calcext:value-type="string">
            <text:p>Lábrea</text:p>
          </table:table-cell>
          <table:table-cell table:style-name="ce1" office:value-type="string" calcext:value-type="string">
            <text:p>Humaitá</text:p>
          </table:table-cell>
          <table:table-cell table:number-columns-repeated="2" table:style-name="ce1" office:value-type="string" calcext:value-type="string">
            <text:p>Apuí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São Félix do Xingu</text:p>
          </table:table-cell>
          <table:table-cell table:style-name="ce1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Porto das Caraíbas</text:p>
          </table:table-cell>
          <table:table-cell table:style-name="ce1" office:value-type="string" calcext:value-type="string">
            <text:p>São Raimundo Nonato</text:p>
          </table:table-cell>
          <table:table-cell table:style-name="ce1" office:value-type="string" calcext:value-type="string">
            <text:p>Oeiras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" table:number-columns-repeated="12"/>
          <table:table-cell table:style-name="ce9"/>
          <table:table-cell table:style-name="ce1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4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" office:value-type="string" calcext:value-type="string">
            <text:p>Mayumb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" office:value-type="string" calcext:value-type="string">
            <office:annotation draw:style-name="gr14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bé</text:p>
          </table:table-cell>
          <table:table-cell table:style-name="ce1" office:value-type="string" calcext:value-type="string">
            <office:annotation draw:style-name="gr13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" office:value-type="string" calcext:value-type="string">
            <text:p>Boende</text:p>
          </table:table-cell>
          <table:table-cell table:style-name="ce1" office:value-type="string" calcext:value-type="string">
            <text:p>Opala</text:p>
          </table:table-cell>
          <table:table-cell table:style-name="ce1" office:value-type="string" calcext:value-type="string">
            <office:annotation draw:style-name="gr13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6"/>
          <table:table-cell table:style-name="ce1" office:value-type="string" calcext:value-type="string">
            <office:annotation draw:style-name="gr16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6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" office:value-type="string" calcext:value-type="string">
            <office:annotation draw:style-name="gr15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" office:value-type="string" calcext:value-type="string">
            <text:p>Jambi</text:p>
          </table:table-cell>
          <table:table-cell table:style-name="ce1" table:number-columns-repeated="3"/>
          <table:table-cell table:style-name="ce1" office:value-type="string" calcext:value-type="string">
            <text:p>Ketapang</text:p>
          </table:table-cell>
          <table:table-cell table:style-name="ce1" office:value-type="string" calcext:value-type="string">
            <text:p>Pangkalan Bu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masih</text:p>
          </table:table-cell>
          <table:table-cell table:style-name="ce1"/>
          <table:table-cell table:style-name="ce1" office:value-type="string" calcext:value-type="string">
            <text:p>Malangke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Wanin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"/>
          <table:table-cell table:style-name="ce1" office:value-type="string" calcext:value-type="string">
            <text:p>Kimbe</text:p>
          </table:table-cell>
          <table:table-cell table:style-name="ce1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text:p>Funafuti</text:p>
          </table:table-cell>
          <table:table-cell table:style-name="ce1" table:number-columns-repeated="2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text:p>Atalaya</text:p>
          </table:table-cell>
          <table:table-cell table:style-name="ce2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" office:value-type="string" calcext:value-type="string">
            <text:p>Ingavi</text:p>
          </table:table-cell>
          <table:table-cell table:style-name="ce1" office:value-type="string" calcext:value-type="string">
            <text:p>Riberalta</text:p>
          </table:table-cell>
          <table:table-cell table:number-columns-repeated="2" table:style-name="ce1" office:value-type="string" calcext:value-type="string">
            <text:p>Porto Velho</text:p>
          </table:table-cell>
          <table:table-cell table:style-name="ce1" office:value-type="string" calcext:value-type="string">
            <text:p>Novo Aripuanã</text:p>
          </table:table-cell>
          <table:table-cell table:style-name="ce1" office:value-type="string" calcext:value-type="string">
            <text:p>Aripuanã</text:p>
          </table:table-cell>
          <table:table-cell table:style-name="ce1" office:value-type="string" calcext:value-type="string">
            <text:p>Juara</text:p>
          </table:table-cell>
          <table:table-cell table:style-name="ce1" office:value-type="string" calcext:value-type="string">
            <text:p>Alta Floresta</text:p>
          </table:table-cell>
          <table:table-cell table:style-name="ce1" office:value-type="string" calcext:value-type="string">
            <text:p>São Félix do Araguaia</text:p>
          </table:table-cell>
          <table:table-cell table:style-name="ce1" office:value-type="string" calcext:value-type="string">
            <text:p>Gurupi</text:p>
          </table:table-cell>
          <table:table-cell table:style-name="ce1" office:value-type="string" calcext:value-type="string">
            <text:p>Arraias</text:p>
          </table:table-cell>
          <table:table-cell table:style-name="ce1" office:value-type="string" calcext:value-type="string">
            <text:p>Campo Largo</text:p>
          </table:table-cell>
          <table:table-cell table:style-name="ce1" office:value-type="string" calcext:value-type="string">
            <text:p>Jacobina</text:p>
          </table:table-cell>
          <table:table-cell table:style-name="ce1" office:value-type="string" calcext:value-type="string">
            <text:p>Juazeiro</text:p>
          </table:table-cell>
          <table:table-cell table:style-name="ce1" office:value-type="string" calcext:value-type="string">
            <office:annotation draw:style-name="gr7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" office:value-type="string" calcext:value-type="string">
            <office:annotation draw:style-name="gr14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4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Malemb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" office:value-type="string" calcext:value-type="string">
            <text:p>Dekese</text:p>
          </table:table-cell>
          <table:table-cell table:style-name="ce1" office:value-type="string" calcext:value-type="string">
            <text:p>Lodja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2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Olpurapuran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Victoria</text:p>
          </table:table-cell>
          <table:table-cell table:style-name="ce1" table:number-columns-repeated="24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Srivijaya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text:p>Makassar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Butung</text:p>
          </table:table-cell>
          <table:table-cell table:style-name="ce1" table:number-columns-repeated="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unt Hag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Luaniua</text:p>
          </table:table-cell>
          <table:table-cell table:style-name="ce1" table:number-columns-repeated="4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7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Man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rto Maldonado</text:p>
          </table:table-cell>
          <table:table-cell table:style-name="ce1" office:value-type="string" calcext:value-type="string">
            <text:p>Cobija</text:p>
          </table:table-cell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Rurrenabaque</text:p>
          </table:table-cell>
          <table:table-cell table:style-name="ce1" office:value-type="string" calcext:value-type="string">
            <text:p>Guajará-Mirim</text:p>
          </table:table-cell>
          <table:table-cell table:style-name="ce1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" office:value-type="string" calcext:value-type="string">
            <text:p>Comodoro</text:p>
          </table:table-cell>
          <table:table-cell table:style-name="ce1" office:value-type="string" calcext:value-type="string">
            <text:p>Diamantino</text:p>
          </table:table-cell>
          <table:table-cell table:style-name="ce1" office:value-type="string" calcext:value-type="string">
            <text:p>Sinop</text:p>
          </table:table-cell>
          <table:table-cell table:style-name="ce1" office:value-type="string" calcext:value-type="string">
            <text:p>Araguaiana</text:p>
          </table:table-cell>
          <table:table-cell table:style-name="ce1" office:value-type="string" calcext:value-type="string">
            <text:p>São Miguel do Araguaia</text:p>
          </table:table-cell>
          <table:table-cell table:style-name="ce1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" office:value-type="string" calcext:value-type="string">
            <text:p>Carinhanha</text:p>
          </table:table-cell>
          <table:table-cell table:style-name="ce1" office:value-type="string" calcext:value-type="string">
            <text:p>Caetité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" table:number-columns-repeated="17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12" draw:text-style-name="P2" svg:width="4.508cm" svg:height="9.366cm" svg:x="81.55cm" svg:y="64.558cm" draw:caption-point-x="-0.407cm" draw:caption-point-y="-1.445cm">
              <dc:date>2023-02-26T00:00:00</dc:date>
              <text:p text:style-name="P1"><text:span text:style-name="T1">Congo: M'banza-Kakongo</text:span></text:p>
              <text:p text:style-name="P1"><text:span text:style-name="T1">Portuguese: Caio-Caliado</text:span></text:p>
              <text:p text:style-name="P1"><text:span text:style-name="T1">(into Cabinda)</text:span></text:p>
              <text:p text:style-name="P1"><text:span text:style-name="T1"/></text:p>
              <text:p text:style-name="P1"><text:span text:style-name="T1">Portuguese: Vila Amélia (into Cabinda)</text:span></text:p>
              <text:p text:style-name="P1"><text:span text:style-name="T1"/></text:p>
              <text:p text:style-name="P1"><text:span text:style-name="T1">French/Dutch/English: Boma</text:span></text:p>
            </office:annotation>
            <text:p>Kiengele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" office:value-type="string" calcext:value-type="string">
            <office:annotation draw:style-name="gr13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" office:value-type="string" calcext:value-type="string">
            <office:annotation draw:style-name="gr13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" table:number-columns-repeated="5"/>
          <table:table-cell table:style-name="ce9"/>
          <table:table-cell table:style-name="ce1" table:number-columns-repeated="29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ort Moresby</text:p>
          </table:table-cell>
          <table:table-cell table:style-name="ce1" office:value-type="string" calcext:value-type="string">
            <text:p>Samar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Pachakamaq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2" office:value-type="string" calcext:value-type="string">
            <text:p>San Borja</text:p>
          </table:table-cell>
          <table:table-cell table:style-name="ce1" office:value-type="string" calcext:value-type="string">
            <text:p>Santa Ana del Yacuma</text:p>
          </table:table-cell>
          <table:table-cell table:style-name="ce1" office:value-type="string" calcext:value-type="string">
            <text:p>Magdalena</text:p>
          </table:table-cell>
          <table:table-cell table:style-name="ce1" office:value-type="string" calcext:value-type="string">
            <text:p>Vilhena</text:p>
          </table:table-cell>
          <table:table-cell table:style-name="ce1" office:value-type="string" calcext:value-type="string">
            <text:p>Vila Bel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Poxoréu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" office:value-type="string" calcext:value-type="string">
            <office:annotation draw:style-name="gr7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Brasília</text:p>
          </table:table-cell>
          <table:table-cell table:style-name="ce1" office:value-type="string" calcext:value-type="string">
            <text:p>Januária</text:p>
          </table:table-cell>
          <table:table-cell table:style-name="ce1" office:value-type="string" calcext:value-type="string">
            <text:p>Montes Claros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Arraial da Conquista</text:p>
          </table:table-cell>
          <table:table-cell table:style-name="ce1" office:value-type="string" calcext:value-type="string">
            <text:p>Ilhéu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5.749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Mpengi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" office:value-type="string" calcext:value-type="string">
            <text:p>Urambo</text:p>
          </table:table-cell>
          <table:table-cell table:style-name="ce1" office:value-type="string" calcext:value-type="string">
            <office:annotation draw:style-name="gr13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" office:value-type="string" calcext:value-type="string">
            <text:p>Tang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7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" office:value-type="string" calcext:value-type="string">
            <text:p>Pekalongan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" office:value-type="string" calcext:value-type="string">
            <office:annotation draw:style-name="gr14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" office:value-type="string" calcext:value-type="string">
            <office:annotation draw:style-name="gr7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Ignacio de Moxos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Concepción de Santa Cruz</text:p>
          </table:table-cell>
          <table:table-cell table:style-name="ce1" office:value-type="string" calcext:value-type="string">
            <text:p>San Ignacio de Velasco</text:p>
          </table:table-cell>
          <table:table-cell table:style-name="ce1" office:value-type="string" calcext:value-type="string">
            <text:p>San Matías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office:annotation draw:style-name="gr10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" office:value-type="string" calcext:value-type="string">
            <text:p>Jataí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Caldas Novas</text:p>
          </table:table-cell>
          <table:table-cell table:style-name="ce1" office:value-type="string" calcext:value-type="string">
            <text:p>Paracatu</text:p>
          </table:table-cell>
          <table:table-cell table:style-name="ce1" office:value-type="string" calcext:value-type="string">
            <text:p>Diamant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to Segu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" office:value-type="string" calcext:value-type="string">
            <office:annotation draw:style-name="gr10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" office:value-type="string" calcext:value-type="string">
            <office:annotation draw:style-name="gr10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bel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6"/>
          <table:table-cell table:style-name="ce1" office:value-type="string" calcext:value-type="string">
            <office:annotation draw:style-name="gr16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6"/>
          <table:table-cell table:style-name="ce1" office:value-type="string" calcext:value-type="string">
            <office:annotation draw:style-name="gr10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" office:value-type="string" calcext:value-type="string">
            <office:annotation draw:style-name="gr14" draw:text-style-name="P2" svg:width="4.509cm" svg:height="8.175cm" svg:x="95.075cm" svg:y="66.94cm" draw:caption-point-x="-0.406cm" draw:caption-point-y="-1.446cm">
              <dc:date>2023-02-26T00:00:00</dc:date>
              <text:p text:style-name="P1"><text:span text:style-name="T1">(into Bagamoyo)</text:span></text:p>
              <text:p text:style-name="P1"><text:span text:style-name="T1"/></text:p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Kaole</text:p>
          </table:table-cell>
          <table:table-cell table:style-name="ce1" table:number-columns-repeated="38"/>
          <table:table-cell table:style-name="ce1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Yogyakarta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7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Pukatamp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anta Rosa del Sara</text:p>
          </table:table-cell>
          <table:table-cell table:style-name="ce1" office:value-type="string" calcext:value-type="string">
            <text:p>San Miguel de Velasco</text:p>
          </table:table-cell>
          <table:table-cell table:style-name="ce1" office:value-type="string" calcext:value-type="string">
            <text:p>Puerto Quijarro</text:p>
          </table:table-cell>
          <table:table-cell table:style-name="ce1" office:value-type="string" calcext:value-type="string">
            <text:p>Corumbá</text:p>
          </table:table-cell>
          <table:table-cell table:style-name="ce1" office:value-type="string" calcext:value-type="string">
            <text:p>Coxim</text:p>
          </table:table-cell>
          <table:table-cell table:style-name="ce1" office:value-type="string" calcext:value-type="string">
            <text:p>Chapadão do Sul</text:p>
          </table:table-cell>
          <table:table-cell table:style-name="ce1" office:value-type="string" calcext:value-type="string">
            <text:p>Rio Verde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" office:value-type="string" calcext:value-type="string">
            <text:p>Araxá</text:p>
          </table:table-cell>
          <table:table-cell table:style-name="ce1" office:value-type="string" calcext:value-type="string">
            <office:annotation draw:style-name="gr7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" table:number-columns-repeated="4"/>
          <table:table-cell table:style-name="ce12"/>
          <table:table-cell table:style-name="ce1" table:number-columns-repeated="18"/>
          <table:table-cell table:style-name="ce1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Kabas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3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" office:value-type="string" calcext:value-type="string">
            <office:annotation draw:style-name="gr7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"/>
          <table:table-cell/>
          <table:table-cell table:style-name="ce1" table:number-columns-repeated="48"/>
          <table:table-cell table:style-name="ce1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" table:number-columns-repeated="2"/>
          <table:table-cell table:style-name="ce1" office:value-type="string" calcext:value-type="string">
            <text:p>Aurukun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Chuqyapo Ma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 Chiquitos</text:p>
          </table:table-cell>
          <table:table-cell table:style-name="ce1" office:value-type="string" calcext:value-type="string">
            <text:p>Puerto Suárez</text:p>
          </table:table-cell>
          <table:table-cell table:style-name="ce1" office:value-type="string" calcext:value-type="string">
            <text:p>Miranda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Três Lagoas</text:p>
          </table:table-cell>
          <table:table-cell table:style-name="ce1" office:value-type="string" calcext:value-type="string">
            <text:p>Paranaíba</text:p>
          </table:table-cell>
          <table:table-cell table:style-name="ce1" office:value-type="string" calcext:value-type="string">
            <text:p>São José do Rio Preto</text:p>
          </table:table-cell>
          <table:table-cell table:style-name="ce1" office:value-type="string" calcext:value-type="string">
            <text:p>Ribeirão Pre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7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Halà-Val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’wen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3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" table:number-columns-repeated="47"/>
          <table:table-cell table:style-name="ce1" office:value-type="string" calcext:value-type="string">
            <text:p>Kalumbur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" office:value-type="string" calcext:value-type="string">
            <text:p>Katherine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Alofi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" office:value-type="string" calcext:value-type="string">
            <office:annotation draw:style-name="gr9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Nova Andradina</text:p>
          </table:table-cell>
          <table:table-cell table:style-name="ce1" office:value-type="string" calcext:value-type="string">
            <text:p>Presidente Prudente</text:p>
          </table:table-cell>
          <table:table-cell table:style-name="ce1" office:value-type="string" calcext:value-type="string">
            <text:p>Bauru</text:p>
          </table:table-cell>
          <table:table-cell table:style-name="ce1" office:value-type="string" calcext:value-type="string">
            <office:annotation draw:style-name="gr23" draw:text-style-name="P2" svg:width="4.509cm" svg:height="8.176cm" svg:x="51.117cm" svg:y="70.511cm" draw:caption-point-x="-0.406cm" draw:caption-point-y="-1.445cm">
              <dc:date>2023-02-26T00:00:00</dc:date>
              <text:p text:style-name="P1"><text:span text:style-name="T1">Spanish: San Pablo</text:span></text:p>
              <text:p text:style-name="P1"><text:span text:style-name="T1">Italian: San Paolo</text:span></text:p>
              <text:p text:style-name="P1"><text:span text:style-name="T1">Latin: Paulopolis</text:span></text:p>
              <text:p text:style-name="P1"><text:span text:style-name="T1">Native: Piratininga</text:span></text:p>
              <text:p text:style-name="P1"><text:span text:style-name="T1"/></text:p>
              <text:p text:style-name="P1"><text:span text:style-name="T1">Dutch: Holambra</text:span></text:p>
            </office:annotation>
            <text:p>São Paulo</text:p>
          </table:table-cell>
          <table:table-cell table:style-name="ce1" office:value-type="string" calcext:value-type="string">
            <text:p>São José dos Campos</text:p>
          </table:table-cell>
          <table:table-cell table:style-name="ce1" office:value-type="string" calcext:value-type="string">
            <office:annotation draw:style-name="gr23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Ombaka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Moshiko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" office:value-type="string" calcext:value-type="string">
            <text:p>Ndola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pika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" office:value-type="string" calcext:value-type="string">
            <office:annotation draw:style-name="gr9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6"/>
          <table:table-cell table:style-name="ce1" office:value-type="string" calcext:value-type="string">
            <text:p>Metangula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" office:value-type="string" calcext:value-type="string">
            <office:annotation draw:style-name="gr9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" table:number-columns-repeated="40"/>
          <table:table-cell table:style-name="ce1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" office:value-type="string" calcext:value-type="string">
            <text:p>Wyndham</text:p>
          </table:table-cell>
          <table:table-cell table:style-name="ce1" office:value-type="string" calcext:value-type="string">
            <text:p>Kununurra</text:p>
          </table:table-cell>
          <table:table-cell table:style-name="ce1" office:value-type="string" calcext:value-type="string">
            <text:p>Timber Creek</text:p>
          </table:table-cell>
          <table:table-cell table:style-name="ce1" office:value-type="string" calcext:value-type="string">
            <text:p>Mataranka</text:p>
          </table:table-cell>
          <table:table-cell table:style-name="ce1" office:value-type="string" calcext:value-type="string">
            <text:p>Ngukurr</text:p>
          </table:table-cell>
          <table:table-cell table:style-name="ce1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" office:value-type="string" calcext:value-type="string">
            <text:p>Cairns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" office:value-type="string" calcext:value-type="string">
            <text:p>Concep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" office:value-type="string" calcext:value-type="string">
            <office:annotation draw:style-name="gr13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" office:value-type="string" calcext:value-type="string">
            <text:p>Sorocaba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Kakonda</text:p>
          </table:table-cell>
          <table:table-cell table:style-name="ce1" office:value-type="string" calcext:value-type="string">
            <text:p>Chitembo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Maano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3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9"/>
          <table:table-cell table:style-name="ce1" office:value-type="string" calcext:value-type="string">
            <text:p>Broome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string" calcext:value-type="string">
            <text:p>Fitzroy Crossing</text:p>
          </table:table-cell>
          <table:table-cell table:style-name="ce1" office:value-type="string" calcext:value-type="string">
            <text:p>Halls Cree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" office:value-type="string" calcext:value-type="string">
            <text:p>Daly Waters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" office:value-type="string" calcext:value-type="string">
            <text:p>Normanton</text:p>
          </table:table-cell>
          <table:table-cell table:style-name="ce1" office:value-type="string" calcext:value-type="string">
            <text:p>Ingham</text:p>
          </table:table-cell>
          <table:table-cell table:style-name="ce1" office:value-type="string" calcext:value-type="string">
            <text:p>Townsvill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7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Jujuy</text:p>
          </table:table-cell>
          <table:table-cell table:style-name="ce1" office:value-type="string" calcext:value-type="string">
            <text:p>Rivadavia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Puerto Flor de Lis</text:p>
          </table:table-cell>
          <table:table-cell table:style-name="ce1" office:value-type="string" calcext:value-type="string">
            <office:annotation draw:style-name="gr7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" office:value-type="string" calcext:value-type="string">
            <office:annotation draw:style-name="gr14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Mossungo-Bitoto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Kaluvango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" office:value-type="string" calcext:value-type="string">
            <office:annotation draw:style-name="gr11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" office:value-type="string" calcext:value-type="string">
            <text:p>Mwandi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" office:value-type="string" calcext:value-type="string">
            <office:annotation draw:style-name="gr16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Angoci</text:p>
          </table:table-cell>
          <table:table-cell table:style-name="ce1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" table:number-columns-repeated="3"/>
          <table:table-cell table:style-name="ce1" office:value-type="string" calcext:value-type="string">
            <text:p>Besalampy</text:p>
          </table:table-cell>
          <table:table-cell table:style-name="ce1" office:value-type="string" calcext:value-type="string">
            <text:p>Marovoay</text:p>
          </table:table-cell>
          <table:table-cell table:style-name="ce1" office:value-type="string" calcext:value-type="string">
            <office:annotation draw:style-name="gr14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" office:value-type="string" calcext:value-type="string">
            <text:p>Condon</text:p>
          </table:table-cell>
          <table:table-cell table:style-name="ce1" office:value-type="string" calcext:value-type="string">
            <text:p>Marble Ba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Tanami</text:p>
          </table:table-cell>
          <table:table-cell table:style-name="ce1" office:value-type="string" calcext:value-type="string">
            <text:p>Tennant Creek</text:p>
          </table:table-cell>
          <table:table-cell table:style-name="ce1" office:value-type="string" calcext:value-type="string">
            <text:p>Avon Downs</text:p>
          </table:table-cell>
          <table:table-cell table:style-name="ce1" office:value-type="string" calcext:value-type="string">
            <text:p>Camooweal</text:p>
          </table:table-cell>
          <table:table-cell table:style-name="ce1" office:value-type="string" calcext:value-type="string">
            <text:p>Mount Isa</text:p>
          </table:table-cell>
          <table:table-cell table:style-name="ce1" office:value-type="string" calcext:value-type="string">
            <text:p>Cloncurry</text:p>
          </table:table-cell>
          <table:table-cell table:style-name="ce1" office:value-type="string" calcext:value-type="string">
            <text:p>Charters Towers</text:p>
          </table:table-cell>
          <table:table-cell table:style-name="ce1" office:value-type="string" calcext:value-type="string">
            <text:p>Mackay</text:p>
          </table:table-cell>
          <table:table-cell table:style-name="ce1" office:value-type="string" calcext:value-type="string">
            <text:p>Rockhampto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20"/>
          <table:table-cell table:style-name="ce1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" office:value-type="string" calcext:value-type="string">
            <text:p>Pilar</text:p>
          </table:table-cell>
          <table:table-cell table:style-name="ce1" office:value-type="string" calcext:value-type="string">
            <text:p>Encarnación</text:p>
          </table:table-cell>
          <table:table-cell table:style-name="ce1" office:value-type="string" calcext:value-type="string">
            <text:p>Corpus Christi</text:p>
          </table:table-cell>
          <table:table-cell table:style-name="ce1" office:value-type="string" calcext:value-type="string">
            <office:annotation draw:style-name="gr7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Lajes</text:p>
          </table:table-cell>
          <table:table-cell table:style-name="ce1" office:value-type="string" calcext:value-type="string">
            <office:annotation draw:style-name="gr37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7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Möwebucht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" office:value-type="string" calcext:value-type="string">
            <office:annotation draw:style-name="gr23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" office:value-type="string" calcext:value-type="string">
            <text:p>Nokaneng</text:p>
          </table:table-cell>
          <table:table-cell table:style-name="ce1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" office:value-type="string" calcext:value-type="string">
            <office:annotation draw:style-name="gr12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hlo-Dhlo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" table:number-columns-repeated="5"/>
          <table:table-cell table:style-name="ce1" office:value-type="string" calcext:value-type="string">
            <text:p>Maintiran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74.083cm" draw:caption-point-x="-0.407cm" draw:caption-point-y="-1.445cm">
              <dc:date>2023-02-26T00:00:00</dc:date>
              <text:p text:style-name="P1"><text:span text:style-name="T1">(into Antananarivo)</text:span></text:p>
              <text:p text:style-name="P1"><text:span text:style-name="T1">French: Tananarive</text:span></text:p>
            </office:annotation>
            <text:p>Alasor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" office:value-type="string" calcext:value-type="string">
            <text:p>Cossac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elfe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-Tre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ulia</text:p>
          </table:table-cell>
          <table:table-cell table:style-name="ce1" office:value-type="string" calcext:value-type="string">
            <text:p>Winton</text:p>
          </table:table-cell>
          <table:table-cell table:style-name="ce1" office:value-type="string" calcext:value-type="string">
            <text:p>Tambo</text:p>
          </table:table-cell>
          <table:table-cell table:style-name="ce1" office:value-type="string" calcext:value-type="string">
            <text:p>Emerald</text:p>
          </table:table-cell>
          <table:table-cell table:style-name="ce1" office:value-type="string" calcext:value-type="string">
            <text:p>Gladstone</text:p>
          </table:table-cell>
          <table:table-cell table:style-name="ce1" office:value-type="string" calcext:value-type="string">
            <text:p>Bundaberg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" office:value-type="string" calcext:value-type="string">
            <office:annotation draw:style-name="gr7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" office:value-type="string" calcext:value-type="string">
            <office:annotation draw:style-name="gr12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" table:number-columns-repeated="2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" office:value-type="string" calcext:value-type="string">
            <text:p>Tsumkwe</text:p>
          </table:table-cell>
          <table:table-cell table:style-name="ce1" office:value-type="string" calcext:value-type="string">
            <text:p>Maun</text:p>
          </table:table-cell>
          <table:table-cell table:style-name="ce1" office:value-type="string" calcext:value-type="string">
            <text:p>Kasane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Matendere</text:p>
          </table:table-cell>
          <table:table-cell table:style-name="ce1" office:value-type="string" calcext:value-type="string">
            <office:annotation draw:style-name="gr13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Andakabe</text:p>
          </table:table-cell>
          <table:table-cell table:style-name="ce1" office:value-type="string" calcext:value-type="string">
            <text:p>Fianarantso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" office:value-type="string" calcext:value-type="string">
            <text:p>Paraburdo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ount New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intore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douri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Nanango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6"/>
          <table:table-cell table:style-name="ce1" office:value-type="string" calcext:value-type="string">
            <text:p>Rafaela</text:p>
          </table:table-cell>
          <table:table-cell table:style-name="ce1" office:value-type="string" calcext:value-type="string">
            <text:p>Goya</text:p>
          </table:table-cell>
          <table:table-cell table:style-name="ce1" office:value-type="string" calcext:value-type="string">
            <text:p>Concordia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" office:value-type="string" calcext:value-type="string">
            <text:p>Santa Maria</text:p>
          </table:table-cell>
          <table:table-cell table:style-name="ce11" office:value-type="string" calcext:value-type="string">
            <text:p>Porto Alegre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4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" office:value-type="string" calcext:value-type="string">
            <office:annotation draw:style-name="gr10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" office:value-type="string" calcext:value-type="string">
            <text:p>Kang</text:p>
          </table:table-cell>
          <table:table-cell table:style-name="ce1" office:value-type="string" calcext:value-type="string">
            <text:p>Letlhakan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" office:value-type="string" calcext:value-type="string">
            <office:annotation draw:style-name="gr18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Melora</text:p>
          </table:table-cell>
          <table:table-cell table:style-name="ce1" office:value-type="string" calcext:value-type="string">
            <office:annotation draw:style-name="gr12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0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Fiherenana</text:p>
          </table:table-cell>
          <table:table-cell table:style-name="ce1" office:value-type="string" calcext:value-type="string">
            <text:p>Ihosy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10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" office:value-type="string" calcext:value-type="string">
            <text:p>Meekatharra</text:p>
          </table:table-cell>
          <table:table-cell table:style-name="ce1" office:value-type="string" calcext:value-type="string">
            <text:p>Wil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rburton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" office:value-type="string" calcext:value-type="string">
            <text:p>Mutitjulu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" office:value-type="string" calcext:value-type="string">
            <text:p>Birdsville</text:p>
          </table:table-cell>
          <table:table-cell table:style-name="ce1" office:value-type="string" calcext:value-type="string">
            <text:p>Windorah</text:p>
          </table:table-cell>
          <table:table-cell table:style-name="ce1" office:value-type="string" calcext:value-type="string">
            <text:p>Quilpie</text:p>
          </table:table-cell>
          <table:table-cell table:style-name="ce1" office:value-type="string" calcext:value-type="string">
            <text:p>Charleville</text:p>
          </table:table-cell>
          <table:table-cell table:style-name="ce1" office:value-type="string" calcext:value-type="string">
            <text:p>Dalby</text:p>
          </table:table-cell>
          <table:table-cell table:style-name="ce1" office:value-type="string" calcext:value-type="string">
            <text:p>Toowoomba</text:p>
          </table:table-cell>
          <table:table-cell table:style-name="ce1" office:value-type="string" calcext:value-type="string">
            <text:p>Brisbane</text:p>
          </table:table-cell>
          <table:table-cell table:style-name="ce1" table:number-columns-repeated="3"/>
          <table:table-cell table:style-name="ce9"/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" office:value-type="string" calcext:value-type="string">
            <text:p>Melo</text:p>
          </table:table-cell>
          <table:table-cell table:style-name="ce1" office:value-type="string" calcext:value-type="string">
            <text:p>Pelotas</text:p>
          </table:table-cell>
          <table:table-cell table:style-name="ce1" table:number-columns-repeated="22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ǀAnes</text:p>
          </table:table-cell>
          <table:table-cell table:style-name="ce1" office:value-type="string" calcext:value-type="string">
            <office:annotation draw:style-name="gr23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hal</text:p>
          </table:table-cell>
          <table:table-cell table:style-name="ce1" office:value-type="string" calcext:value-type="string">
            <text:p>Hukunts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" office:value-type="string" calcext:value-type="string">
            <office:annotation draw:style-name="gr23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" office:value-type="string" calcext:value-type="string">
            <office:annotation draw:style-name="gr13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" office:value-type="string" calcext:value-type="string">
            <office:annotation draw:style-name="gr37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" office:value-type="string" calcext:value-type="string">
            <text:p>Mount Magnet</text:p>
          </table:table-cell>
          <table:table-cell table:style-name="ce1" office:value-type="string" calcext:value-type="string">
            <text:p>Leinster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Coober Pedy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iboobu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unnamulla</text:p>
          </table:table-cell>
          <table:table-cell table:style-name="ce1" office:value-type="string" calcext:value-type="string">
            <text:p>St. George</text:p>
          </table:table-cell>
          <table:table-cell table:style-name="ce1" office:value-type="string" calcext:value-type="string">
            <text:p>Warwick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Ballina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string" calcext:value-type="string">
            <text:p>Rosario</text:p>
          </table:table-cell>
          <table:table-cell table:style-name="ce1" office:value-type="string" calcext:value-type="string">
            <text:p>Concepción del Uruguay</text:p>
          </table:table-cell>
          <table:table-cell table:style-name="ce1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" table:number-columns-repeated="30"/>
          <table:table-cell table:style-name="ce1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" office:value-type="string" calcext:value-type="string">
            <text:p>Tsabong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uruman</text:span></text:p>
            </office:annotation>
            <text:p>Dithako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wang</text:p>
          </table:table-cell>
          <table:table-cell table:style-name="ce1" office:value-type="string" calcext:value-type="string">
            <office:annotation draw:style-name="gr7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" office:value-type="string" calcext:value-type="string">
            <office:annotation draw:style-name="gr14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" table:number-columns-repeated="45"/>
          <table:table-cell table:style-name="ce1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" office:value-type="string" calcext:value-type="string">
            <text:p>Northam</text:p>
          </table:table-cell>
          <table:table-cell table:style-name="ce1" office:value-type="string" calcext:value-type="string">
            <text:p>Merredin</text:p>
          </table:table-cell>
          <table:table-cell table:style-name="ce1" office:value-type="string" calcext:value-type="string">
            <text:p>Kalgoorlie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1" office:value-type="string" calcext:value-type="string">
            <text:p>Bourke</text:p>
          </table:table-cell>
          <table:table-cell table:style-name="ce1" office:value-type="string" calcext:value-type="string">
            <text:p>More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ffs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text:p>Tunuyán</text:p>
          </table:table-cell>
          <table:table-cell table:style-name="ce2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Las Pug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" table:number-columns-repeated="26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2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" office:value-type="string" calcext:value-type="string">
            <office:annotation draw:style-name="gr23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" office:value-type="string" calcext:value-type="string">
            <office:annotation draw:style-name="gr9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" office:value-type="string" calcext:value-type="string">
            <office:annotation draw:style-name="gr9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Port Natal</text:p>
          </table:table-cell>
          <table:table-cell table:style-name="ce1" table:number-columns-repeated="4"/>
          <table:table-cell table:style-name="ce9"/>
          <table:table-cell table:style-name="ce1" table:number-columns-repeated="42"/>
          <table:table-cell table:style-name="ce1" office:value-type="string" calcext:value-type="string">
            <text:p>Perth</text:p>
          </table:table-cell>
          <table:table-cell table:style-name="ce1" office:value-type="string" calcext:value-type="string">
            <text:p>Coolgardie</text:p>
          </table:table-cell>
          <table:table-cell table:style-name="ce1" office:value-type="string" calcext:value-type="string">
            <text:p>Norseman</text:p>
          </table:table-cell>
          <table:table-cell table:style-name="ce1" office:value-type="string" calcext:value-type="string">
            <text:p>Cocklebiddy</text:p>
          </table:table-cell>
          <table:table-cell table:style-name="ce1" office:value-type="string" calcext:value-type="string">
            <text:p>Eucla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" office:value-type="string" calcext:value-type="string">
            <text:p>Ced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roken Hill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Bathurst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</text:p>
          </table:table-cell>
          <table:table-cell table:style-name="ce1" office:value-type="string" calcext:value-type="string">
            <text:p>Port Macquarie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" table:number-columns-repeated="3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Fuerte San Rafael del Diamant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" office:value-type="string" calcext:value-type="string">
            <text:p>Azul</text:p>
          </table:table-cell>
          <table:table-cell table:style-name="ce1" office:value-type="string" calcext:value-type="string">
            <text:p>San Miguel del Monte</text:p>
          </table:table-cell>
          <table:table-cell table:style-name="ce1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" office:value-type="string" calcext:value-type="string">
            <text:p>Graaff-Reine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" table:number-columns-repeated="46"/>
          <table:table-cell table:style-name="ce1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81.227cm" draw:caption-point-x="-0.407cm" draw:caption-point-y="-1.445cm">
              <dc:date>2023-02-26T00:00:00</dc:date>
              <text:p text:style-name="P1"><text:span text:style-name="T1">(Albany)</text:span></text:p>
            </office:annotation>
            <text:p>Frederick Tow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Mary Ann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" office:value-type="string" calcext:value-type="string">
            <text:p>Cowell</text:p>
          </table:table-cell>
          <table:table-cell table:style-name="ce1" office:value-type="string" calcext:value-type="string">
            <text:p>Whyalla</text:p>
          </table:table-cell>
          <table:table-cell table:style-name="ce1" office:value-type="string" calcext:value-type="string">
            <text:p>Port August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Oran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" table:number-columns-repeated="30"/>
          <table:table-cell table:style-name="ce1" office:value-type="string" calcext:value-type="string">
            <text:p>Concepció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pala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" office:value-type="string" calcext:value-type="string">
            <text:p>Choele Choel</text:p>
          </table:table-cell>
          <table:table-cell table:style-name="ce1" office:value-type="string" calcext:value-type="string">
            <text:p>Río Colorado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" office:value-type="string" calcext:value-type="string">
            <office:annotation draw:style-name="gr11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" table:number-columns-repeated="27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8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Port Rex</text:p>
          </table:table-cell>
          <table:table-cell table:style-name="ce1" table:number-columns-repeated="56"/>
          <table:table-cell table:style-name="ce1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"/>
          <table:table-cell table:style-name="ce1" office:value-type="string" calcext:value-type="string">
            <text:p>Port Pirie</text:p>
          </table:table-cell>
          <table:table-cell table:style-name="ce1" office:value-type="string" calcext:value-type="string">
            <text:p>Mildura</text:p>
          </table:table-cell>
          <table:table-cell table:style-name="ce1" office:value-type="string" calcext:value-type="string">
            <text:p>Shepparton</text:p>
          </table:table-cell>
          <table:table-cell table:style-name="ce1" office:value-type="string" calcext:value-type="string">
            <text:p>Albur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Queanbeya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?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" office:value-type="string" calcext:value-type="string">
            <text:p>Sierra Colorada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Carmen de Patagones</text:p>
          </table:table-cell>
          <table:table-cell table:style-name="ce1" table:number-columns-repeated="99"/>
          <table:table-cell table:style-name="ce1" office:value-type="string" calcext:value-type="string">
            <text:p>Adelaide</text:p>
          </table:table-cell>
          <table:table-cell table:style-name="ce1" office:value-type="string" calcext:value-type="string">
            <text:p>Horsham</text:p>
          </table:table-cell>
          <table:table-cell table:style-name="ce1" office:value-type="string" calcext:value-type="string">
            <text:p>Bendig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7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Parihaka</text:p>
          </table:table-cell>
          <table:table-cell table:style-name="ce4"/>
          <table:table-cell table:style-name="ce1" table:number-columns-repeated="30"/>
          <table:table-cell table:style-name="ce1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" table:number-columns-repeated="101"/>
          <table:table-cell table:style-name="ce1" office:value-type="string" calcext:value-type="string">
            <text:p>Warrnambool</text:p>
          </table:table-cell>
          <table:table-cell table:style-name="ce1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" office:value-type="string" calcext:value-type="string">
            <text:p>Melbourne</text:p>
          </table:table-cell>
          <table:table-cell table:style-name="ce1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Pôneke</text:p>
          </table:table-cell>
          <table:table-cell table:style-name="ce1" table:number-columns-repeated="31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Manantiales</text:p>
          </table:table-cell>
          <table:table-cell table:style-name="ce1" office:value-type="string" calcext:value-type="string">
            <office:annotation draw:style-name="gr10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" table:number-columns-repeated="11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" table:number-columns-repeated="32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yhaique</text:p>
          </table:table-cell>
          <table:table-cell table:style-name="ce1" office:value-type="string" calcext:value-type="string">
            <text:p>Comodoro Rivadavia</text:p>
          </table:table-cell>
          <table:table-cell table:style-name="ce1" table:number-columns-repeated="64"/>
          <table:table-cell table:style-name="ce1" office:value-type="string" calcext:value-type="string">
            <office:annotation draw:style-name="gr23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" table:number-columns-repeated="39"/>
          <table:table-cell table:style-name="ce1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?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7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Kaiapoi</text:p>
          </table:table-cell>
          <table:table-cell table:style-name="ce1" table:number-columns-repeated="33"/>
          <table:table-cell table:style-name="ce1" office:value-type="string" calcext:value-type="string">
            <text:p>O'Higgins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" office:value-type="string" calcext:value-type="string">
            <text:p>Puerto Deseado</text:p>
          </table:table-cell>
          <table:table-cell table:style-name="ce1" table:number-columns-repeated="104"/>
          <table:table-cell table:style-name="ce1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l Calafate</text:p>
          </table:table-cell>
          <table:table-cell table:style-name="ce1" office:value-type="string" calcext:value-type="string">
            <text:p>Río Galleg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5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" table:number-columns-repeated="10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Huriawa</text:p>
          </table:table-cell>
          <table:table-cell table:number-columns-repeated="874"/>
        </table:table-row>
        <table:table-row table:style-name="ro1">
          <table:table-cell table:style-name="ce1" table:number-columns-repeated="34"/>
          <table:table-cell table:style-name="ce1" office:value-type="string" calcext:value-type="string">
            <text:p>Puerto Natales</text:p>
          </table:table-cell>
          <table:table-cell table:style-name="ce1" office:value-type="string" calcext:value-type="string">
            <text:p>Punta Arenas</text:p>
          </table:table-cell>
          <table:table-cell table:style-name="ce1" table:number-columns-repeated="112"/>
          <table:table-cell table:style-name="ce1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" table:number-columns-repeated="35"/>
          <table:table-cell table:style-name="ce1" office:value-type="string" calcext:value-type="string">
            <text:p>Ushuaia</text:p>
          </table:table-cell>
          <table:table-cell table:style-name="ce1" office:value-type="string" calcext:value-type="string">
            <office:annotation draw:style-name="gr46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" table:number-columns-repeated="12"/>
          <table:table-cell table:style-name="ce10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" table:number-columns-repeated="100"/>
          <table:table-cell table:number-columns-repeated="874"/>
        </table:table-row>
        <table:table-row table:style-name="ro1">
          <table:table-cell table:style-name="ce1" table:number-columns-repeated="150"/>
          <table:table-cell table:number-columns-repeated="874"/>
        </table:table-row>
        <table:table-row table:style-name="ro1">
          <table:table-cell table:style-name="ce1" table:number-columns-repeated="40"/>
          <table:table-cell table:style-name="ce10" office:value-type="string" calcext:value-type="string">
            <office:annotation draw:style-name="gr47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49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5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874"/>
        </table:table-row>
        <table:table-row table:style-name="ro1">
          <table:table-cell table:style-name="ce1" table:number-columns-repeated="39"/>
          <table:table-cell table:style-name="ce10" office:value-type="string" calcext:value-type="string">
            <office:annotation draw:style-name="gr48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10" office:value-type="string" calcext:value-type="string">
            <office:annotation draw:style-name="gr49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36"/>
          <table:table-cell table:number-columns-repeated="25"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22" table:style-name="ce1" office:value-type="string" calcext:value-type="string">
            <text:p>?</text:p>
          </table:table-cell>
          <table:table-cell table:style-name="ce1"/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2" table:number-rows-repeated="116">
          <table:table-cell table:style-name="ce3" table:number-columns-repeated="150"/>
          <table:table-cell table:number-columns-repeated="874"/>
        </table:table-row>
        <table:table-row table:style-name="ro3">
          <table:table-cell table:style-name="ce3" table:number-columns-repeated="17"/>
          <table:table-cell table:style-name="ce7"/>
          <table:table-cell table:style-name="ce3" table:number-columns-repeated="132"/>
          <table:table-cell table:number-columns-repeated="874"/>
        </table:table-row>
        <table:table-row table:style-name="ro3" table:number-rows-repeated="60">
          <table:table-cell table:style-name="ce3" table:number-columns-repeated="17"/>
          <table:table-cell table:style-name="ce8"/>
          <table:table-cell table:style-name="ce3" table:number-columns-repeated="132"/>
          <table:table-cell table:number-columns-repeated="874"/>
        </table:table-row>
        <table:table-row table:style-name="ro2" table:number-rows-repeated="742">
          <table:table-cell table:style-name="ce3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A58:'City Names'.ET80 'City Names'.A57:'City Names'.CH57 'City Names'.CJ57:'City Names'.ET57 'City Names'.A1:'City Names'.ET56">
            <calcext:condition calcext:apply-style-name="ConditionalStyle_1" calcext:value="=&quot;?&quot;" calcext:base-cell-address="'City Names'.A1"/>
          </calcext:conditional-format>
          <calcext:conditional-format calcext:target-range-address="'City Names'.A58:'City Names'.ET999 'City Names'.A57:'City Names'.CH57 'City Names'.CJ57:'City Names'.ET57 'City Names'.A1:'City Names'.ET56">
            <calcext:condition calcext:apply-style-name="ConditionalStyle_2" calcext:value="=&quot;^&quot;" calcext:base-cell-address="'City Names'.A1"/>
          </calcext:conditional-format>
          <calcext:conditional-format calcext:target-range-address="'City Names'.A58:'City Names'.ET999 'City Names'.A57:'City Names'.CH57 'City Names'.CJ57:'City Names'.ET57 'City Names'.A1:'City Names'.ET56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4-05-11T02:02:15.392000000</dc:date>
    <meta:editing-duration>PT7H55M25S</meta:editing-duration>
    <meta:editing-cycles>19</meta:editing-cycles>
    <meta:document-statistic meta:table-count="1" meta:cell-count="4845" meta:object-count="0"/>
  </office:meta>
</office:document-meta>
</file>